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ise_SN001_noEth_ACon" table:style-name="ta1">
        <table:shapes>
          <draw:frame draw:z-index="0" draw:style-name="gr1" draw:text-style-name="P1" svg:width="943.06pt" svg:height="561.88pt" svg:x="251.35pt" svg:y="2.83pt">
            <loext:p draw:notify-on-update-of-ranges="Noise_SN001_noEth_ACon.B1:Noise_SN001_noEth_ACon.B1 Noise_SN001_noEth_ACon.B2:Noise_SN001_noEth_ACon.B462 Noise_SN001_noEth_ACon.C1:Noise_SN001_noEth_ACon.C1 Noise_SN001_noEth_ACon.C2:Noise_SN001_noEth_ACon.C4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Power [dBm]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000" office:value-type="float" office:value="0" calcext:value-type="float">
            <text:p>0</text:p>
          </table:table-cell>
          <table:table-cell office:value-type="float" office:value="-26.28720284" calcext:value-type="float">
            <text:p>-26.28720284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table:formula="of:=[.A3]/1000000" office:value-type="float" office:value="0.2173913043" calcext:value-type="float">
            <text:p>0.2173913043</text:p>
          </table:table-cell>
          <table:table-cell office:value-type="float" office:value="-83.02611542" calcext:value-type="float">
            <text:p>-83.02611542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table:formula="of:=[.A4]/1000000" office:value-type="float" office:value="0.4347826087" calcext:value-type="float">
            <text:p>0.4347826087</text:p>
          </table:table-cell>
          <table:table-cell office:value-type="float" office:value="-83.48800659" calcext:value-type="float">
            <text:p>-83.48800659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table:formula="of:=[.A5]/1000000" office:value-type="float" office:value="0.652173913" calcext:value-type="float">
            <text:p>0.652173913</text:p>
          </table:table-cell>
          <table:table-cell office:value-type="float" office:value="-92.34902954" calcext:value-type="float">
            <text:p>-92.34902954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table:formula="of:=[.A6]/1000000" office:value-type="float" office:value="0.8695652174" calcext:value-type="float">
            <text:p>0.8695652174</text:p>
          </table:table-cell>
          <table:table-cell office:value-type="float" office:value="-96.04518127" calcext:value-type="float">
            <text:p>-96.04518127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table:formula="of:=[.A7]/1000000" office:value-type="float" office:value="1.086956522" calcext:value-type="float">
            <text:p>1.086956522</text:p>
          </table:table-cell>
          <table:table-cell office:value-type="float" office:value="-96.72671509" calcext:value-type="float">
            <text:p>-96.72671509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table:formula="of:=[.A8]/1000000" office:value-type="float" office:value="1.304347826" calcext:value-type="float">
            <text:p>1.304347826</text:p>
          </table:table-cell>
          <table:table-cell office:value-type="float" office:value="-94.86367798" calcext:value-type="float">
            <text:p>-94.86367798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table:formula="of:=[.A9]/1000000" office:value-type="float" office:value="1.52173913" calcext:value-type="float">
            <text:p>1.52173913</text:p>
          </table:table-cell>
          <table:table-cell office:value-type="float" office:value="-72.9797821" calcext:value-type="float">
            <text:p>-72.9797821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table:formula="of:=[.A10]/1000000" office:value-type="float" office:value="1.739130435" calcext:value-type="float">
            <text:p>1.739130435</text:p>
          </table:table-cell>
          <table:table-cell office:value-type="float" office:value="-95.8925705" calcext:value-type="float">
            <text:p>-95.8925705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table:formula="of:=[.A11]/1000000" office:value-type="float" office:value="1.956521739" calcext:value-type="float">
            <text:p>1.956521739</text:p>
          </table:table-cell>
          <table:table-cell office:value-type="float" office:value="-95.97962189" calcext:value-type="float">
            <text:p>-95.97962189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table:formula="of:=[.A12]/1000000" office:value-type="float" office:value="2.173913043" calcext:value-type="float">
            <text:p>2.173913043</text:p>
          </table:table-cell>
          <table:table-cell office:value-type="float" office:value="-96.22860718" calcext:value-type="float">
            <text:p>-96.22860718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table:formula="of:=[.A13]/1000000" office:value-type="float" office:value="2.391304348" calcext:value-type="float">
            <text:p>2.391304348</text:p>
          </table:table-cell>
          <table:table-cell office:value-type="float" office:value="-96.73358154" calcext:value-type="float">
            <text:p>-96.73358154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table:formula="of:=[.A14]/1000000" office:value-type="float" office:value="2.608695652" calcext:value-type="float">
            <text:p>2.608695652</text:p>
          </table:table-cell>
          <table:table-cell office:value-type="float" office:value="-96.27385712" calcext:value-type="float">
            <text:p>-96.27385712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table:formula="of:=[.A15]/1000000" office:value-type="float" office:value="2.826086957" calcext:value-type="float">
            <text:p>2.826086957</text:p>
          </table:table-cell>
          <table:table-cell office:value-type="float" office:value="-94.19096375" calcext:value-type="float">
            <text:p>-94.19096375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table:formula="of:=[.A16]/1000000" office:value-type="float" office:value="3.043478261" calcext:value-type="float">
            <text:p>3.043478261</text:p>
          </table:table-cell>
          <table:table-cell office:value-type="float" office:value="-97.16604614" calcext:value-type="float">
            <text:p>-97.16604614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table:formula="of:=[.A17]/1000000" office:value-type="float" office:value="3.260869565" calcext:value-type="float">
            <text:p>3.260869565</text:p>
          </table:table-cell>
          <table:table-cell office:value-type="float" office:value="-96.23234558" calcext:value-type="float">
            <text:p>-96.23234558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table:formula="of:=[.A18]/1000000" office:value-type="float" office:value="3.47826087" calcext:value-type="float">
            <text:p>3.47826087</text:p>
          </table:table-cell>
          <table:table-cell office:value-type="float" office:value="-94.4526825" calcext:value-type="float">
            <text:p>-94.4526825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table:formula="of:=[.A19]/1000000" office:value-type="float" office:value="3.695652174" calcext:value-type="float">
            <text:p>3.695652174</text:p>
          </table:table-cell>
          <table:table-cell office:value-type="float" office:value="-95.22167969" calcext:value-type="float">
            <text:p>-95.22167969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table:formula="of:=[.A20]/1000000" office:value-type="float" office:value="3.913043478" calcext:value-type="float">
            <text:p>3.913043478</text:p>
          </table:table-cell>
          <table:table-cell office:value-type="float" office:value="-95.16396332" calcext:value-type="float">
            <text:p>-95.16396332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table:formula="of:=[.A21]/1000000" office:value-type="float" office:value="4.130434783" calcext:value-type="float">
            <text:p>4.130434783</text:p>
          </table:table-cell>
          <table:table-cell office:value-type="float" office:value="-95.96027374" calcext:value-type="float">
            <text:p>-95.96027374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table:formula="of:=[.A22]/1000000" office:value-type="float" office:value="4.347826087" calcext:value-type="float">
            <text:p>4.347826087</text:p>
          </table:table-cell>
          <table:table-cell office:value-type="float" office:value="-94.84165192" calcext:value-type="float">
            <text:p>-94.84165192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table:formula="of:=[.A23]/1000000" office:value-type="float" office:value="4.565217391" calcext:value-type="float">
            <text:p>4.565217391</text:p>
          </table:table-cell>
          <table:table-cell office:value-type="float" office:value="-96.19139862" calcext:value-type="float">
            <text:p>-96.19139862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table:formula="of:=[.A24]/1000000" office:value-type="float" office:value="4.782608696" calcext:value-type="float">
            <text:p>4.782608696</text:p>
          </table:table-cell>
          <table:table-cell office:value-type="float" office:value="-94.24949646" calcext:value-type="float">
            <text:p>-94.24949646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5]/1000000" office:value-type="float" office:value="5" calcext:value-type="float">
            <text:p>5</text:p>
          </table:table-cell>
          <table:table-cell office:value-type="float" office:value="-95.86398315" calcext:value-type="float">
            <text:p>-95.86398315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table:formula="of:=[.A26]/1000000" office:value-type="float" office:value="5.217391304" calcext:value-type="float">
            <text:p>5.217391304</text:p>
          </table:table-cell>
          <table:table-cell office:value-type="float" office:value="-81.83332062" calcext:value-type="float">
            <text:p>-81.83332062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table:formula="of:=[.A27]/1000000" office:value-type="float" office:value="5.434782609" calcext:value-type="float">
            <text:p>5.434782609</text:p>
          </table:table-cell>
          <table:table-cell office:value-type="float" office:value="-94.60541534" calcext:value-type="float">
            <text:p>-94.60541534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table:formula="of:=[.A28]/1000000" office:value-type="float" office:value="5.652173913" calcext:value-type="float">
            <text:p>5.652173913</text:p>
          </table:table-cell>
          <table:table-cell office:value-type="float" office:value="-96.35468292" calcext:value-type="float">
            <text:p>-96.35468292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table:formula="of:=[.A29]/1000000" office:value-type="float" office:value="5.869565217" calcext:value-type="float">
            <text:p>5.869565217</text:p>
          </table:table-cell>
          <table:table-cell office:value-type="float" office:value="-97.79294586" calcext:value-type="float">
            <text:p>-97.79294586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table:formula="of:=[.A30]/1000000" office:value-type="float" office:value="6.086956522" calcext:value-type="float">
            <text:p>6.086956522</text:p>
          </table:table-cell>
          <table:table-cell office:value-type="float" office:value="-94.64762878" calcext:value-type="float">
            <text:p>-94.64762878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table:formula="of:=[.A31]/1000000" office:value-type="float" office:value="6.304347826" calcext:value-type="float">
            <text:p>6.304347826</text:p>
          </table:table-cell>
          <table:table-cell office:value-type="float" office:value="-95.84044647" calcext:value-type="float">
            <text:p>-95.84044647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table:formula="of:=[.A32]/1000000" office:value-type="float" office:value="6.52173913" calcext:value-type="float">
            <text:p>6.52173913</text:p>
          </table:table-cell>
          <table:table-cell office:value-type="float" office:value="-95.68719482" calcext:value-type="float">
            <text:p>-95.68719482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table:formula="of:=[.A33]/1000000" office:value-type="float" office:value="6.739130435" calcext:value-type="float">
            <text:p>6.739130435</text:p>
          </table:table-cell>
          <table:table-cell office:value-type="float" office:value="-93.65960693" calcext:value-type="float">
            <text:p>-93.65960693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table:formula="of:=[.A34]/1000000" office:value-type="float" office:value="6.956521739" calcext:value-type="float">
            <text:p>6.956521739</text:p>
          </table:table-cell>
          <table:table-cell office:value-type="float" office:value="-94.31316376" calcext:value-type="float">
            <text:p>-94.31316376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table:formula="of:=[.A35]/1000000" office:value-type="float" office:value="7.173913043" calcext:value-type="float">
            <text:p>7.173913043</text:p>
          </table:table-cell>
          <table:table-cell office:value-type="float" office:value="-95.39878845" calcext:value-type="float">
            <text:p>-95.39878845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table:formula="of:=[.A36]/1000000" office:value-type="float" office:value="7.391304348" calcext:value-type="float">
            <text:p>7.391304348</text:p>
          </table:table-cell>
          <table:table-cell office:value-type="float" office:value="-80.99930573" calcext:value-type="float">
            <text:p>-80.99930573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table:formula="of:=[.A37]/1000000" office:value-type="float" office:value="7.608695652" calcext:value-type="float">
            <text:p>7.608695652</text:p>
          </table:table-cell>
          <table:table-cell office:value-type="float" office:value="-85.25565338" calcext:value-type="float">
            <text:p>-85.25565338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table:formula="of:=[.A38]/1000000" office:value-type="float" office:value="7.826086957" calcext:value-type="float">
            <text:p>7.826086957</text:p>
          </table:table-cell>
          <table:table-cell office:value-type="float" office:value="-91.23472595" calcext:value-type="float">
            <text:p>-91.23472595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table:formula="of:=[.A39]/1000000" office:value-type="float" office:value="8.043478261" calcext:value-type="float">
            <text:p>8.043478261</text:p>
          </table:table-cell>
          <table:table-cell office:value-type="float" office:value="-93.64971924" calcext:value-type="float">
            <text:p>-93.64971924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table:formula="of:=[.A40]/1000000" office:value-type="float" office:value="8.260869565" calcext:value-type="float">
            <text:p>8.260869565</text:p>
          </table:table-cell>
          <table:table-cell office:value-type="float" office:value="-84.04767609" calcext:value-type="float">
            <text:p>-84.04767609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table:formula="of:=[.A41]/1000000" office:value-type="float" office:value="8.47826087" calcext:value-type="float">
            <text:p>8.47826087</text:p>
          </table:table-cell>
          <table:table-cell office:value-type="float" office:value="-94.6734848" calcext:value-type="float">
            <text:p>-94.6734848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table:formula="of:=[.A42]/1000000" office:value-type="float" office:value="8.695652174" calcext:value-type="float">
            <text:p>8.695652174</text:p>
          </table:table-cell>
          <table:table-cell office:value-type="float" office:value="-94.06541443" calcext:value-type="float">
            <text:p>-94.0654144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table:formula="of:=[.A43]/1000000" office:value-type="float" office:value="8.913043478" calcext:value-type="float">
            <text:p>8.913043478</text:p>
          </table:table-cell>
          <table:table-cell office:value-type="float" office:value="-94.74949646" calcext:value-type="float">
            <text:p>-94.74949646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table:formula="of:=[.A44]/1000000" office:value-type="float" office:value="9.130434783" calcext:value-type="float">
            <text:p>9.130434783</text:p>
          </table:table-cell>
          <table:table-cell office:value-type="float" office:value="-82.2469635" calcext:value-type="float">
            <text:p>-82.2469635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table:formula="of:=[.A45]/1000000" office:value-type="float" office:value="9.347826087" calcext:value-type="float">
            <text:p>9.347826087</text:p>
          </table:table-cell>
          <table:table-cell office:value-type="float" office:value="-88.45623016" calcext:value-type="float">
            <text:p>-88.45623016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table:formula="of:=[.A46]/1000000" office:value-type="float" office:value="9.565217391" calcext:value-type="float">
            <text:p>9.565217391</text:p>
          </table:table-cell>
          <table:table-cell office:value-type="float" office:value="-93.10768127" calcext:value-type="float">
            <text:p>-93.10768127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table:formula="of:=[.A47]/1000000" office:value-type="float" office:value="9.782608696" calcext:value-type="float">
            <text:p>9.782608696</text:p>
          </table:table-cell>
          <table:table-cell office:value-type="float" office:value="-92.77198792" calcext:value-type="float">
            <text:p>-92.77198792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48]/1000000" office:value-type="float" office:value="10" calcext:value-type="float">
            <text:p>10</text:p>
          </table:table-cell>
          <table:table-cell office:value-type="float" office:value="-92.07754517" calcext:value-type="float">
            <text:p>-92.07754517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table:formula="of:=[.A49]/1000000" office:value-type="float" office:value="10.2173913" calcext:value-type="float">
            <text:p>10.2173913</text:p>
          </table:table-cell>
          <table:table-cell office:value-type="float" office:value="-88.6350708" calcext:value-type="float">
            <text:p>-88.6350708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table:formula="of:=[.A50]/1000000" office:value-type="float" office:value="10.43478261" calcext:value-type="float">
            <text:p>10.43478261</text:p>
          </table:table-cell>
          <table:table-cell office:value-type="float" office:value="-75.64467621" calcext:value-type="float">
            <text:p>-75.64467621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table:formula="of:=[.A51]/1000000" office:value-type="float" office:value="10.65217391" calcext:value-type="float">
            <text:p>10.65217391</text:p>
          </table:table-cell>
          <table:table-cell office:value-type="float" office:value="-89.25012207" calcext:value-type="float">
            <text:p>-89.25012207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table:formula="of:=[.A52]/1000000" office:value-type="float" office:value="10.86956522" calcext:value-type="float">
            <text:p>10.86956522</text:p>
          </table:table-cell>
          <table:table-cell office:value-type="float" office:value="-84.46278381" calcext:value-type="float">
            <text:p>-84.46278381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table:formula="of:=[.A53]/1000000" office:value-type="float" office:value="11.08695652" calcext:value-type="float">
            <text:p>11.08695652</text:p>
          </table:table-cell>
          <table:table-cell office:value-type="float" office:value="-94.12249756" calcext:value-type="float">
            <text:p>-94.12249756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table:formula="of:=[.A54]/1000000" office:value-type="float" office:value="11.30434783" calcext:value-type="float">
            <text:p>11.30434783</text:p>
          </table:table-cell>
          <table:table-cell office:value-type="float" office:value="-94.60478973" calcext:value-type="float">
            <text:p>-94.60478973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table:formula="of:=[.A55]/1000000" office:value-type="float" office:value="11.52173913" calcext:value-type="float">
            <text:p>11.52173913</text:p>
          </table:table-cell>
          <table:table-cell office:value-type="float" office:value="-94.43923187" calcext:value-type="float">
            <text:p>-94.43923187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table:formula="of:=[.A56]/1000000" office:value-type="float" office:value="11.73913043" calcext:value-type="float">
            <text:p>11.73913043</text:p>
          </table:table-cell>
          <table:table-cell office:value-type="float" office:value="-95.24474335" calcext:value-type="float">
            <text:p>-95.24474335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table:formula="of:=[.A57]/1000000" office:value-type="float" office:value="11.95652174" calcext:value-type="float">
            <text:p>11.95652174</text:p>
          </table:table-cell>
          <table:table-cell office:value-type="float" office:value="-92.29727936" calcext:value-type="float">
            <text:p>-92.29727936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table:formula="of:=[.A58]/1000000" office:value-type="float" office:value="12.17391304" calcext:value-type="float">
            <text:p>12.17391304</text:p>
          </table:table-cell>
          <table:table-cell office:value-type="float" office:value="-94.3759613" calcext:value-type="float">
            <text:p>-94.3759613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table:formula="of:=[.A59]/1000000" office:value-type="float" office:value="12.39130435" calcext:value-type="float">
            <text:p>12.39130435</text:p>
          </table:table-cell>
          <table:table-cell office:value-type="float" office:value="-90.13626099" calcext:value-type="float">
            <text:p>-90.13626099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table:formula="of:=[.A60]/1000000" office:value-type="float" office:value="12.60869565" calcext:value-type="float">
            <text:p>12.60869565</text:p>
          </table:table-cell>
          <table:table-cell office:value-type="float" office:value="-85.26908875" calcext:value-type="float">
            <text:p>-85.26908875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table:formula="of:=[.A61]/1000000" office:value-type="float" office:value="12.82608696" calcext:value-type="float">
            <text:p>12.82608696</text:p>
          </table:table-cell>
          <table:table-cell office:value-type="float" office:value="-82.67010498" calcext:value-type="float">
            <text:p>-82.67010498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table:formula="of:=[.A62]/1000000" office:value-type="float" office:value="13.04347826" calcext:value-type="float">
            <text:p>13.04347826</text:p>
          </table:table-cell>
          <table:table-cell office:value-type="float" office:value="-95.54930115" calcext:value-type="float">
            <text:p>-95.54930115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table:formula="of:=[.A63]/1000000" office:value-type="float" office:value="13.26086957" calcext:value-type="float">
            <text:p>13.26086957</text:p>
          </table:table-cell>
          <table:table-cell office:value-type="float" office:value="-94.56105042" calcext:value-type="float">
            <text:p>-94.56105042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table:formula="of:=[.A64]/1000000" office:value-type="float" office:value="13.47826087" calcext:value-type="float">
            <text:p>13.47826087</text:p>
          </table:table-cell>
          <table:table-cell office:value-type="float" office:value="-92.97724915" calcext:value-type="float">
            <text:p>-92.97724915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table:formula="of:=[.A65]/1000000" office:value-type="float" office:value="13.69565217" calcext:value-type="float">
            <text:p>13.69565217</text:p>
          </table:table-cell>
          <table:table-cell office:value-type="float" office:value="-92.43637848" calcext:value-type="float">
            <text:p>-92.43637848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table:formula="of:=[.A66]/1000000" office:value-type="float" office:value="13.91304348" calcext:value-type="float">
            <text:p>13.91304348</text:p>
          </table:table-cell>
          <table:table-cell office:value-type="float" office:value="-94.11405182" calcext:value-type="float">
            <text:p>-94.11405182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table:formula="of:=[.A67]/1000000" office:value-type="float" office:value="14.13043478" calcext:value-type="float">
            <text:p>14.13043478</text:p>
          </table:table-cell>
          <table:table-cell office:value-type="float" office:value="-94.1710968" calcext:value-type="float">
            <text:p>-94.1710968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table:formula="of:=[.A68]/1000000" office:value-type="float" office:value="14.34782609" calcext:value-type="float">
            <text:p>14.34782609</text:p>
          </table:table-cell>
          <table:table-cell office:value-type="float" office:value="-87.2525177" calcext:value-type="float">
            <text:p>-87.2525177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table:formula="of:=[.A69]/1000000" office:value-type="float" office:value="14.56521739" calcext:value-type="float">
            <text:p>14.56521739</text:p>
          </table:table-cell>
          <table:table-cell office:value-type="float" office:value="-93.9384613" calcext:value-type="float">
            <text:p>-93.938461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table:formula="of:=[.A70]/1000000" office:value-type="float" office:value="14.7826087" calcext:value-type="float">
            <text:p>14.7826087</text:p>
          </table:table-cell>
          <table:table-cell office:value-type="float" office:value="-91.00445557" calcext:value-type="float">
            <text:p>-91.00445557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71]/1000000" office:value-type="float" office:value="15" calcext:value-type="float">
            <text:p>15</text:p>
          </table:table-cell>
          <table:table-cell office:value-type="float" office:value="-91.96475983" calcext:value-type="float">
            <text:p>-91.96475983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table:formula="of:=[.A72]/1000000" office:value-type="float" office:value="15.2173913" calcext:value-type="float">
            <text:p>15.2173913</text:p>
          </table:table-cell>
          <table:table-cell office:value-type="float" office:value="-92.42423248" calcext:value-type="float">
            <text:p>-92.42423248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table:formula="of:=[.A73]/1000000" office:value-type="float" office:value="15.43478261" calcext:value-type="float">
            <text:p>15.43478261</text:p>
          </table:table-cell>
          <table:table-cell office:value-type="float" office:value="-85.88001251" calcext:value-type="float">
            <text:p>-85.88001251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table:formula="of:=[.A74]/1000000" office:value-type="float" office:value="15.65217391" calcext:value-type="float">
            <text:p>15.65217391</text:p>
          </table:table-cell>
          <table:table-cell office:value-type="float" office:value="-92.98445129" calcext:value-type="float">
            <text:p>-92.98445129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table:formula="of:=[.A75]/1000000" office:value-type="float" office:value="15.86956522" calcext:value-type="float">
            <text:p>15.86956522</text:p>
          </table:table-cell>
          <table:table-cell office:value-type="float" office:value="-94.6184082" calcext:value-type="float">
            <text:p>-94.6184082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table:formula="of:=[.A76]/1000000" office:value-type="float" office:value="16.08695652" calcext:value-type="float">
            <text:p>16.08695652</text:p>
          </table:table-cell>
          <table:table-cell office:value-type="float" office:value="-95.15729523" calcext:value-type="float">
            <text:p>-95.15729523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table:formula="of:=[.A77]/1000000" office:value-type="float" office:value="16.30434783" calcext:value-type="float">
            <text:p>16.30434783</text:p>
          </table:table-cell>
          <table:table-cell office:value-type="float" office:value="-92.20583344" calcext:value-type="float">
            <text:p>-92.20583344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table:formula="of:=[.A78]/1000000" office:value-type="float" office:value="16.52173913" calcext:value-type="float">
            <text:p>16.52173913</text:p>
          </table:table-cell>
          <table:table-cell office:value-type="float" office:value="-93.24346924" calcext:value-type="float">
            <text:p>-93.24346924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table:formula="of:=[.A79]/1000000" office:value-type="float" office:value="16.73913043" calcext:value-type="float">
            <text:p>16.73913043</text:p>
          </table:table-cell>
          <table:table-cell office:value-type="float" office:value="-92.78226471" calcext:value-type="float">
            <text:p>-92.78226471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table:formula="of:=[.A80]/1000000" office:value-type="float" office:value="16.95652174" calcext:value-type="float">
            <text:p>16.95652174</text:p>
          </table:table-cell>
          <table:table-cell office:value-type="float" office:value="-90.56958771" calcext:value-type="float">
            <text:p>-90.56958771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table:formula="of:=[.A81]/1000000" office:value-type="float" office:value="17.17391304" calcext:value-type="float">
            <text:p>17.17391304</text:p>
          </table:table-cell>
          <table:table-cell office:value-type="float" office:value="-88.08876038" calcext:value-type="float">
            <text:p>-88.08876038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table:formula="of:=[.A82]/1000000" office:value-type="float" office:value="17.39130435" calcext:value-type="float">
            <text:p>17.39130435</text:p>
          </table:table-cell>
          <table:table-cell office:value-type="float" office:value="-94.19081879" calcext:value-type="float">
            <text:p>-94.19081879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table:formula="of:=[.A83]/1000000" office:value-type="float" office:value="17.60869565" calcext:value-type="float">
            <text:p>17.60869565</text:p>
          </table:table-cell>
          <table:table-cell office:value-type="float" office:value="-93.68241882" calcext:value-type="float">
            <text:p>-93.68241882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table:formula="of:=[.A84]/1000000" office:value-type="float" office:value="17.82608696" calcext:value-type="float">
            <text:p>17.82608696</text:p>
          </table:table-cell>
          <table:table-cell office:value-type="float" office:value="-93.93183899" calcext:value-type="float">
            <text:p>-93.93183899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table:formula="of:=[.A85]/1000000" office:value-type="float" office:value="18.04347826" calcext:value-type="float">
            <text:p>18.04347826</text:p>
          </table:table-cell>
          <table:table-cell office:value-type="float" office:value="-93.51156616" calcext:value-type="float">
            <text:p>-93.51156616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table:formula="of:=[.A86]/1000000" office:value-type="float" office:value="18.26086957" calcext:value-type="float">
            <text:p>18.26086957</text:p>
          </table:table-cell>
          <table:table-cell office:value-type="float" office:value="-94.04066467" calcext:value-type="float">
            <text:p>-94.04066467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table:formula="of:=[.A87]/1000000" office:value-type="float" office:value="18.47826087" calcext:value-type="float">
            <text:p>18.47826087</text:p>
          </table:table-cell>
          <table:table-cell office:value-type="float" office:value="-85.79159546" calcext:value-type="float">
            <text:p>-85.79159546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table:formula="of:=[.A88]/1000000" office:value-type="float" office:value="18.69565217" calcext:value-type="float">
            <text:p>18.69565217</text:p>
          </table:table-cell>
          <table:table-cell office:value-type="float" office:value="-93.82144928" calcext:value-type="float">
            <text:p>-93.82144928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table:formula="of:=[.A89]/1000000" office:value-type="float" office:value="18.91304348" calcext:value-type="float">
            <text:p>18.91304348</text:p>
          </table:table-cell>
          <table:table-cell office:value-type="float" office:value="-94.13375854" calcext:value-type="float">
            <text:p>-94.13375854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table:formula="of:=[.A90]/1000000" office:value-type="float" office:value="19.13043478" calcext:value-type="float">
            <text:p>19.13043478</text:p>
          </table:table-cell>
          <table:table-cell office:value-type="float" office:value="-93.05856323" calcext:value-type="float">
            <text:p>-93.05856323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table:formula="of:=[.A91]/1000000" office:value-type="float" office:value="19.34782609" calcext:value-type="float">
            <text:p>19.34782609</text:p>
          </table:table-cell>
          <table:table-cell office:value-type="float" office:value="-93.88613129" calcext:value-type="float">
            <text:p>-93.88613129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table:formula="of:=[.A92]/1000000" office:value-type="float" office:value="19.56521739" calcext:value-type="float">
            <text:p>19.56521739</text:p>
          </table:table-cell>
          <table:table-cell office:value-type="float" office:value="-93.52416992" calcext:value-type="float">
            <text:p>-93.52416992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table:formula="of:=[.A93]/1000000" office:value-type="float" office:value="19.7826087" calcext:value-type="float">
            <text:p>19.7826087</text:p>
          </table:table-cell>
          <table:table-cell office:value-type="float" office:value="-94.2988205" calcext:value-type="float">
            <text:p>-94.2988205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94]/1000000" office:value-type="float" office:value="20" calcext:value-type="float">
            <text:p>20</text:p>
          </table:table-cell>
          <table:table-cell office:value-type="float" office:value="-94.21787262" calcext:value-type="float">
            <text:p>-94.21787262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table:formula="of:=[.A95]/1000000" office:value-type="float" office:value="20.2173913" calcext:value-type="float">
            <text:p>20.2173913</text:p>
          </table:table-cell>
          <table:table-cell office:value-type="float" office:value="-94.45423126" calcext:value-type="float">
            <text:p>-94.45423126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table:formula="of:=[.A96]/1000000" office:value-type="float" office:value="20.43478261" calcext:value-type="float">
            <text:p>20.43478261</text:p>
          </table:table-cell>
          <table:table-cell office:value-type="float" office:value="-91.25689697" calcext:value-type="float">
            <text:p>-91.25689697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table:formula="of:=[.A97]/1000000" office:value-type="float" office:value="20.65217391" calcext:value-type="float">
            <text:p>20.65217391</text:p>
          </table:table-cell>
          <table:table-cell office:value-type="float" office:value="-92.57112885" calcext:value-type="float">
            <text:p>-92.57112885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table:formula="of:=[.A98]/1000000" office:value-type="float" office:value="20.86956522" calcext:value-type="float">
            <text:p>20.86956522</text:p>
          </table:table-cell>
          <table:table-cell office:value-type="float" office:value="-89.98700714" calcext:value-type="float">
            <text:p>-89.98700714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table:formula="of:=[.A99]/1000000" office:value-type="float" office:value="21.08695652" calcext:value-type="float">
            <text:p>21.08695652</text:p>
          </table:table-cell>
          <table:table-cell office:value-type="float" office:value="-90.86497498" calcext:value-type="float">
            <text:p>-90.86497498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table:formula="of:=[.A100]/1000000" office:value-type="float" office:value="21.30434783" calcext:value-type="float">
            <text:p>21.30434783</text:p>
          </table:table-cell>
          <table:table-cell office:value-type="float" office:value="-90.32940674" calcext:value-type="float">
            <text:p>-90.32940674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table:formula="of:=[.A101]/1000000" office:value-type="float" office:value="21.52173913" calcext:value-type="float">
            <text:p>21.52173913</text:p>
          </table:table-cell>
          <table:table-cell office:value-type="float" office:value="-89.51260376" calcext:value-type="float">
            <text:p>-89.51260376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table:formula="of:=[.A102]/1000000" office:value-type="float" office:value="21.73913043" calcext:value-type="float">
            <text:p>21.73913043</text:p>
          </table:table-cell>
          <table:table-cell office:value-type="float" office:value="-90.55167389" calcext:value-type="float">
            <text:p>-90.55167389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table:formula="of:=[.A103]/1000000" office:value-type="float" office:value="21.95652174" calcext:value-type="float">
            <text:p>21.95652174</text:p>
          </table:table-cell>
          <table:table-cell office:value-type="float" office:value="-91.18540192" calcext:value-type="float">
            <text:p>-91.18540192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table:formula="of:=[.A104]/1000000" office:value-type="float" office:value="22.17391304" calcext:value-type="float">
            <text:p>22.17391304</text:p>
          </table:table-cell>
          <table:table-cell office:value-type="float" office:value="-91.83285522" calcext:value-type="float">
            <text:p>-91.83285522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table:formula="of:=[.A105]/1000000" office:value-type="float" office:value="22.39130435" calcext:value-type="float">
            <text:p>22.39130435</text:p>
          </table:table-cell>
          <table:table-cell office:value-type="float" office:value="-90.41461182" calcext:value-type="float">
            <text:p>-90.41461182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table:formula="of:=[.A106]/1000000" office:value-type="float" office:value="22.60869565" calcext:value-type="float">
            <text:p>22.60869565</text:p>
          </table:table-cell>
          <table:table-cell office:value-type="float" office:value="-90.94371033" calcext:value-type="float">
            <text:p>-90.94371033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table:formula="of:=[.A107]/1000000" office:value-type="float" office:value="22.82608696" calcext:value-type="float">
            <text:p>22.82608696</text:p>
          </table:table-cell>
          <table:table-cell office:value-type="float" office:value="-94.73055267" calcext:value-type="float">
            <text:p>-94.73055267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table:formula="of:=[.A108]/1000000" office:value-type="float" office:value="23.04347826" calcext:value-type="float">
            <text:p>23.04347826</text:p>
          </table:table-cell>
          <table:table-cell office:value-type="float" office:value="-92.47754669" calcext:value-type="float">
            <text:p>-92.47754669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table:formula="of:=[.A109]/1000000" office:value-type="float" office:value="23.26086957" calcext:value-type="float">
            <text:p>23.26086957</text:p>
          </table:table-cell>
          <table:table-cell office:value-type="float" office:value="-92.07659912" calcext:value-type="float">
            <text:p>-92.07659912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table:formula="of:=[.A110]/1000000" office:value-type="float" office:value="23.47826087" calcext:value-type="float">
            <text:p>23.47826087</text:p>
          </table:table-cell>
          <table:table-cell office:value-type="float" office:value="-93.23435974" calcext:value-type="float">
            <text:p>-93.23435974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table:formula="of:=[.A111]/1000000" office:value-type="float" office:value="23.69565217" calcext:value-type="float">
            <text:p>23.69565217</text:p>
          </table:table-cell>
          <table:table-cell office:value-type="float" office:value="-92.7612915" calcext:value-type="float">
            <text:p>-92.7612915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table:formula="of:=[.A112]/1000000" office:value-type="float" office:value="23.91304348" calcext:value-type="float">
            <text:p>23.91304348</text:p>
          </table:table-cell>
          <table:table-cell office:value-type="float" office:value="-93.07290649" calcext:value-type="float">
            <text:p>-93.07290649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table:formula="of:=[.A113]/1000000" office:value-type="float" office:value="24.13043478" calcext:value-type="float">
            <text:p>24.13043478</text:p>
          </table:table-cell>
          <table:table-cell office:value-type="float" office:value="-93.09359741" calcext:value-type="float">
            <text:p>-93.09359741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table:formula="of:=[.A114]/1000000" office:value-type="float" office:value="24.34782609" calcext:value-type="float">
            <text:p>24.34782609</text:p>
          </table:table-cell>
          <table:table-cell office:value-type="float" office:value="-92.50748444" calcext:value-type="float">
            <text:p>-92.50748444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table:formula="of:=[.A115]/1000000" office:value-type="float" office:value="24.56521739" calcext:value-type="float">
            <text:p>24.56521739</text:p>
          </table:table-cell>
          <table:table-cell office:value-type="float" office:value="-94.18652344" calcext:value-type="float">
            <text:p>-94.18652344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table:formula="of:=[.A116]/1000000" office:value-type="float" office:value="24.7826087" calcext:value-type="float">
            <text:p>24.7826087</text:p>
          </table:table-cell>
          <table:table-cell office:value-type="float" office:value="-93.8815918" calcext:value-type="float">
            <text:p>-93.8815918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17]/1000000" office:value-type="float" office:value="25" calcext:value-type="float">
            <text:p>25</text:p>
          </table:table-cell>
          <table:table-cell office:value-type="float" office:value="-93.43009186" calcext:value-type="float">
            <text:p>-93.43009186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table:formula="of:=[.A118]/1000000" office:value-type="float" office:value="25.2173913" calcext:value-type="float">
            <text:p>25.2173913</text:p>
          </table:table-cell>
          <table:table-cell office:value-type="float" office:value="-93.96089935" calcext:value-type="float">
            <text:p>-93.96089935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table:formula="of:=[.A119]/1000000" office:value-type="float" office:value="25.43478261" calcext:value-type="float">
            <text:p>25.43478261</text:p>
          </table:table-cell>
          <table:table-cell office:value-type="float" office:value="-93.58027649" calcext:value-type="float">
            <text:p>-93.58027649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table:formula="of:=[.A120]/1000000" office:value-type="float" office:value="25.65217391" calcext:value-type="float">
            <text:p>25.65217391</text:p>
          </table:table-cell>
          <table:table-cell office:value-type="float" office:value="-92.92651367" calcext:value-type="float">
            <text:p>-92.92651367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table:formula="of:=[.A121]/1000000" office:value-type="float" office:value="25.86956522" calcext:value-type="float">
            <text:p>25.86956522</text:p>
          </table:table-cell>
          <table:table-cell office:value-type="float" office:value="-93.48297119" calcext:value-type="float">
            <text:p>-93.48297119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table:formula="of:=[.A122]/1000000" office:value-type="float" office:value="26.08695652" calcext:value-type="float">
            <text:p>26.08695652</text:p>
          </table:table-cell>
          <table:table-cell office:value-type="float" office:value="-94.10489655" calcext:value-type="float">
            <text:p>-94.10489655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table:formula="of:=[.A123]/1000000" office:value-type="float" office:value="26.30434783" calcext:value-type="float">
            <text:p>26.30434783</text:p>
          </table:table-cell>
          <table:table-cell office:value-type="float" office:value="-93.42002106" calcext:value-type="float">
            <text:p>-93.42002106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table:formula="of:=[.A124]/1000000" office:value-type="float" office:value="26.52173913" calcext:value-type="float">
            <text:p>26.52173913</text:p>
          </table:table-cell>
          <table:table-cell office:value-type="float" office:value="-94.72434998" calcext:value-type="float">
            <text:p>-94.7243499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table:formula="of:=[.A125]/1000000" office:value-type="float" office:value="26.73913043" calcext:value-type="float">
            <text:p>26.73913043</text:p>
          </table:table-cell>
          <table:table-cell office:value-type="float" office:value="-94.96179962" calcext:value-type="float">
            <text:p>-94.96179962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table:formula="of:=[.A126]/1000000" office:value-type="float" office:value="26.95652174" calcext:value-type="float">
            <text:p>26.95652174</text:p>
          </table:table-cell>
          <table:table-cell office:value-type="float" office:value="-92.23890686" calcext:value-type="float">
            <text:p>-92.23890686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table:formula="of:=[.A127]/1000000" office:value-type="float" office:value="27.17391304" calcext:value-type="float">
            <text:p>27.17391304</text:p>
          </table:table-cell>
          <table:table-cell office:value-type="float" office:value="-94.59013367" calcext:value-type="float">
            <text:p>-94.59013367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table:formula="of:=[.A128]/1000000" office:value-type="float" office:value="27.39130435" calcext:value-type="float">
            <text:p>27.39130435</text:p>
          </table:table-cell>
          <table:table-cell office:value-type="float" office:value="-92.21896362" calcext:value-type="float">
            <text:p>-92.21896362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table:formula="of:=[.A129]/1000000" office:value-type="float" office:value="27.60869565" calcext:value-type="float">
            <text:p>27.60869565</text:p>
          </table:table-cell>
          <table:table-cell office:value-type="float" office:value="-93.45823669" calcext:value-type="float">
            <text:p>-93.45823669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table:formula="of:=[.A130]/1000000" office:value-type="float" office:value="27.82608696" calcext:value-type="float">
            <text:p>27.82608696</text:p>
          </table:table-cell>
          <table:table-cell office:value-type="float" office:value="-94.51939392" calcext:value-type="float">
            <text:p>-94.51939392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table:formula="of:=[.A131]/1000000" office:value-type="float" office:value="28.04347826" calcext:value-type="float">
            <text:p>28.04347826</text:p>
          </table:table-cell>
          <table:table-cell office:value-type="float" office:value="-93.39749146" calcext:value-type="float">
            <text:p>-93.39749146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table:formula="of:=[.A132]/1000000" office:value-type="float" office:value="28.26086957" calcext:value-type="float">
            <text:p>28.26086957</text:p>
          </table:table-cell>
          <table:table-cell office:value-type="float" office:value="-93.03013611" calcext:value-type="float">
            <text:p>-93.03013611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table:formula="of:=[.A133]/1000000" office:value-type="float" office:value="28.47826087" calcext:value-type="float">
            <text:p>28.47826087</text:p>
          </table:table-cell>
          <table:table-cell office:value-type="float" office:value="-93.06358337" calcext:value-type="float">
            <text:p>-93.06358337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table:formula="of:=[.A134]/1000000" office:value-type="float" office:value="28.69565217" calcext:value-type="float">
            <text:p>28.69565217</text:p>
          </table:table-cell>
          <table:table-cell office:value-type="float" office:value="-93.57214355" calcext:value-type="float">
            <text:p>-93.57214355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table:formula="of:=[.A135]/1000000" office:value-type="float" office:value="28.91304348" calcext:value-type="float">
            <text:p>28.91304348</text:p>
          </table:table-cell>
          <table:table-cell office:value-type="float" office:value="-95.1567688" calcext:value-type="float">
            <text:p>-95.1567688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table:formula="of:=[.A136]/1000000" office:value-type="float" office:value="29.13043478" calcext:value-type="float">
            <text:p>29.13043478</text:p>
          </table:table-cell>
          <table:table-cell office:value-type="float" office:value="-92.60955048" calcext:value-type="float">
            <text:p>-92.60955048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table:formula="of:=[.A137]/1000000" office:value-type="float" office:value="29.34782609" calcext:value-type="float">
            <text:p>29.34782609</text:p>
          </table:table-cell>
          <table:table-cell office:value-type="float" office:value="-95.45630646" calcext:value-type="float">
            <text:p>-95.45630646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table:formula="of:=[.A138]/1000000" office:value-type="float" office:value="29.56521739" calcext:value-type="float">
            <text:p>29.56521739</text:p>
          </table:table-cell>
          <table:table-cell office:value-type="float" office:value="-93.1006546" calcext:value-type="float">
            <text:p>-93.1006546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table:formula="of:=[.A139]/1000000" office:value-type="float" office:value="29.7826087" calcext:value-type="float">
            <text:p>29.7826087</text:p>
          </table:table-cell>
          <table:table-cell office:value-type="float" office:value="-94.02078247" calcext:value-type="float">
            <text:p>-94.02078247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140]/1000000" office:value-type="float" office:value="30" calcext:value-type="float">
            <text:p>30</text:p>
          </table:table-cell>
          <table:table-cell office:value-type="float" office:value="-95.10952759" calcext:value-type="float">
            <text:p>-95.10952759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table:formula="of:=[.A141]/1000000" office:value-type="float" office:value="30.2173913" calcext:value-type="float">
            <text:p>30.2173913</text:p>
          </table:table-cell>
          <table:table-cell office:value-type="float" office:value="-95.49449158" calcext:value-type="float">
            <text:p>-95.49449158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table:formula="of:=[.A142]/1000000" office:value-type="float" office:value="30.43478261" calcext:value-type="float">
            <text:p>30.43478261</text:p>
          </table:table-cell>
          <table:table-cell office:value-type="float" office:value="-95.64289856" calcext:value-type="float">
            <text:p>-95.64289856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table:formula="of:=[.A143]/1000000" office:value-type="float" office:value="30.65217391" calcext:value-type="float">
            <text:p>30.65217391</text:p>
          </table:table-cell>
          <table:table-cell office:value-type="float" office:value="-89.31621552" calcext:value-type="float">
            <text:p>-89.31621552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table:formula="of:=[.A144]/1000000" office:value-type="float" office:value="30.86956522" calcext:value-type="float">
            <text:p>30.86956522</text:p>
          </table:table-cell>
          <table:table-cell office:value-type="float" office:value="-94.33450317" calcext:value-type="float">
            <text:p>-94.33450317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table:formula="of:=[.A145]/1000000" office:value-type="float" office:value="31.08695652" calcext:value-type="float">
            <text:p>31.08695652</text:p>
          </table:table-cell>
          <table:table-cell office:value-type="float" office:value="-95.09107208" calcext:value-type="float">
            <text:p>-95.09107208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table:formula="of:=[.A146]/1000000" office:value-type="float" office:value="31.30434783" calcext:value-type="float">
            <text:p>31.30434783</text:p>
          </table:table-cell>
          <table:table-cell office:value-type="float" office:value="-95.62706757" calcext:value-type="float">
            <text:p>-95.62706757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table:formula="of:=[.A147]/1000000" office:value-type="float" office:value="31.52173913" calcext:value-type="float">
            <text:p>31.52173913</text:p>
          </table:table-cell>
          <table:table-cell office:value-type="float" office:value="-93.83344269" calcext:value-type="float">
            <text:p>-93.83344269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table:formula="of:=[.A148]/1000000" office:value-type="float" office:value="31.73913043" calcext:value-type="float">
            <text:p>31.73913043</text:p>
          </table:table-cell>
          <table:table-cell office:value-type="float" office:value="-95.04686737" calcext:value-type="float">
            <text:p>-95.04686737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table:formula="of:=[.A149]/1000000" office:value-type="float" office:value="31.95652174" calcext:value-type="float">
            <text:p>31.95652174</text:p>
          </table:table-cell>
          <table:table-cell office:value-type="float" office:value="-95.25257111" calcext:value-type="float">
            <text:p>-95.25257111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table:formula="of:=[.A150]/1000000" office:value-type="float" office:value="32.17391304" calcext:value-type="float">
            <text:p>32.17391304</text:p>
          </table:table-cell>
          <table:table-cell office:value-type="float" office:value="-95.35870361" calcext:value-type="float">
            <text:p>-95.35870361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table:formula="of:=[.A151]/1000000" office:value-type="float" office:value="32.39130435" calcext:value-type="float">
            <text:p>32.39130435</text:p>
          </table:table-cell>
          <table:table-cell office:value-type="float" office:value="-95.70193481" calcext:value-type="float">
            <text:p>-95.70193481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table:formula="of:=[.A152]/1000000" office:value-type="float" office:value="32.60869565" calcext:value-type="float">
            <text:p>32.60869565</text:p>
          </table:table-cell>
          <table:table-cell office:value-type="float" office:value="-94.76946259" calcext:value-type="float">
            <text:p>-94.76946259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table:formula="of:=[.A153]/1000000" office:value-type="float" office:value="32.82608696" calcext:value-type="float">
            <text:p>32.82608696</text:p>
          </table:table-cell>
          <table:table-cell office:value-type="float" office:value="-96.11917114" calcext:value-type="float">
            <text:p>-96.11917114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table:formula="of:=[.A154]/1000000" office:value-type="float" office:value="33.04347826" calcext:value-type="float">
            <text:p>33.04347826</text:p>
          </table:table-cell>
          <table:table-cell office:value-type="float" office:value="-95.72460938" calcext:value-type="float">
            <text:p>-95.72460938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table:formula="of:=[.A155]/1000000" office:value-type="float" office:value="33.26086957" calcext:value-type="float">
            <text:p>33.26086957</text:p>
          </table:table-cell>
          <table:table-cell office:value-type="float" office:value="-94.77667999" calcext:value-type="float">
            <text:p>-94.77667999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table:formula="of:=[.A156]/1000000" office:value-type="float" office:value="33.47826087" calcext:value-type="float">
            <text:p>33.47826087</text:p>
          </table:table-cell>
          <table:table-cell office:value-type="float" office:value="-95.12352753" calcext:value-type="float">
            <text:p>-95.12352753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table:formula="of:=[.A157]/1000000" office:value-type="float" office:value="33.69565217" calcext:value-type="float">
            <text:p>33.69565217</text:p>
          </table:table-cell>
          <table:table-cell office:value-type="float" office:value="-95.68712616" calcext:value-type="float">
            <text:p>-95.68712616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table:formula="of:=[.A158]/1000000" office:value-type="float" office:value="33.91304348" calcext:value-type="float">
            <text:p>33.91304348</text:p>
          </table:table-cell>
          <table:table-cell office:value-type="float" office:value="-94.68251038" calcext:value-type="float">
            <text:p>-94.68251038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table:formula="of:=[.A159]/1000000" office:value-type="float" office:value="34.13043478" calcext:value-type="float">
            <text:p>34.13043478</text:p>
          </table:table-cell>
          <table:table-cell office:value-type="float" office:value="-94.92443085" calcext:value-type="float">
            <text:p>-94.92443085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table:formula="of:=[.A160]/1000000" office:value-type="float" office:value="34.34782609" calcext:value-type="float">
            <text:p>34.34782609</text:p>
          </table:table-cell>
          <table:table-cell office:value-type="float" office:value="-94.63124847" calcext:value-type="float">
            <text:p>-94.63124847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table:formula="of:=[.A161]/1000000" office:value-type="float" office:value="34.56521739" calcext:value-type="float">
            <text:p>34.56521739</text:p>
          </table:table-cell>
          <table:table-cell office:value-type="float" office:value="-95.68613434" calcext:value-type="float">
            <text:p>-95.68613434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table:formula="of:=[.A162]/1000000" office:value-type="float" office:value="34.7826087" calcext:value-type="float">
            <text:p>34.7826087</text:p>
          </table:table-cell>
          <table:table-cell office:value-type="float" office:value="-85.71128845" calcext:value-type="float">
            <text:p>-85.71128845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63]/1000000" office:value-type="float" office:value="35" calcext:value-type="float">
            <text:p>35</text:p>
          </table:table-cell>
          <table:table-cell office:value-type="float" office:value="-94.1104126" calcext:value-type="float">
            <text:p>-94.1104126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table:formula="of:=[.A164]/1000000" office:value-type="float" office:value="35.2173913" calcext:value-type="float">
            <text:p>35.2173913</text:p>
          </table:table-cell>
          <table:table-cell office:value-type="float" office:value="-93.001091" calcext:value-type="float">
            <text:p>-93.001091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table:formula="of:=[.A165]/1000000" office:value-type="float" office:value="35.43478261" calcext:value-type="float">
            <text:p>35.43478261</text:p>
          </table:table-cell>
          <table:table-cell office:value-type="float" office:value="-94.05789948" calcext:value-type="float">
            <text:p>-94.05789948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table:formula="of:=[.A166]/1000000" office:value-type="float" office:value="35.65217391" calcext:value-type="float">
            <text:p>35.65217391</text:p>
          </table:table-cell>
          <table:table-cell office:value-type="float" office:value="-96.0142746" calcext:value-type="float">
            <text:p>-96.0142746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table:formula="of:=[.A167]/1000000" office:value-type="float" office:value="35.86956522" calcext:value-type="float">
            <text:p>35.86956522</text:p>
          </table:table-cell>
          <table:table-cell office:value-type="float" office:value="-94.60720825" calcext:value-type="float">
            <text:p>-94.60720825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table:formula="of:=[.A168]/1000000" office:value-type="float" office:value="36.08695652" calcext:value-type="float">
            <text:p>36.08695652</text:p>
          </table:table-cell>
          <table:table-cell office:value-type="float" office:value="-92.61824799" calcext:value-type="float">
            <text:p>-92.61824799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table:formula="of:=[.A169]/1000000" office:value-type="float" office:value="36.30434783" calcext:value-type="float">
            <text:p>36.30434783</text:p>
          </table:table-cell>
          <table:table-cell office:value-type="float" office:value="-94.30046844" calcext:value-type="float">
            <text:p>-94.30046844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table:formula="of:=[.A170]/1000000" office:value-type="float" office:value="36.52173913" calcext:value-type="float">
            <text:p>36.52173913</text:p>
          </table:table-cell>
          <table:table-cell office:value-type="float" office:value="-96.52672577" calcext:value-type="float">
            <text:p>-96.52672577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table:formula="of:=[.A171]/1000000" office:value-type="float" office:value="36.73913043" calcext:value-type="float">
            <text:p>36.73913043</text:p>
          </table:table-cell>
          <table:table-cell office:value-type="float" office:value="-94.62322235" calcext:value-type="float">
            <text:p>-94.62322235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table:formula="of:=[.A172]/1000000" office:value-type="float" office:value="36.95652174" calcext:value-type="float">
            <text:p>36.95652174</text:p>
          </table:table-cell>
          <table:table-cell office:value-type="float" office:value="-95.15530396" calcext:value-type="float">
            <text:p>-95.15530396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table:formula="of:=[.A173]/1000000" office:value-type="float" office:value="37.17391304" calcext:value-type="float">
            <text:p>37.17391304</text:p>
          </table:table-cell>
          <table:table-cell office:value-type="float" office:value="-95.49799347" calcext:value-type="float">
            <text:p>-95.49799347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table:formula="of:=[.A174]/1000000" office:value-type="float" office:value="37.39130435" calcext:value-type="float">
            <text:p>37.39130435</text:p>
          </table:table-cell>
          <table:table-cell office:value-type="float" office:value="-95.9786911" calcext:value-type="float">
            <text:p>-95.9786911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table:formula="of:=[.A175]/1000000" office:value-type="float" office:value="37.60869565" calcext:value-type="float">
            <text:p>37.60869565</text:p>
          </table:table-cell>
          <table:table-cell office:value-type="float" office:value="-93.48270416" calcext:value-type="float">
            <text:p>-93.48270416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table:formula="of:=[.A176]/1000000" office:value-type="float" office:value="37.82608696" calcext:value-type="float">
            <text:p>37.82608696</text:p>
          </table:table-cell>
          <table:table-cell office:value-type="float" office:value="-94.45178223" calcext:value-type="float">
            <text:p>-94.45178223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table:formula="of:=[.A177]/1000000" office:value-type="float" office:value="38.04347826" calcext:value-type="float">
            <text:p>38.04347826</text:p>
          </table:table-cell>
          <table:table-cell office:value-type="float" office:value="-94.51483154" calcext:value-type="float">
            <text:p>-94.51483154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table:formula="of:=[.A178]/1000000" office:value-type="float" office:value="38.26086957" calcext:value-type="float">
            <text:p>38.26086957</text:p>
          </table:table-cell>
          <table:table-cell office:value-type="float" office:value="-95.47930908" calcext:value-type="float">
            <text:p>-95.47930908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table:formula="of:=[.A179]/1000000" office:value-type="float" office:value="38.47826087" calcext:value-type="float">
            <text:p>38.47826087</text:p>
          </table:table-cell>
          <table:table-cell office:value-type="float" office:value="-94.92928314" calcext:value-type="float">
            <text:p>-94.92928314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table:formula="of:=[.A180]/1000000" office:value-type="float" office:value="38.69565217" calcext:value-type="float">
            <text:p>38.69565217</text:p>
          </table:table-cell>
          <table:table-cell office:value-type="float" office:value="-94.36689758" calcext:value-type="float">
            <text:p>-94.36689758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table:formula="of:=[.A181]/1000000" office:value-type="float" office:value="38.91304348" calcext:value-type="float">
            <text:p>38.91304348</text:p>
          </table:table-cell>
          <table:table-cell office:value-type="float" office:value="-93.58385468" calcext:value-type="float">
            <text:p>-93.58385468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table:formula="of:=[.A182]/1000000" office:value-type="float" office:value="39.13043478" calcext:value-type="float">
            <text:p>39.13043478</text:p>
          </table:table-cell>
          <table:table-cell office:value-type="float" office:value="-95.80126953" calcext:value-type="float">
            <text:p>-95.80126953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table:formula="of:=[.A183]/1000000" office:value-type="float" office:value="39.34782609" calcext:value-type="float">
            <text:p>39.34782609</text:p>
          </table:table-cell>
          <table:table-cell office:value-type="float" office:value="-95.66105652" calcext:value-type="float">
            <text:p>-95.66105652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table:formula="of:=[.A184]/1000000" office:value-type="float" office:value="39.56521739" calcext:value-type="float">
            <text:p>39.56521739</text:p>
          </table:table-cell>
          <table:table-cell office:value-type="float" office:value="-95.6397171" calcext:value-type="float">
            <text:p>-95.6397171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table:formula="of:=[.A185]/1000000" office:value-type="float" office:value="39.7826087" calcext:value-type="float">
            <text:p>39.7826087</text:p>
          </table:table-cell>
          <table:table-cell office:value-type="float" office:value="-95.13981628" calcext:value-type="float">
            <text:p>-95.13981628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186]/1000000" office:value-type="float" office:value="40" calcext:value-type="float">
            <text:p>40</text:p>
          </table:table-cell>
          <table:table-cell office:value-type="float" office:value="-95.47584534" calcext:value-type="float">
            <text:p>-95.47584534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table:formula="of:=[.A187]/1000000" office:value-type="float" office:value="40.2173913" calcext:value-type="float">
            <text:p>40.2173913</text:p>
          </table:table-cell>
          <table:table-cell office:value-type="float" office:value="-92.14910889" calcext:value-type="float">
            <text:p>-92.14910889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table:formula="of:=[.A188]/1000000" office:value-type="float" office:value="40.43478261" calcext:value-type="float">
            <text:p>40.43478261</text:p>
          </table:table-cell>
          <table:table-cell office:value-type="float" office:value="-95.23955536" calcext:value-type="float">
            <text:p>-95.23955536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table:formula="of:=[.A189]/1000000" office:value-type="float" office:value="40.65217391" calcext:value-type="float">
            <text:p>40.65217391</text:p>
          </table:table-cell>
          <table:table-cell office:value-type="float" office:value="-95.19245911" calcext:value-type="float">
            <text:p>-95.19245911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table:formula="of:=[.A190]/1000000" office:value-type="float" office:value="40.86956522" calcext:value-type="float">
            <text:p>40.86956522</text:p>
          </table:table-cell>
          <table:table-cell office:value-type="float" office:value="-95.95094299" calcext:value-type="float">
            <text:p>-95.95094299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table:formula="of:=[.A191]/1000000" office:value-type="float" office:value="41.08695652" calcext:value-type="float">
            <text:p>41.08695652</text:p>
          </table:table-cell>
          <table:table-cell office:value-type="float" office:value="-94.99266815" calcext:value-type="float">
            <text:p>-94.99266815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table:formula="of:=[.A192]/1000000" office:value-type="float" office:value="41.30434783" calcext:value-type="float">
            <text:p>41.30434783</text:p>
          </table:table-cell>
          <table:table-cell office:value-type="float" office:value="-95.82801056" calcext:value-type="float">
            <text:p>-95.82801056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table:formula="of:=[.A193]/1000000" office:value-type="float" office:value="41.52173913" calcext:value-type="float">
            <text:p>41.52173913</text:p>
          </table:table-cell>
          <table:table-cell office:value-type="float" office:value="-94.24788666" calcext:value-type="float">
            <text:p>-94.24788666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table:formula="of:=[.A194]/1000000" office:value-type="float" office:value="41.73913043" calcext:value-type="float">
            <text:p>41.73913043</text:p>
          </table:table-cell>
          <table:table-cell office:value-type="float" office:value="-95.67906189" calcext:value-type="float">
            <text:p>-95.67906189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table:formula="of:=[.A195]/1000000" office:value-type="float" office:value="41.95652174" calcext:value-type="float">
            <text:p>41.95652174</text:p>
          </table:table-cell>
          <table:table-cell office:value-type="float" office:value="-94.3010025" calcext:value-type="float">
            <text:p>-94.3010025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table:formula="of:=[.A196]/1000000" office:value-type="float" office:value="42.17391304" calcext:value-type="float">
            <text:p>42.17391304</text:p>
          </table:table-cell>
          <table:table-cell office:value-type="float" office:value="-95.15042114" calcext:value-type="float">
            <text:p>-95.15042114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table:formula="of:=[.A197]/1000000" office:value-type="float" office:value="42.39130435" calcext:value-type="float">
            <text:p>42.39130435</text:p>
          </table:table-cell>
          <table:table-cell office:value-type="float" office:value="-94.95262146" calcext:value-type="float">
            <text:p>-94.95262146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table:formula="of:=[.A198]/1000000" office:value-type="float" office:value="42.60869565" calcext:value-type="float">
            <text:p>42.60869565</text:p>
          </table:table-cell>
          <table:table-cell office:value-type="float" office:value="-95.82953644" calcext:value-type="float">
            <text:p>-95.82953644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table:formula="of:=[.A199]/1000000" office:value-type="float" office:value="42.82608696" calcext:value-type="float">
            <text:p>42.82608696</text:p>
          </table:table-cell>
          <table:table-cell office:value-type="float" office:value="-96.02919769" calcext:value-type="float">
            <text:p>-96.02919769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table:formula="of:=[.A200]/1000000" office:value-type="float" office:value="43.04347826" calcext:value-type="float">
            <text:p>43.04347826</text:p>
          </table:table-cell>
          <table:table-cell office:value-type="float" office:value="-95.07015228" calcext:value-type="float">
            <text:p>-95.07015228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table:formula="of:=[.A201]/1000000" office:value-type="float" office:value="43.26086957" calcext:value-type="float">
            <text:p>43.26086957</text:p>
          </table:table-cell>
          <table:table-cell office:value-type="float" office:value="-96.18094635" calcext:value-type="float">
            <text:p>-96.18094635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table:formula="of:=[.A202]/1000000" office:value-type="float" office:value="43.47826087" calcext:value-type="float">
            <text:p>43.47826087</text:p>
          </table:table-cell>
          <table:table-cell office:value-type="float" office:value="-95.87461853" calcext:value-type="float">
            <text:p>-95.8746185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table:formula="of:=[.A203]/1000000" office:value-type="float" office:value="43.69565217" calcext:value-type="float">
            <text:p>43.69565217</text:p>
          </table:table-cell>
          <table:table-cell office:value-type="float" office:value="-95.63665009" calcext:value-type="float">
            <text:p>-95.63665009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table:formula="of:=[.A204]/1000000" office:value-type="float" office:value="43.91304348" calcext:value-type="float">
            <text:p>43.91304348</text:p>
          </table:table-cell>
          <table:table-cell office:value-type="float" office:value="-94.71949005" calcext:value-type="float">
            <text:p>-94.71949005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table:formula="of:=[.A205]/1000000" office:value-type="float" office:value="44.13043478" calcext:value-type="float">
            <text:p>44.13043478</text:p>
          </table:table-cell>
          <table:table-cell office:value-type="float" office:value="-96.07886505" calcext:value-type="float">
            <text:p>-96.07886505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table:formula="of:=[.A206]/1000000" office:value-type="float" office:value="44.34782609" calcext:value-type="float">
            <text:p>44.34782609</text:p>
          </table:table-cell>
          <table:table-cell office:value-type="float" office:value="-94.58435059" calcext:value-type="float">
            <text:p>-94.58435059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table:formula="of:=[.A207]/1000000" office:value-type="float" office:value="44.56521739" calcext:value-type="float">
            <text:p>44.56521739</text:p>
          </table:table-cell>
          <table:table-cell office:value-type="float" office:value="-96.17990112" calcext:value-type="float">
            <text:p>-96.17990112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table:formula="of:=[.A208]/1000000" office:value-type="float" office:value="44.7826087" calcext:value-type="float">
            <text:p>44.7826087</text:p>
          </table:table-cell>
          <table:table-cell office:value-type="float" office:value="-96.13440704" calcext:value-type="float">
            <text:p>-96.13440704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209]/1000000" office:value-type="float" office:value="45" calcext:value-type="float">
            <text:p>45</text:p>
          </table:table-cell>
          <table:table-cell office:value-type="float" office:value="-96.19543457" calcext:value-type="float">
            <text:p>-96.19543457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table:formula="of:=[.A210]/1000000" office:value-type="float" office:value="45.2173913" calcext:value-type="float">
            <text:p>45.2173913</text:p>
          </table:table-cell>
          <table:table-cell office:value-type="float" office:value="-94.92182159" calcext:value-type="float">
            <text:p>-94.92182159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table:formula="of:=[.A211]/1000000" office:value-type="float" office:value="45.43478261" calcext:value-type="float">
            <text:p>45.43478261</text:p>
          </table:table-cell>
          <table:table-cell office:value-type="float" office:value="-96.30898285" calcext:value-type="float">
            <text:p>-96.30898285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table:formula="of:=[.A212]/1000000" office:value-type="float" office:value="45.65217391" calcext:value-type="float">
            <text:p>45.65217391</text:p>
          </table:table-cell>
          <table:table-cell office:value-type="float" office:value="-96.26369476" calcext:value-type="float">
            <text:p>-96.26369476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table:formula="of:=[.A213]/1000000" office:value-type="float" office:value="45.86956522" calcext:value-type="float">
            <text:p>45.86956522</text:p>
          </table:table-cell>
          <table:table-cell office:value-type="float" office:value="-97.90589905" calcext:value-type="float">
            <text:p>-97.90589905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table:formula="of:=[.A214]/1000000" office:value-type="float" office:value="46.08695652" calcext:value-type="float">
            <text:p>46.08695652</text:p>
          </table:table-cell>
          <table:table-cell office:value-type="float" office:value="-94.60684204" calcext:value-type="float">
            <text:p>-94.60684204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table:formula="of:=[.A215]/1000000" office:value-type="float" office:value="46.30434783" calcext:value-type="float">
            <text:p>46.30434783</text:p>
          </table:table-cell>
          <table:table-cell office:value-type="float" office:value="-96.2194519" calcext:value-type="float">
            <text:p>-96.2194519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table:formula="of:=[.A216]/1000000" office:value-type="float" office:value="46.52173913" calcext:value-type="float">
            <text:p>46.52173913</text:p>
          </table:table-cell>
          <table:table-cell office:value-type="float" office:value="-95.31851196" calcext:value-type="float">
            <text:p>-95.31851196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table:formula="of:=[.A217]/1000000" office:value-type="float" office:value="46.73913043" calcext:value-type="float">
            <text:p>46.73913043</text:p>
          </table:table-cell>
          <table:table-cell office:value-type="float" office:value="-96.53163147" calcext:value-type="float">
            <text:p>-96.53163147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table:formula="of:=[.A218]/1000000" office:value-type="float" office:value="46.95652174" calcext:value-type="float">
            <text:p>46.95652174</text:p>
          </table:table-cell>
          <table:table-cell office:value-type="float" office:value="-94.63858032" calcext:value-type="float">
            <text:p>-94.63858032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table:formula="of:=[.A219]/1000000" office:value-type="float" office:value="47.17391304" calcext:value-type="float">
            <text:p>47.17391304</text:p>
          </table:table-cell>
          <table:table-cell office:value-type="float" office:value="-93.68442535" calcext:value-type="float">
            <text:p>-93.68442535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table:formula="of:=[.A220]/1000000" office:value-type="float" office:value="47.39130435" calcext:value-type="float">
            <text:p>47.39130435</text:p>
          </table:table-cell>
          <table:table-cell office:value-type="float" office:value="-97.0413208" calcext:value-type="float">
            <text:p>-97.0413208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table:formula="of:=[.A221]/1000000" office:value-type="float" office:value="47.60869565" calcext:value-type="float">
            <text:p>47.60869565</text:p>
          </table:table-cell>
          <table:table-cell office:value-type="float" office:value="-97.23834991" calcext:value-type="float">
            <text:p>-97.23834991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table:formula="of:=[.A222]/1000000" office:value-type="float" office:value="47.82608696" calcext:value-type="float">
            <text:p>47.82608696</text:p>
          </table:table-cell>
          <table:table-cell office:value-type="float" office:value="-95.25270081" calcext:value-type="float">
            <text:p>-95.25270081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table:formula="of:=[.A223]/1000000" office:value-type="float" office:value="48.04347826" calcext:value-type="float">
            <text:p>48.04347826</text:p>
          </table:table-cell>
          <table:table-cell office:value-type="float" office:value="-96.07061005" calcext:value-type="float">
            <text:p>-96.07061005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table:formula="of:=[.A224]/1000000" office:value-type="float" office:value="48.26086957" calcext:value-type="float">
            <text:p>48.26086957</text:p>
          </table:table-cell>
          <table:table-cell office:value-type="float" office:value="-97.45731354" calcext:value-type="float">
            <text:p>-97.45731354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table:formula="of:=[.A225]/1000000" office:value-type="float" office:value="48.47826087" calcext:value-type="float">
            <text:p>48.47826087</text:p>
          </table:table-cell>
          <table:table-cell office:value-type="float" office:value="-96.21074677" calcext:value-type="float">
            <text:p>-96.21074677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table:formula="of:=[.A226]/1000000" office:value-type="float" office:value="48.69565217" calcext:value-type="float">
            <text:p>48.69565217</text:p>
          </table:table-cell>
          <table:table-cell office:value-type="float" office:value="-97.18975067" calcext:value-type="float">
            <text:p>-97.18975067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table:formula="of:=[.A227]/1000000" office:value-type="float" office:value="48.91304348" calcext:value-type="float">
            <text:p>48.91304348</text:p>
          </table:table-cell>
          <table:table-cell office:value-type="float" office:value="-97.40843201" calcext:value-type="float">
            <text:p>-97.40843201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table:formula="of:=[.A228]/1000000" office:value-type="float" office:value="49.13043478" calcext:value-type="float">
            <text:p>49.13043478</text:p>
          </table:table-cell>
          <table:table-cell office:value-type="float" office:value="-95.80699158" calcext:value-type="float">
            <text:p>-95.80699158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table:formula="of:=[.A229]/1000000" office:value-type="float" office:value="49.34782609" calcext:value-type="float">
            <text:p>49.34782609</text:p>
          </table:table-cell>
          <table:table-cell office:value-type="float" office:value="-98.01918793" calcext:value-type="float">
            <text:p>-98.01918793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table:formula="of:=[.A230]/1000000" office:value-type="float" office:value="49.56521739" calcext:value-type="float">
            <text:p>49.56521739</text:p>
          </table:table-cell>
          <table:table-cell office:value-type="float" office:value="-96.07743835" calcext:value-type="float">
            <text:p>-96.07743835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table:formula="of:=[.A231]/1000000" office:value-type="float" office:value="49.7826087" calcext:value-type="float">
            <text:p>49.7826087</text:p>
          </table:table-cell>
          <table:table-cell office:value-type="float" office:value="-96.80725098" calcext:value-type="float">
            <text:p>-96.80725098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32]/1000000" office:value-type="float" office:value="50" calcext:value-type="float">
            <text:p>50</text:p>
          </table:table-cell>
          <table:table-cell office:value-type="float" office:value="-96.0749054" calcext:value-type="float">
            <text:p>-96.0749054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table:formula="of:=[.A233]/1000000" office:value-type="float" office:value="50.2173913" calcext:value-type="float">
            <text:p>50.2173913</text:p>
          </table:table-cell>
          <table:table-cell office:value-type="float" office:value="-96.52949524" calcext:value-type="float">
            <text:p>-96.52949524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table:formula="of:=[.A234]/1000000" office:value-type="float" office:value="50.43478261" calcext:value-type="float">
            <text:p>50.43478261</text:p>
          </table:table-cell>
          <table:table-cell office:value-type="float" office:value="-95.01461792" calcext:value-type="float">
            <text:p>-95.01461792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table:formula="of:=[.A235]/1000000" office:value-type="float" office:value="50.65217391" calcext:value-type="float">
            <text:p>50.65217391</text:p>
          </table:table-cell>
          <table:table-cell office:value-type="float" office:value="-98.01940155" calcext:value-type="float">
            <text:p>-98.01940155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table:formula="of:=[.A236]/1000000" office:value-type="float" office:value="50.86956522" calcext:value-type="float">
            <text:p>50.86956522</text:p>
          </table:table-cell>
          <table:table-cell office:value-type="float" office:value="-96.92538452" calcext:value-type="float">
            <text:p>-96.92538452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table:formula="of:=[.A237]/1000000" office:value-type="float" office:value="51.08695652" calcext:value-type="float">
            <text:p>51.08695652</text:p>
          </table:table-cell>
          <table:table-cell office:value-type="float" office:value="-97.19696045" calcext:value-type="float">
            <text:p>-97.19696045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table:formula="of:=[.A238]/1000000" office:value-type="float" office:value="51.30434783" calcext:value-type="float">
            <text:p>51.30434783</text:p>
          </table:table-cell>
          <table:table-cell office:value-type="float" office:value="-91.40602112" calcext:value-type="float">
            <text:p>-91.40602112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table:formula="of:=[.A239]/1000000" office:value-type="float" office:value="51.52173913" calcext:value-type="float">
            <text:p>51.52173913</text:p>
          </table:table-cell>
          <table:table-cell office:value-type="float" office:value="-97.90986633" calcext:value-type="float">
            <text:p>-97.90986633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table:formula="of:=[.A240]/1000000" office:value-type="float" office:value="51.73913043" calcext:value-type="float">
            <text:p>51.73913043</text:p>
          </table:table-cell>
          <table:table-cell office:value-type="float" office:value="-96.40871429" calcext:value-type="float">
            <text:p>-96.40871429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table:formula="of:=[.A241]/1000000" office:value-type="float" office:value="51.95652174" calcext:value-type="float">
            <text:p>51.95652174</text:p>
          </table:table-cell>
          <table:table-cell office:value-type="float" office:value="-98.13211823" calcext:value-type="float">
            <text:p>-98.13211823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table:formula="of:=[.A242]/1000000" office:value-type="float" office:value="52.17391304" calcext:value-type="float">
            <text:p>52.17391304</text:p>
          </table:table-cell>
          <table:table-cell office:value-type="float" office:value="-97.92694855" calcext:value-type="float">
            <text:p>-97.92694855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table:formula="of:=[.A243]/1000000" office:value-type="float" office:value="52.39130435" calcext:value-type="float">
            <text:p>52.39130435</text:p>
          </table:table-cell>
          <table:table-cell office:value-type="float" office:value="-98.45864868" calcext:value-type="float">
            <text:p>-98.45864868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table:formula="of:=[.A244]/1000000" office:value-type="float" office:value="52.60869565" calcext:value-type="float">
            <text:p>52.60869565</text:p>
          </table:table-cell>
          <table:table-cell office:value-type="float" office:value="-100.2519302" calcext:value-type="float">
            <text:p>-100.2519302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table:formula="of:=[.A245]/1000000" office:value-type="float" office:value="52.82608696" calcext:value-type="float">
            <text:p>52.82608696</text:p>
          </table:table-cell>
          <table:table-cell office:value-type="float" office:value="-98.47925568" calcext:value-type="float">
            <text:p>-98.47925568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table:formula="of:=[.A246]/1000000" office:value-type="float" office:value="53.04347826" calcext:value-type="float">
            <text:p>53.04347826</text:p>
          </table:table-cell>
          <table:table-cell office:value-type="float" office:value="-99.33892059" calcext:value-type="float">
            <text:p>-99.33892059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table:formula="of:=[.A247]/1000000" office:value-type="float" office:value="53.26086957" calcext:value-type="float">
            <text:p>53.26086957</text:p>
          </table:table-cell>
          <table:table-cell office:value-type="float" office:value="-98.57562256" calcext:value-type="float">
            <text:p>-98.57562256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table:formula="of:=[.A248]/1000000" office:value-type="float" office:value="53.47826087" calcext:value-type="float">
            <text:p>53.47826087</text:p>
          </table:table-cell>
          <table:table-cell office:value-type="float" office:value="-98.60469818" calcext:value-type="float">
            <text:p>-98.60469818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table:formula="of:=[.A249]/1000000" office:value-type="float" office:value="53.69565217" calcext:value-type="float">
            <text:p>53.69565217</text:p>
          </table:table-cell>
          <table:table-cell office:value-type="float" office:value="-98.96981049" calcext:value-type="float">
            <text:p>-98.96981049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table:formula="of:=[.A250]/1000000" office:value-type="float" office:value="53.91304348" calcext:value-type="float">
            <text:p>53.91304348</text:p>
          </table:table-cell>
          <table:table-cell office:value-type="float" office:value="-98.67569733" calcext:value-type="float">
            <text:p>-98.67569733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table:formula="of:=[.A251]/1000000" office:value-type="float" office:value="54.13043478" calcext:value-type="float">
            <text:p>54.13043478</text:p>
          </table:table-cell>
          <table:table-cell office:value-type="float" office:value="-100.2368927" calcext:value-type="float">
            <text:p>-100.2368927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table:formula="of:=[.A252]/1000000" office:value-type="float" office:value="54.34782609" calcext:value-type="float">
            <text:p>54.34782609</text:p>
          </table:table-cell>
          <table:table-cell office:value-type="float" office:value="-98.59651947" calcext:value-type="float">
            <text:p>-98.59651947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table:formula="of:=[.A253]/1000000" office:value-type="float" office:value="54.56521739" calcext:value-type="float">
            <text:p>54.56521739</text:p>
          </table:table-cell>
          <table:table-cell office:value-type="float" office:value="-100.0404816" calcext:value-type="float">
            <text:p>-100.040481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table:formula="of:=[.A254]/1000000" office:value-type="float" office:value="54.7826087" calcext:value-type="float">
            <text:p>54.7826087</text:p>
          </table:table-cell>
          <table:table-cell office:value-type="float" office:value="-101.956192" calcext:value-type="float">
            <text:p>-101.956192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55]/1000000" office:value-type="float" office:value="55" calcext:value-type="float">
            <text:p>55</text:p>
          </table:table-cell>
          <table:table-cell office:value-type="float" office:value="-99.94351959" calcext:value-type="float">
            <text:p>-99.94351959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table:formula="of:=[.A256]/1000000" office:value-type="float" office:value="55.2173913" calcext:value-type="float">
            <text:p>55.2173913</text:p>
          </table:table-cell>
          <table:table-cell office:value-type="float" office:value="-88.37682343" calcext:value-type="float">
            <text:p>-88.37682343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table:formula="of:=[.A257]/1000000" office:value-type="float" office:value="55.43478261" calcext:value-type="float">
            <text:p>55.43478261</text:p>
          </table:table-cell>
          <table:table-cell office:value-type="float" office:value="-101.2243271" calcext:value-type="float">
            <text:p>-101.2243271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table:formula="of:=[.A258]/1000000" office:value-type="float" office:value="55.65217391" calcext:value-type="float">
            <text:p>55.65217391</text:p>
          </table:table-cell>
          <table:table-cell office:value-type="float" office:value="-99.49581146" calcext:value-type="float">
            <text:p>-99.49581146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table:formula="of:=[.A259]/1000000" office:value-type="float" office:value="55.86956522" calcext:value-type="float">
            <text:p>55.86956522</text:p>
          </table:table-cell>
          <table:table-cell office:value-type="float" office:value="-101.7235641" calcext:value-type="float">
            <text:p>-101.7235641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table:formula="of:=[.A260]/1000000" office:value-type="float" office:value="56.08695652" calcext:value-type="float">
            <text:p>56.08695652</text:p>
          </table:table-cell>
          <table:table-cell office:value-type="float" office:value="-99.29981995" calcext:value-type="float">
            <text:p>-99.29981995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table:formula="of:=[.A261]/1000000" office:value-type="float" office:value="56.30434783" calcext:value-type="float">
            <text:p>56.30434783</text:p>
          </table:table-cell>
          <table:table-cell office:value-type="float" office:value="-101.9111252" calcext:value-type="float">
            <text:p>-101.9111252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table:formula="of:=[.A262]/1000000" office:value-type="float" office:value="56.52173913" calcext:value-type="float">
            <text:p>56.52173913</text:p>
          </table:table-cell>
          <table:table-cell office:value-type="float" office:value="-99.66112518" calcext:value-type="float">
            <text:p>-99.66112518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table:formula="of:=[.A263]/1000000" office:value-type="float" office:value="56.73913043" calcext:value-type="float">
            <text:p>56.73913043</text:p>
          </table:table-cell>
          <table:table-cell office:value-type="float" office:value="-101.5307617" calcext:value-type="float">
            <text:p>-101.5307617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table:formula="of:=[.A264]/1000000" office:value-type="float" office:value="56.95652174" calcext:value-type="float">
            <text:p>56.95652174</text:p>
          </table:table-cell>
          <table:table-cell office:value-type="float" office:value="-102.6688385" calcext:value-type="float">
            <text:p>-102.6688385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table:formula="of:=[.A265]/1000000" office:value-type="float" office:value="57.17391304" calcext:value-type="float">
            <text:p>57.17391304</text:p>
          </table:table-cell>
          <table:table-cell office:value-type="float" office:value="-102.6350098" calcext:value-type="float">
            <text:p>-102.6350098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table:formula="of:=[.A266]/1000000" office:value-type="float" office:value="57.39130435" calcext:value-type="float">
            <text:p>57.39130435</text:p>
          </table:table-cell>
          <table:table-cell office:value-type="float" office:value="-101.0272827" calcext:value-type="float">
            <text:p>-101.0272827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table:formula="of:=[.A267]/1000000" office:value-type="float" office:value="57.60869565" calcext:value-type="float">
            <text:p>57.60869565</text:p>
          </table:table-cell>
          <table:table-cell office:value-type="float" office:value="-100.295784" calcext:value-type="float">
            <text:p>-100.295784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table:formula="of:=[.A268]/1000000" office:value-type="float" office:value="57.82608696" calcext:value-type="float">
            <text:p>57.82608696</text:p>
          </table:table-cell>
          <table:table-cell office:value-type="float" office:value="-100.7008591" calcext:value-type="float">
            <text:p>-100.7008591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table:formula="of:=[.A269]/1000000" office:value-type="float" office:value="58.04347826" calcext:value-type="float">
            <text:p>58.04347826</text:p>
          </table:table-cell>
          <table:table-cell office:value-type="float" office:value="-101.2663956" calcext:value-type="float">
            <text:p>-101.2663956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table:formula="of:=[.A270]/1000000" office:value-type="float" office:value="58.26086957" calcext:value-type="float">
            <text:p>58.26086957</text:p>
          </table:table-cell>
          <table:table-cell office:value-type="float" office:value="-102.832962" calcext:value-type="float">
            <text:p>-102.832962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table:formula="of:=[.A271]/1000000" office:value-type="float" office:value="58.47826087" calcext:value-type="float">
            <text:p>58.47826087</text:p>
          </table:table-cell>
          <table:table-cell office:value-type="float" office:value="-101.3174362" calcext:value-type="float">
            <text:p>-101.3174362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table:formula="of:=[.A272]/1000000" office:value-type="float" office:value="58.69565217" calcext:value-type="float">
            <text:p>58.69565217</text:p>
          </table:table-cell>
          <table:table-cell office:value-type="float" office:value="-103.7884293" calcext:value-type="float">
            <text:p>-103.7884293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table:formula="of:=[.A273]/1000000" office:value-type="float" office:value="58.91304348" calcext:value-type="float">
            <text:p>58.91304348</text:p>
          </table:table-cell>
          <table:table-cell office:value-type="float" office:value="-103.3321152" calcext:value-type="float">
            <text:p>-103.3321152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table:formula="of:=[.A274]/1000000" office:value-type="float" office:value="59.13043478" calcext:value-type="float">
            <text:p>59.13043478</text:p>
          </table:table-cell>
          <table:table-cell office:value-type="float" office:value="-102.9893036" calcext:value-type="float">
            <text:p>-102.9893036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table:formula="of:=[.A275]/1000000" office:value-type="float" office:value="59.34782609" calcext:value-type="float">
            <text:p>59.34782609</text:p>
          </table:table-cell>
          <table:table-cell office:value-type="float" office:value="-89.97055054" calcext:value-type="float">
            <text:p>-89.97055054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table:formula="of:=[.A276]/1000000" office:value-type="float" office:value="59.56521739" calcext:value-type="float">
            <text:p>59.56521739</text:p>
          </table:table-cell>
          <table:table-cell office:value-type="float" office:value="-101.5685272" calcext:value-type="float">
            <text:p>-101.5685272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table:formula="of:=[.A277]/1000000" office:value-type="float" office:value="59.7826087" calcext:value-type="float">
            <text:p>59.7826087</text:p>
          </table:table-cell>
          <table:table-cell office:value-type="float" office:value="-103.8979645" calcext:value-type="float">
            <text:p>-103.8979645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78]/1000000" office:value-type="float" office:value="60" calcext:value-type="float">
            <text:p>60</text:p>
          </table:table-cell>
          <table:table-cell office:value-type="float" office:value="-102.9907608" calcext:value-type="float">
            <text:p>-102.9907608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table:formula="of:=[.A279]/1000000" office:value-type="float" office:value="60.2173913" calcext:value-type="float">
            <text:p>60.2173913</text:p>
          </table:table-cell>
          <table:table-cell office:value-type="float" office:value="-102.4070816" calcext:value-type="float">
            <text:p>-102.4070816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table:formula="of:=[.A280]/1000000" office:value-type="float" office:value="60.43478261" calcext:value-type="float">
            <text:p>60.43478261</text:p>
          </table:table-cell>
          <table:table-cell office:value-type="float" office:value="-102.3055496" calcext:value-type="float">
            <text:p>-102.3055496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table:formula="of:=[.A281]/1000000" office:value-type="float" office:value="60.65217391" calcext:value-type="float">
            <text:p>60.65217391</text:p>
          </table:table-cell>
          <table:table-cell office:value-type="float" office:value="-103.6031799" calcext:value-type="float">
            <text:p>-103.6031799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table:formula="of:=[.A282]/1000000" office:value-type="float" office:value="60.86956522" calcext:value-type="float">
            <text:p>60.86956522</text:p>
          </table:table-cell>
          <table:table-cell office:value-type="float" office:value="-103.8565598" calcext:value-type="float">
            <text:p>-103.8565598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table:formula="of:=[.A283]/1000000" office:value-type="float" office:value="61.08695652" calcext:value-type="float">
            <text:p>61.08695652</text:p>
          </table:table-cell>
          <table:table-cell office:value-type="float" office:value="-102.461319" calcext:value-type="float">
            <text:p>-102.461319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table:formula="of:=[.A284]/1000000" office:value-type="float" office:value="61.30434783" calcext:value-type="float">
            <text:p>61.30434783</text:p>
          </table:table-cell>
          <table:table-cell office:value-type="float" office:value="-101.2708664" calcext:value-type="float">
            <text:p>-101.2708664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table:formula="of:=[.A285]/1000000" office:value-type="float" office:value="61.52173913" calcext:value-type="float">
            <text:p>61.52173913</text:p>
          </table:table-cell>
          <table:table-cell office:value-type="float" office:value="-102.2555618" calcext:value-type="float">
            <text:p>-102.2555618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table:formula="of:=[.A286]/1000000" office:value-type="float" office:value="61.73913043" calcext:value-type="float">
            <text:p>61.73913043</text:p>
          </table:table-cell>
          <table:table-cell office:value-type="float" office:value="-104.3602905" calcext:value-type="float">
            <text:p>-104.3602905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table:formula="of:=[.A287]/1000000" office:value-type="float" office:value="61.95652174" calcext:value-type="float">
            <text:p>61.95652174</text:p>
          </table:table-cell>
          <table:table-cell office:value-type="float" office:value="-102.6877975" calcext:value-type="float">
            <text:p>-102.6877975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table:formula="of:=[.A288]/1000000" office:value-type="float" office:value="62.17391304" calcext:value-type="float">
            <text:p>62.17391304</text:p>
          </table:table-cell>
          <table:table-cell office:value-type="float" office:value="-103.5288773" calcext:value-type="float">
            <text:p>-103.5288773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table:formula="of:=[.A289]/1000000" office:value-type="float" office:value="62.39130435" calcext:value-type="float">
            <text:p>62.39130435</text:p>
          </table:table-cell>
          <table:table-cell office:value-type="float" office:value="-103.393425" calcext:value-type="float">
            <text:p>-103.393425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table:formula="of:=[.A290]/1000000" office:value-type="float" office:value="62.60869565" calcext:value-type="float">
            <text:p>62.60869565</text:p>
          </table:table-cell>
          <table:table-cell office:value-type="float" office:value="-103.7079468" calcext:value-type="float">
            <text:p>-103.7079468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table:formula="of:=[.A291]/1000000" office:value-type="float" office:value="62.82608696" calcext:value-type="float">
            <text:p>62.82608696</text:p>
          </table:table-cell>
          <table:table-cell office:value-type="float" office:value="-104.4123077" calcext:value-type="float">
            <text:p>-104.4123077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table:formula="of:=[.A292]/1000000" office:value-type="float" office:value="63.04347826" calcext:value-type="float">
            <text:p>63.04347826</text:p>
          </table:table-cell>
          <table:table-cell office:value-type="float" office:value="-102.2814789" calcext:value-type="float">
            <text:p>-102.2814789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table:formula="of:=[.A293]/1000000" office:value-type="float" office:value="63.26086957" calcext:value-type="float">
            <text:p>63.26086957</text:p>
          </table:table-cell>
          <table:table-cell office:value-type="float" office:value="-104.8678436" calcext:value-type="float">
            <text:p>-104.8678436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table:formula="of:=[.A294]/1000000" office:value-type="float" office:value="63.47826087" calcext:value-type="float">
            <text:p>63.47826087</text:p>
          </table:table-cell>
          <table:table-cell office:value-type="float" office:value="-99.47795868" calcext:value-type="float">
            <text:p>-99.47795868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table:formula="of:=[.A295]/1000000" office:value-type="float" office:value="63.69565217" calcext:value-type="float">
            <text:p>63.69565217</text:p>
          </table:table-cell>
          <table:table-cell office:value-type="float" office:value="-103.443985" calcext:value-type="float">
            <text:p>-103.443985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table:formula="of:=[.A296]/1000000" office:value-type="float" office:value="63.91304348" calcext:value-type="float">
            <text:p>63.91304348</text:p>
          </table:table-cell>
          <table:table-cell office:value-type="float" office:value="-103.7886963" calcext:value-type="float">
            <text:p>-103.7886963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table:formula="of:=[.A297]/1000000" office:value-type="float" office:value="64.13043478" calcext:value-type="float">
            <text:p>64.13043478</text:p>
          </table:table-cell>
          <table:table-cell office:value-type="float" office:value="-105.4709473" calcext:value-type="float">
            <text:p>-105.4709473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table:formula="of:=[.A298]/1000000" office:value-type="float" office:value="64.34782609" calcext:value-type="float">
            <text:p>64.34782609</text:p>
          </table:table-cell>
          <table:table-cell office:value-type="float" office:value="-103.6714859" calcext:value-type="float">
            <text:p>-103.6714859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table:formula="of:=[.A299]/1000000" office:value-type="float" office:value="64.56521739" calcext:value-type="float">
            <text:p>64.56521739</text:p>
          </table:table-cell>
          <table:table-cell office:value-type="float" office:value="-105.230896" calcext:value-type="float">
            <text:p>-105.230896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table:formula="of:=[.A300]/1000000" office:value-type="float" office:value="64.7826087" calcext:value-type="float">
            <text:p>64.7826087</text:p>
          </table:table-cell>
          <table:table-cell office:value-type="float" office:value="-102.6178665" calcext:value-type="float">
            <text:p>-102.6178665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301]/1000000" office:value-type="float" office:value="65" calcext:value-type="float">
            <text:p>65</text:p>
          </table:table-cell>
          <table:table-cell office:value-type="float" office:value="-102.7864532" calcext:value-type="float">
            <text:p>-102.7864532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table:formula="of:=[.A302]/1000000" office:value-type="float" office:value="65.2173913" calcext:value-type="float">
            <text:p>65.2173913</text:p>
          </table:table-cell>
          <table:table-cell office:value-type="float" office:value="-105.1529007" calcext:value-type="float">
            <text:p>-105.1529007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table:formula="of:=[.A303]/1000000" office:value-type="float" office:value="65.43478261" calcext:value-type="float">
            <text:p>65.43478261</text:p>
          </table:table-cell>
          <table:table-cell office:value-type="float" office:value="-103.9570389" calcext:value-type="float">
            <text:p>-103.9570389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table:formula="of:=[.A304]/1000000" office:value-type="float" office:value="65.65217391" calcext:value-type="float">
            <text:p>65.65217391</text:p>
          </table:table-cell>
          <table:table-cell office:value-type="float" office:value="-103.1568985" calcext:value-type="float">
            <text:p>-103.1568985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table:formula="of:=[.A305]/1000000" office:value-type="float" office:value="65.86956522" calcext:value-type="float">
            <text:p>65.86956522</text:p>
          </table:table-cell>
          <table:table-cell office:value-type="float" office:value="-104.4415283" calcext:value-type="float">
            <text:p>-104.4415283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table:formula="of:=[.A306]/1000000" office:value-type="float" office:value="66.08695652" calcext:value-type="float">
            <text:p>66.08695652</text:p>
          </table:table-cell>
          <table:table-cell office:value-type="float" office:value="-105.0641174" calcext:value-type="float">
            <text:p>-105.0641174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table:formula="of:=[.A307]/1000000" office:value-type="float" office:value="66.30434783" calcext:value-type="float">
            <text:p>66.30434783</text:p>
          </table:table-cell>
          <table:table-cell office:value-type="float" office:value="-105.8578873" calcext:value-type="float">
            <text:p>-105.8578873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table:formula="of:=[.A308]/1000000" office:value-type="float" office:value="66.52173913" calcext:value-type="float">
            <text:p>66.52173913</text:p>
          </table:table-cell>
          <table:table-cell office:value-type="float" office:value="-106.6842422" calcext:value-type="float">
            <text:p>-106.6842422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table:formula="of:=[.A309]/1000000" office:value-type="float" office:value="66.73913043" calcext:value-type="float">
            <text:p>66.73913043</text:p>
          </table:table-cell>
          <table:table-cell office:value-type="float" office:value="-105.3551254" calcext:value-type="float">
            <text:p>-105.3551254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table:formula="of:=[.A310]/1000000" office:value-type="float" office:value="66.95652174" calcext:value-type="float">
            <text:p>66.95652174</text:p>
          </table:table-cell>
          <table:table-cell office:value-type="float" office:value="-105.2876053" calcext:value-type="float">
            <text:p>-105.2876053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table:formula="of:=[.A311]/1000000" office:value-type="float" office:value="67.17391304" calcext:value-type="float">
            <text:p>67.17391304</text:p>
          </table:table-cell>
          <table:table-cell office:value-type="float" office:value="-106.4267807" calcext:value-type="float">
            <text:p>-106.4267807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table:formula="of:=[.A312]/1000000" office:value-type="float" office:value="67.39130435" calcext:value-type="float">
            <text:p>67.39130435</text:p>
          </table:table-cell>
          <table:table-cell office:value-type="float" office:value="-105.7720795" calcext:value-type="float">
            <text:p>-105.7720795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table:formula="of:=[.A313]/1000000" office:value-type="float" office:value="67.60869565" calcext:value-type="float">
            <text:p>67.60869565</text:p>
          </table:table-cell>
          <table:table-cell office:value-type="float" office:value="-107.1649399" calcext:value-type="float">
            <text:p>-107.1649399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table:formula="of:=[.A314]/1000000" office:value-type="float" office:value="67.82608696" calcext:value-type="float">
            <text:p>67.82608696</text:p>
          </table:table-cell>
          <table:table-cell office:value-type="float" office:value="-106.5115967" calcext:value-type="float">
            <text:p>-106.5115967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table:formula="of:=[.A315]/1000000" office:value-type="float" office:value="68.04347826" calcext:value-type="float">
            <text:p>68.04347826</text:p>
          </table:table-cell>
          <table:table-cell office:value-type="float" office:value="-106.5672684" calcext:value-type="float">
            <text:p>-106.5672684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table:formula="of:=[.A316]/1000000" office:value-type="float" office:value="68.26086957" calcext:value-type="float">
            <text:p>68.26086957</text:p>
          </table:table-cell>
          <table:table-cell office:value-type="float" office:value="-106.5458374" calcext:value-type="float">
            <text:p>-106.5458374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table:formula="of:=[.A317]/1000000" office:value-type="float" office:value="68.47826087" calcext:value-type="float">
            <text:p>68.47826087</text:p>
          </table:table-cell>
          <table:table-cell office:value-type="float" office:value="-106.3364944" calcext:value-type="float">
            <text:p>-106.3364944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table:formula="of:=[.A318]/1000000" office:value-type="float" office:value="68.69565217" calcext:value-type="float">
            <text:p>68.69565217</text:p>
          </table:table-cell>
          <table:table-cell office:value-type="float" office:value="-106.4387589" calcext:value-type="float">
            <text:p>-106.4387589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table:formula="of:=[.A319]/1000000" office:value-type="float" office:value="68.91304348" calcext:value-type="float">
            <text:p>68.91304348</text:p>
          </table:table-cell>
          <table:table-cell office:value-type="float" office:value="-106.3347702" calcext:value-type="float">
            <text:p>-106.3347702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table:formula="of:=[.A320]/1000000" office:value-type="float" office:value="69.13043478" calcext:value-type="float">
            <text:p>69.13043478</text:p>
          </table:table-cell>
          <table:table-cell office:value-type="float" office:value="-105.6834183" calcext:value-type="float">
            <text:p>-105.6834183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table:formula="of:=[.A321]/1000000" office:value-type="float" office:value="69.34782609" calcext:value-type="float">
            <text:p>69.34782609</text:p>
          </table:table-cell>
          <table:table-cell office:value-type="float" office:value="-106.3673172" calcext:value-type="float">
            <text:p>-106.3673172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table:formula="of:=[.A322]/1000000" office:value-type="float" office:value="69.56521739" calcext:value-type="float">
            <text:p>69.56521739</text:p>
          </table:table-cell>
          <table:table-cell office:value-type="float" office:value="-106.7995224" calcext:value-type="float">
            <text:p>-106.7995224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table:formula="of:=[.A323]/1000000" office:value-type="float" office:value="69.7826087" calcext:value-type="float">
            <text:p>69.7826087</text:p>
          </table:table-cell>
          <table:table-cell office:value-type="float" office:value="-106.056839" calcext:value-type="float">
            <text:p>-106.056839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324]/1000000" office:value-type="float" office:value="70" calcext:value-type="float">
            <text:p>70</text:p>
          </table:table-cell>
          <table:table-cell office:value-type="float" office:value="-107.023941" calcext:value-type="float">
            <text:p>-107.023941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table:formula="of:=[.A325]/1000000" office:value-type="float" office:value="70.2173913" calcext:value-type="float">
            <text:p>70.2173913</text:p>
          </table:table-cell>
          <table:table-cell office:value-type="float" office:value="-106.0806046" calcext:value-type="float">
            <text:p>-106.080604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table:formula="of:=[.A326]/1000000" office:value-type="float" office:value="70.43478261" calcext:value-type="float">
            <text:p>70.43478261</text:p>
          </table:table-cell>
          <table:table-cell office:value-type="float" office:value="-99.11483765" calcext:value-type="float">
            <text:p>-99.11483765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table:formula="of:=[.A327]/1000000" office:value-type="float" office:value="70.65217391" calcext:value-type="float">
            <text:p>70.65217391</text:p>
          </table:table-cell>
          <table:table-cell office:value-type="float" office:value="-105.9258194" calcext:value-type="float">
            <text:p>-105.9258194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table:formula="of:=[.A328]/1000000" office:value-type="float" office:value="70.86956522" calcext:value-type="float">
            <text:p>70.86956522</text:p>
          </table:table-cell>
          <table:table-cell office:value-type="float" office:value="-106.7441406" calcext:value-type="float">
            <text:p>-106.7441406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table:formula="of:=[.A329]/1000000" office:value-type="float" office:value="71.08695652" calcext:value-type="float">
            <text:p>71.08695652</text:p>
          </table:table-cell>
          <table:table-cell office:value-type="float" office:value="-106.9017029" calcext:value-type="float">
            <text:p>-106.9017029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table:formula="of:=[.A330]/1000000" office:value-type="float" office:value="71.30434783" calcext:value-type="float">
            <text:p>71.30434783</text:p>
          </table:table-cell>
          <table:table-cell office:value-type="float" office:value="-107.7744904" calcext:value-type="float">
            <text:p>-107.7744904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table:formula="of:=[.A331]/1000000" office:value-type="float" office:value="71.52173913" calcext:value-type="float">
            <text:p>71.52173913</text:p>
          </table:table-cell>
          <table:table-cell office:value-type="float" office:value="-105.7618103" calcext:value-type="float">
            <text:p>-105.7618103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table:formula="of:=[.A332]/1000000" office:value-type="float" office:value="71.73913043" calcext:value-type="float">
            <text:p>71.73913043</text:p>
          </table:table-cell>
          <table:table-cell office:value-type="float" office:value="-106.3514938" calcext:value-type="float">
            <text:p>-106.3514938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table:formula="of:=[.A333]/1000000" office:value-type="float" office:value="71.95652174" calcext:value-type="float">
            <text:p>71.95652174</text:p>
          </table:table-cell>
          <table:table-cell office:value-type="float" office:value="-106.7521667" calcext:value-type="float">
            <text:p>-106.7521667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table:formula="of:=[.A334]/1000000" office:value-type="float" office:value="72.17391304" calcext:value-type="float">
            <text:p>72.17391304</text:p>
          </table:table-cell>
          <table:table-cell office:value-type="float" office:value="-106.4940491" calcext:value-type="float">
            <text:p>-106.4940491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table:formula="of:=[.A335]/1000000" office:value-type="float" office:value="72.39130435" calcext:value-type="float">
            <text:p>72.39130435</text:p>
          </table:table-cell>
          <table:table-cell office:value-type="float" office:value="-107.4738235" calcext:value-type="float">
            <text:p>-107.4738235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table:formula="of:=[.A336]/1000000" office:value-type="float" office:value="72.60869565" calcext:value-type="float">
            <text:p>72.60869565</text:p>
          </table:table-cell>
          <table:table-cell office:value-type="float" office:value="-106.2306213" calcext:value-type="float">
            <text:p>-106.2306213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table:formula="of:=[.A337]/1000000" office:value-type="float" office:value="72.82608696" calcext:value-type="float">
            <text:p>72.82608696</text:p>
          </table:table-cell>
          <table:table-cell office:value-type="float" office:value="-107.3395767" calcext:value-type="float">
            <text:p>-107.3395767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table:formula="of:=[.A338]/1000000" office:value-type="float" office:value="73.04347826" calcext:value-type="float">
            <text:p>73.04347826</text:p>
          </table:table-cell>
          <table:table-cell office:value-type="float" office:value="-107.063324" calcext:value-type="float">
            <text:p>-107.063324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table:formula="of:=[.A339]/1000000" office:value-type="float" office:value="73.26086957" calcext:value-type="float">
            <text:p>73.26086957</text:p>
          </table:table-cell>
          <table:table-cell office:value-type="float" office:value="-107.9827194" calcext:value-type="float">
            <text:p>-107.9827194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table:formula="of:=[.A340]/1000000" office:value-type="float" office:value="73.47826087" calcext:value-type="float">
            <text:p>73.47826087</text:p>
          </table:table-cell>
          <table:table-cell office:value-type="float" office:value="-107.2079391" calcext:value-type="float">
            <text:p>-107.2079391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table:formula="of:=[.A341]/1000000" office:value-type="float" office:value="73.69565217" calcext:value-type="float">
            <text:p>73.69565217</text:p>
          </table:table-cell>
          <table:table-cell office:value-type="float" office:value="-106.5025635" calcext:value-type="float">
            <text:p>-106.5025635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table:formula="of:=[.A342]/1000000" office:value-type="float" office:value="73.91304348" calcext:value-type="float">
            <text:p>73.91304348</text:p>
          </table:table-cell>
          <table:table-cell office:value-type="float" office:value="-106.7919006" calcext:value-type="float">
            <text:p>-106.7919006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table:formula="of:=[.A343]/1000000" office:value-type="float" office:value="74.13043478" calcext:value-type="float">
            <text:p>74.13043478</text:p>
          </table:table-cell>
          <table:table-cell office:value-type="float" office:value="-107.5402756" calcext:value-type="float">
            <text:p>-107.5402756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table:formula="of:=[.A344]/1000000" office:value-type="float" office:value="74.34782609" calcext:value-type="float">
            <text:p>74.34782609</text:p>
          </table:table-cell>
          <table:table-cell office:value-type="float" office:value="-108.6826401" calcext:value-type="float">
            <text:p>-108.6826401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table:formula="of:=[.A345]/1000000" office:value-type="float" office:value="74.56521739" calcext:value-type="float">
            <text:p>74.56521739</text:p>
          </table:table-cell>
          <table:table-cell office:value-type="float" office:value="-107.3883362" calcext:value-type="float">
            <text:p>-107.3883362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table:formula="of:=[.A346]/1000000" office:value-type="float" office:value="74.7826087" calcext:value-type="float">
            <text:p>74.7826087</text:p>
          </table:table-cell>
          <table:table-cell office:value-type="float" office:value="-107.1210938" calcext:value-type="float">
            <text:p>-107.1210938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47]/1000000" office:value-type="float" office:value="75" calcext:value-type="float">
            <text:p>75</text:p>
          </table:table-cell>
          <table:table-cell office:value-type="float" office:value="-106.7957687" calcext:value-type="float">
            <text:p>-106.7957687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table:formula="of:=[.A348]/1000000" office:value-type="float" office:value="75.2173913" calcext:value-type="float">
            <text:p>75.2173913</text:p>
          </table:table-cell>
          <table:table-cell office:value-type="float" office:value="-108.7771835" calcext:value-type="float">
            <text:p>-108.7771835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table:formula="of:=[.A349]/1000000" office:value-type="float" office:value="75.43478261" calcext:value-type="float">
            <text:p>75.43478261</text:p>
          </table:table-cell>
          <table:table-cell office:value-type="float" office:value="-106.1010361" calcext:value-type="float">
            <text:p>-106.1010361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table:formula="of:=[.A350]/1000000" office:value-type="float" office:value="75.65217391" calcext:value-type="float">
            <text:p>75.65217391</text:p>
          </table:table-cell>
          <table:table-cell office:value-type="float" office:value="-108.9928513" calcext:value-type="float">
            <text:p>-108.9928513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table:formula="of:=[.A351]/1000000" office:value-type="float" office:value="75.86956522" calcext:value-type="float">
            <text:p>75.86956522</text:p>
          </table:table-cell>
          <table:table-cell office:value-type="float" office:value="-109.032547" calcext:value-type="float">
            <text:p>-109.032547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table:formula="of:=[.A352]/1000000" office:value-type="float" office:value="76.08695652" calcext:value-type="float">
            <text:p>76.08695652</text:p>
          </table:table-cell>
          <table:table-cell office:value-type="float" office:value="-106.445549" calcext:value-type="float">
            <text:p>-106.445549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table:formula="of:=[.A353]/1000000" office:value-type="float" office:value="76.30434783" calcext:value-type="float">
            <text:p>76.30434783</text:p>
          </table:table-cell>
          <table:table-cell office:value-type="float" office:value="-108.4885178" calcext:value-type="float">
            <text:p>-108.4885178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table:formula="of:=[.A354]/1000000" office:value-type="float" office:value="76.52173913" calcext:value-type="float">
            <text:p>76.52173913</text:p>
          </table:table-cell>
          <table:table-cell office:value-type="float" office:value="-106.9038315" calcext:value-type="float">
            <text:p>-106.9038315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table:formula="of:=[.A355]/1000000" office:value-type="float" office:value="76.73913043" calcext:value-type="float">
            <text:p>76.73913043</text:p>
          </table:table-cell>
          <table:table-cell office:value-type="float" office:value="-107.1450043" calcext:value-type="float">
            <text:p>-107.1450043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table:formula="of:=[.A356]/1000000" office:value-type="float" office:value="76.95652174" calcext:value-type="float">
            <text:p>76.95652174</text:p>
          </table:table-cell>
          <table:table-cell office:value-type="float" office:value="-107.9019241" calcext:value-type="float">
            <text:p>-107.9019241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table:formula="of:=[.A357]/1000000" office:value-type="float" office:value="77.17391304" calcext:value-type="float">
            <text:p>77.17391304</text:p>
          </table:table-cell>
          <table:table-cell office:value-type="float" office:value="-106.4508438" calcext:value-type="float">
            <text:p>-106.4508438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table:formula="of:=[.A358]/1000000" office:value-type="float" office:value="77.39130435" calcext:value-type="float">
            <text:p>77.39130435</text:p>
          </table:table-cell>
          <table:table-cell office:value-type="float" office:value="-107.008812" calcext:value-type="float">
            <text:p>-107.008812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table:formula="of:=[.A359]/1000000" office:value-type="float" office:value="77.60869565" calcext:value-type="float">
            <text:p>77.60869565</text:p>
          </table:table-cell>
          <table:table-cell office:value-type="float" office:value="-107.1278763" calcext:value-type="float">
            <text:p>-107.1278763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table:formula="of:=[.A360]/1000000" office:value-type="float" office:value="77.82608696" calcext:value-type="float">
            <text:p>77.82608696</text:p>
          </table:table-cell>
          <table:table-cell office:value-type="float" office:value="-106.4043045" calcext:value-type="float">
            <text:p>-106.4043045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table:formula="of:=[.A361]/1000000" office:value-type="float" office:value="78.04347826" calcext:value-type="float">
            <text:p>78.04347826</text:p>
          </table:table-cell>
          <table:table-cell office:value-type="float" office:value="-107.032608" calcext:value-type="float">
            <text:p>-107.032608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table:formula="of:=[.A362]/1000000" office:value-type="float" office:value="78.26086957" calcext:value-type="float">
            <text:p>78.26086957</text:p>
          </table:table-cell>
          <table:table-cell office:value-type="float" office:value="-108.2387695" calcext:value-type="float">
            <text:p>-108.2387695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table:formula="of:=[.A363]/1000000" office:value-type="float" office:value="78.47826087" calcext:value-type="float">
            <text:p>78.47826087</text:p>
          </table:table-cell>
          <table:table-cell office:value-type="float" office:value="-107.0718079" calcext:value-type="float">
            <text:p>-107.0718079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table:formula="of:=[.A364]/1000000" office:value-type="float" office:value="78.69565217" calcext:value-type="float">
            <text:p>78.69565217</text:p>
          </table:table-cell>
          <table:table-cell office:value-type="float" office:value="-108.926178" calcext:value-type="float">
            <text:p>-108.926178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table:formula="of:=[.A365]/1000000" office:value-type="float" office:value="78.91304348" calcext:value-type="float">
            <text:p>78.91304348</text:p>
          </table:table-cell>
          <table:table-cell office:value-type="float" office:value="-105.5762711" calcext:value-type="float">
            <text:p>-105.5762711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table:formula="of:=[.A366]/1000000" office:value-type="float" office:value="79.13043478" calcext:value-type="float">
            <text:p>79.13043478</text:p>
          </table:table-cell>
          <table:table-cell office:value-type="float" office:value="-106.8200073" calcext:value-type="float">
            <text:p>-106.8200073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table:formula="of:=[.A367]/1000000" office:value-type="float" office:value="79.34782609" calcext:value-type="float">
            <text:p>79.34782609</text:p>
          </table:table-cell>
          <table:table-cell office:value-type="float" office:value="-106.8011169" calcext:value-type="float">
            <text:p>-106.8011169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table:formula="of:=[.A368]/1000000" office:value-type="float" office:value="79.56521739" calcext:value-type="float">
            <text:p>79.56521739</text:p>
          </table:table-cell>
          <table:table-cell office:value-type="float" office:value="-107.0493927" calcext:value-type="float">
            <text:p>-107.0493927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table:formula="of:=[.A369]/1000000" office:value-type="float" office:value="79.7826087" calcext:value-type="float">
            <text:p>79.7826087</text:p>
          </table:table-cell>
          <table:table-cell office:value-type="float" office:value="-105.6614838" calcext:value-type="float">
            <text:p>-105.6614838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70]/1000000" office:value-type="float" office:value="80" calcext:value-type="float">
            <text:p>80</text:p>
          </table:table-cell>
          <table:table-cell office:value-type="float" office:value="-106.0937271" calcext:value-type="float">
            <text:p>-106.0937271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table:formula="of:=[.A371]/1000000" office:value-type="float" office:value="80.2173913" calcext:value-type="float">
            <text:p>80.2173913</text:p>
          </table:table-cell>
          <table:table-cell office:value-type="float" office:value="-106.7290573" calcext:value-type="float">
            <text:p>-106.7290573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table:formula="of:=[.A372]/1000000" office:value-type="float" office:value="80.43478261" calcext:value-type="float">
            <text:p>80.43478261</text:p>
          </table:table-cell>
          <table:table-cell office:value-type="float" office:value="-107.7409897" calcext:value-type="float">
            <text:p>-107.7409897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table:formula="of:=[.A373]/1000000" office:value-type="float" office:value="80.65217391" calcext:value-type="float">
            <text:p>80.65217391</text:p>
          </table:table-cell>
          <table:table-cell office:value-type="float" office:value="-107.1636276" calcext:value-type="float">
            <text:p>-107.1636276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table:formula="of:=[.A374]/1000000" office:value-type="float" office:value="80.86956522" calcext:value-type="float">
            <text:p>80.86956522</text:p>
          </table:table-cell>
          <table:table-cell office:value-type="float" office:value="-105.222374" calcext:value-type="float">
            <text:p>-105.222374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table:formula="of:=[.A375]/1000000" office:value-type="float" office:value="81.08695652" calcext:value-type="float">
            <text:p>81.08695652</text:p>
          </table:table-cell>
          <table:table-cell office:value-type="float" office:value="-106.4784927" calcext:value-type="float">
            <text:p>-106.4784927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table:formula="of:=[.A376]/1000000" office:value-type="float" office:value="81.30434783" calcext:value-type="float">
            <text:p>81.30434783</text:p>
          </table:table-cell>
          <table:table-cell office:value-type="float" office:value="-104.859993" calcext:value-type="float">
            <text:p>-104.859993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table:formula="of:=[.A377]/1000000" office:value-type="float" office:value="81.52173913" calcext:value-type="float">
            <text:p>81.52173913</text:p>
          </table:table-cell>
          <table:table-cell office:value-type="float" office:value="-105.8306351" calcext:value-type="float">
            <text:p>-105.8306351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table:formula="of:=[.A378]/1000000" office:value-type="float" office:value="81.73913043" calcext:value-type="float">
            <text:p>81.73913043</text:p>
          </table:table-cell>
          <table:table-cell office:value-type="float" office:value="-106.034874" calcext:value-type="float">
            <text:p>-106.034874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table:formula="of:=[.A379]/1000000" office:value-type="float" office:value="81.95652174" calcext:value-type="float">
            <text:p>81.95652174</text:p>
          </table:table-cell>
          <table:table-cell office:value-type="float" office:value="-104.7327499" calcext:value-type="float">
            <text:p>-104.7327499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table:formula="of:=[.A380]/1000000" office:value-type="float" office:value="82.17391304" calcext:value-type="float">
            <text:p>82.17391304</text:p>
          </table:table-cell>
          <table:table-cell office:value-type="float" office:value="-104.5937958" calcext:value-type="float">
            <text:p>-104.5937958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table:formula="of:=[.A381]/1000000" office:value-type="float" office:value="82.39130435" calcext:value-type="float">
            <text:p>82.39130435</text:p>
          </table:table-cell>
          <table:table-cell office:value-type="float" office:value="-105.2488708" calcext:value-type="float">
            <text:p>-105.2488708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table:formula="of:=[.A382]/1000000" office:value-type="float" office:value="82.60869565" calcext:value-type="float">
            <text:p>82.60869565</text:p>
          </table:table-cell>
          <table:table-cell office:value-type="float" office:value="-105.253479" calcext:value-type="float">
            <text:p>-105.253479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table:formula="of:=[.A383]/1000000" office:value-type="float" office:value="82.82608696" calcext:value-type="float">
            <text:p>82.82608696</text:p>
          </table:table-cell>
          <table:table-cell office:value-type="float" office:value="-105.4984283" calcext:value-type="float">
            <text:p>-105.4984283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table:formula="of:=[.A384]/1000000" office:value-type="float" office:value="83.04347826" calcext:value-type="float">
            <text:p>83.04347826</text:p>
          </table:table-cell>
          <table:table-cell office:value-type="float" office:value="-106.9502945" calcext:value-type="float">
            <text:p>-106.9502945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table:formula="of:=[.A385]/1000000" office:value-type="float" office:value="83.26086957" calcext:value-type="float">
            <text:p>83.26086957</text:p>
          </table:table-cell>
          <table:table-cell office:value-type="float" office:value="-105.008873" calcext:value-type="float">
            <text:p>-105.008873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table:formula="of:=[.A386]/1000000" office:value-type="float" office:value="83.47826087" calcext:value-type="float">
            <text:p>83.47826087</text:p>
          </table:table-cell>
          <table:table-cell office:value-type="float" office:value="-104.1116714" calcext:value-type="float">
            <text:p>-104.1116714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table:formula="of:=[.A387]/1000000" office:value-type="float" office:value="83.69565217" calcext:value-type="float">
            <text:p>83.69565217</text:p>
          </table:table-cell>
          <table:table-cell office:value-type="float" office:value="-106.581337" calcext:value-type="float">
            <text:p>-106.581337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table:formula="of:=[.A388]/1000000" office:value-type="float" office:value="83.91304348" calcext:value-type="float">
            <text:p>83.91304348</text:p>
          </table:table-cell>
          <table:table-cell office:value-type="float" office:value="-104.0722427" calcext:value-type="float">
            <text:p>-104.0722427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table:formula="of:=[.A389]/1000000" office:value-type="float" office:value="84.13043478" calcext:value-type="float">
            <text:p>84.13043478</text:p>
          </table:table-cell>
          <table:table-cell office:value-type="float" office:value="-105.6766586" calcext:value-type="float">
            <text:p>-105.6766586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table:formula="of:=[.A390]/1000000" office:value-type="float" office:value="84.34782609" calcext:value-type="float">
            <text:p>84.34782609</text:p>
          </table:table-cell>
          <table:table-cell office:value-type="float" office:value="-105.3588715" calcext:value-type="float">
            <text:p>-105.3588715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table:formula="of:=[.A391]/1000000" office:value-type="float" office:value="84.56521739" calcext:value-type="float">
            <text:p>84.56521739</text:p>
          </table:table-cell>
          <table:table-cell office:value-type="float" office:value="-104.7808685" calcext:value-type="float">
            <text:p>-104.7808685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table:formula="of:=[.A392]/1000000" office:value-type="float" office:value="84.7826087" calcext:value-type="float">
            <text:p>84.7826087</text:p>
          </table:table-cell>
          <table:table-cell office:value-type="float" office:value="-105.0288849" calcext:value-type="float">
            <text:p>-105.0288849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93]/1000000" office:value-type="float" office:value="85" calcext:value-type="float">
            <text:p>85</text:p>
          </table:table-cell>
          <table:table-cell office:value-type="float" office:value="-105.6270599" calcext:value-type="float">
            <text:p>-105.6270599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table:formula="of:=[.A394]/1000000" office:value-type="float" office:value="85.2173913" calcext:value-type="float">
            <text:p>85.2173913</text:p>
          </table:table-cell>
          <table:table-cell office:value-type="float" office:value="-103.8321838" calcext:value-type="float">
            <text:p>-103.8321838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table:formula="of:=[.A395]/1000000" office:value-type="float" office:value="85.43478261" calcext:value-type="float">
            <text:p>85.43478261</text:p>
          </table:table-cell>
          <table:table-cell office:value-type="float" office:value="-106.3856201" calcext:value-type="float">
            <text:p>-106.3856201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table:formula="of:=[.A396]/1000000" office:value-type="float" office:value="85.65217391" calcext:value-type="float">
            <text:p>85.65217391</text:p>
          </table:table-cell>
          <table:table-cell office:value-type="float" office:value="-105.4442139" calcext:value-type="float">
            <text:p>-105.4442139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table:formula="of:=[.A397]/1000000" office:value-type="float" office:value="85.86956522" calcext:value-type="float">
            <text:p>85.86956522</text:p>
          </table:table-cell>
          <table:table-cell office:value-type="float" office:value="-104.9036865" calcext:value-type="float">
            <text:p>-104.9036865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table:formula="of:=[.A398]/1000000" office:value-type="float" office:value="86.08695652" calcext:value-type="float">
            <text:p>86.08695652</text:p>
          </table:table-cell>
          <table:table-cell office:value-type="float" office:value="-106.8675156" calcext:value-type="float">
            <text:p>-106.8675156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table:formula="of:=[.A399]/1000000" office:value-type="float" office:value="86.30434783" calcext:value-type="float">
            <text:p>86.30434783</text:p>
          </table:table-cell>
          <table:table-cell office:value-type="float" office:value="-105.4661713" calcext:value-type="float">
            <text:p>-105.4661713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table:formula="of:=[.A400]/1000000" office:value-type="float" office:value="86.52173913" calcext:value-type="float">
            <text:p>86.52173913</text:p>
          </table:table-cell>
          <table:table-cell office:value-type="float" office:value="-105.4267578" calcext:value-type="float">
            <text:p>-105.4267578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table:formula="of:=[.A401]/1000000" office:value-type="float" office:value="86.73913043" calcext:value-type="float">
            <text:p>86.73913043</text:p>
          </table:table-cell>
          <table:table-cell office:value-type="float" office:value="-106.0986862" calcext:value-type="float">
            <text:p>-106.0986862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table:formula="of:=[.A402]/1000000" office:value-type="float" office:value="86.95652174" calcext:value-type="float">
            <text:p>86.95652174</text:p>
          </table:table-cell>
          <table:table-cell office:value-type="float" office:value="-105.068779" calcext:value-type="float">
            <text:p>-105.068779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table:formula="of:=[.A403]/1000000" office:value-type="float" office:value="87.17391304" calcext:value-type="float">
            <text:p>87.17391304</text:p>
          </table:table-cell>
          <table:table-cell office:value-type="float" office:value="-106.1938858" calcext:value-type="float">
            <text:p>-106.1938858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table:formula="of:=[.A404]/1000000" office:value-type="float" office:value="87.39130435" calcext:value-type="float">
            <text:p>87.39130435</text:p>
          </table:table-cell>
          <table:table-cell office:value-type="float" office:value="-105.7224808" calcext:value-type="float">
            <text:p>-105.7224808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table:formula="of:=[.A405]/1000000" office:value-type="float" office:value="87.60869565" calcext:value-type="float">
            <text:p>87.60869565</text:p>
          </table:table-cell>
          <table:table-cell office:value-type="float" office:value="-105.8523331" calcext:value-type="float">
            <text:p>-105.8523331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table:formula="of:=[.A406]/1000000" office:value-type="float" office:value="87.82608696" calcext:value-type="float">
            <text:p>87.82608696</text:p>
          </table:table-cell>
          <table:table-cell office:value-type="float" office:value="-107.3020554" calcext:value-type="float">
            <text:p>-107.3020554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table:formula="of:=[.A407]/1000000" office:value-type="float" office:value="88.04347826" calcext:value-type="float">
            <text:p>88.04347826</text:p>
          </table:table-cell>
          <table:table-cell office:value-type="float" office:value="-106.8177567" calcext:value-type="float">
            <text:p>-106.8177567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table:formula="of:=[.A408]/1000000" office:value-type="float" office:value="88.26086957" calcext:value-type="float">
            <text:p>88.26086957</text:p>
          </table:table-cell>
          <table:table-cell office:value-type="float" office:value="-106.8767929" calcext:value-type="float">
            <text:p>-106.8767929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table:formula="of:=[.A409]/1000000" office:value-type="float" office:value="88.47826087" calcext:value-type="float">
            <text:p>88.47826087</text:p>
          </table:table-cell>
          <table:table-cell office:value-type="float" office:value="-107.2139816" calcext:value-type="float">
            <text:p>-107.2139816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table:formula="of:=[.A410]/1000000" office:value-type="float" office:value="88.69565217" calcext:value-type="float">
            <text:p>88.69565217</text:p>
          </table:table-cell>
          <table:table-cell office:value-type="float" office:value="-108.2380295" calcext:value-type="float">
            <text:p>-108.2380295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table:formula="of:=[.A411]/1000000" office:value-type="float" office:value="88.91304348" calcext:value-type="float">
            <text:p>88.91304348</text:p>
          </table:table-cell>
          <table:table-cell office:value-type="float" office:value="-106.3969193" calcext:value-type="float">
            <text:p>-106.3969193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table:formula="of:=[.A412]/1000000" office:value-type="float" office:value="89.13043478" calcext:value-type="float">
            <text:p>89.13043478</text:p>
          </table:table-cell>
          <table:table-cell office:value-type="float" office:value="-85.68702698" calcext:value-type="float">
            <text:p>-85.68702698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table:formula="of:=[.A413]/1000000" office:value-type="float" office:value="89.34782609" calcext:value-type="float">
            <text:p>89.34782609</text:p>
          </table:table-cell>
          <table:table-cell office:value-type="float" office:value="-107.4471512" calcext:value-type="float">
            <text:p>-107.4471512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table:formula="of:=[.A414]/1000000" office:value-type="float" office:value="89.56521739" calcext:value-type="float">
            <text:p>89.56521739</text:p>
          </table:table-cell>
          <table:table-cell office:value-type="float" office:value="-107.7198181" calcext:value-type="float">
            <text:p>-107.7198181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table:formula="of:=[.A415]/1000000" office:value-type="float" office:value="89.7826087" calcext:value-type="float">
            <text:p>89.7826087</text:p>
          </table:table-cell>
          <table:table-cell office:value-type="float" office:value="-86.85240173" calcext:value-type="float">
            <text:p>-86.85240173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416]/1000000" office:value-type="float" office:value="90" calcext:value-type="float">
            <text:p>90</text:p>
          </table:table-cell>
          <table:table-cell office:value-type="float" office:value="-88.8353653" calcext:value-type="float">
            <text:p>-88.8353653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table:formula="of:=[.A417]/1000000" office:value-type="float" office:value="90.2173913" calcext:value-type="float">
            <text:p>90.2173913</text:p>
          </table:table-cell>
          <table:table-cell office:value-type="float" office:value="-107.7064438" calcext:value-type="float">
            <text:p>-107.7064438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table:formula="of:=[.A418]/1000000" office:value-type="float" office:value="90.43478261" calcext:value-type="float">
            <text:p>90.43478261</text:p>
          </table:table-cell>
          <table:table-cell office:value-type="float" office:value="-107.8321304" calcext:value-type="float">
            <text:p>-107.8321304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table:formula="of:=[.A419]/1000000" office:value-type="float" office:value="90.65217391" calcext:value-type="float">
            <text:p>90.65217391</text:p>
          </table:table-cell>
          <table:table-cell office:value-type="float" office:value="-93.65479279" calcext:value-type="float">
            <text:p>-93.65479279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table:formula="of:=[.A420]/1000000" office:value-type="float" office:value="90.86956522" calcext:value-type="float">
            <text:p>90.86956522</text:p>
          </table:table-cell>
          <table:table-cell office:value-type="float" office:value="-107.731575" calcext:value-type="float">
            <text:p>-107.731575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table:formula="of:=[.A421]/1000000" office:value-type="float" office:value="91.08695652" calcext:value-type="float">
            <text:p>91.08695652</text:p>
          </table:table-cell>
          <table:table-cell office:value-type="float" office:value="-106.7817917" calcext:value-type="float">
            <text:p>-106.7817917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table:formula="of:=[.A422]/1000000" office:value-type="float" office:value="91.30434783" calcext:value-type="float">
            <text:p>91.30434783</text:p>
          </table:table-cell>
          <table:table-cell office:value-type="float" office:value="-108.8200073" calcext:value-type="float">
            <text:p>-108.8200073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table:formula="of:=[.A423]/1000000" office:value-type="float" office:value="91.52173913" calcext:value-type="float">
            <text:p>91.52173913</text:p>
          </table:table-cell>
          <table:table-cell office:value-type="float" office:value="-107.5998383" calcext:value-type="float">
            <text:p>-107.5998383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table:formula="of:=[.A424]/1000000" office:value-type="float" office:value="91.73913043" calcext:value-type="float">
            <text:p>91.73913043</text:p>
          </table:table-cell>
          <table:table-cell office:value-type="float" office:value="-107.5078354" calcext:value-type="float">
            <text:p>-107.5078354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table:formula="of:=[.A425]/1000000" office:value-type="float" office:value="91.95652174" calcext:value-type="float">
            <text:p>91.95652174</text:p>
          </table:table-cell>
          <table:table-cell office:value-type="float" office:value="-108.2700653" calcext:value-type="float">
            <text:p>-108.2700653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table:formula="of:=[.A426]/1000000" office:value-type="float" office:value="92.17391304" calcext:value-type="float">
            <text:p>92.17391304</text:p>
          </table:table-cell>
          <table:table-cell office:value-type="float" office:value="-108.5858459" calcext:value-type="float">
            <text:p>-108.5858459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table:formula="of:=[.A427]/1000000" office:value-type="float" office:value="92.39130435" calcext:value-type="float">
            <text:p>92.39130435</text:p>
          </table:table-cell>
          <table:table-cell office:value-type="float" office:value="-104.2798691" calcext:value-type="float">
            <text:p>-104.2798691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table:formula="of:=[.A428]/1000000" office:value-type="float" office:value="92.60869565" calcext:value-type="float">
            <text:p>92.60869565</text:p>
          </table:table-cell>
          <table:table-cell office:value-type="float" office:value="-108.7610245" calcext:value-type="float">
            <text:p>-108.7610245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table:formula="of:=[.A429]/1000000" office:value-type="float" office:value="92.82608696" calcext:value-type="float">
            <text:p>92.82608696</text:p>
          </table:table-cell>
          <table:table-cell office:value-type="float" office:value="-107.8940887" calcext:value-type="float">
            <text:p>-107.894088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table:formula="of:=[.A430]/1000000" office:value-type="float" office:value="93.04347826" calcext:value-type="float">
            <text:p>93.04347826</text:p>
          </table:table-cell>
          <table:table-cell office:value-type="float" office:value="-109.1547623" calcext:value-type="float">
            <text:p>-109.1547623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table:formula="of:=[.A431]/1000000" office:value-type="float" office:value="93.26086957" calcext:value-type="float">
            <text:p>93.26086957</text:p>
          </table:table-cell>
          <table:table-cell office:value-type="float" office:value="-106.6290588" calcext:value-type="float">
            <text:p>-106.6290588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table:formula="of:=[.A432]/1000000" office:value-type="float" office:value="93.47826087" calcext:value-type="float">
            <text:p>93.47826087</text:p>
          </table:table-cell>
          <table:table-cell office:value-type="float" office:value="-109.4740601" calcext:value-type="float">
            <text:p>-109.4740601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table:formula="of:=[.A433]/1000000" office:value-type="float" office:value="93.69565217" calcext:value-type="float">
            <text:p>93.69565217</text:p>
          </table:table-cell>
          <table:table-cell office:value-type="float" office:value="-110.4898453" calcext:value-type="float">
            <text:p>-110.4898453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table:formula="of:=[.A434]/1000000" office:value-type="float" office:value="93.91304348" calcext:value-type="float">
            <text:p>93.91304348</text:p>
          </table:table-cell>
          <table:table-cell office:value-type="float" office:value="-108.9871597" calcext:value-type="float">
            <text:p>-108.9871597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table:formula="of:=[.A435]/1000000" office:value-type="float" office:value="94.13043478" calcext:value-type="float">
            <text:p>94.13043478</text:p>
          </table:table-cell>
          <table:table-cell office:value-type="float" office:value="-106.6793442" calcext:value-type="float">
            <text:p>-106.6793442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table:formula="of:=[.A436]/1000000" office:value-type="float" office:value="94.34782609" calcext:value-type="float">
            <text:p>94.34782609</text:p>
          </table:table-cell>
          <table:table-cell office:value-type="float" office:value="-109.541008" calcext:value-type="float">
            <text:p>-109.541008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table:formula="of:=[.A437]/1000000" office:value-type="float" office:value="94.56521739" calcext:value-type="float">
            <text:p>94.56521739</text:p>
          </table:table-cell>
          <table:table-cell office:value-type="float" office:value="-108.6701584" calcext:value-type="float">
            <text:p>-108.6701584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table:formula="of:=[.A438]/1000000" office:value-type="float" office:value="94.7826087" calcext:value-type="float">
            <text:p>94.7826087</text:p>
          </table:table-cell>
          <table:table-cell office:value-type="float" office:value="-108.2244186" calcext:value-type="float">
            <text:p>-108.2244186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439]/1000000" office:value-type="float" office:value="95" calcext:value-type="float">
            <text:p>95</text:p>
          </table:table-cell>
          <table:table-cell office:value-type="float" office:value="-105.3210068" calcext:value-type="float">
            <text:p>-105.3210068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table:formula="of:=[.A440]/1000000" office:value-type="float" office:value="95.2173913" calcext:value-type="float">
            <text:p>95.2173913</text:p>
          </table:table-cell>
          <table:table-cell office:value-type="float" office:value="-108.8803787" calcext:value-type="float">
            <text:p>-108.8803787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table:formula="of:=[.A441]/1000000" office:value-type="float" office:value="95.43478261" calcext:value-type="float">
            <text:p>95.43478261</text:p>
          </table:table-cell>
          <table:table-cell office:value-type="float" office:value="-107.4683838" calcext:value-type="float">
            <text:p>-107.4683838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table:formula="of:=[.A442]/1000000" office:value-type="float" office:value="95.65217391" calcext:value-type="float">
            <text:p>95.65217391</text:p>
          </table:table-cell>
          <table:table-cell office:value-type="float" office:value="-108.6248856" calcext:value-type="float">
            <text:p>-108.6248856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table:formula="of:=[.A443]/1000000" office:value-type="float" office:value="95.86956522" calcext:value-type="float">
            <text:p>95.86956522</text:p>
          </table:table-cell>
          <table:table-cell office:value-type="float" office:value="-108.4235382" calcext:value-type="float">
            <text:p>-108.4235382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table:formula="of:=[.A444]/1000000" office:value-type="float" office:value="96.08695652" calcext:value-type="float">
            <text:p>96.08695652</text:p>
          </table:table-cell>
          <table:table-cell office:value-type="float" office:value="-108.5594177" calcext:value-type="float">
            <text:p>-108.5594177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table:formula="of:=[.A445]/1000000" office:value-type="float" office:value="96.30434783" calcext:value-type="float">
            <text:p>96.30434783</text:p>
          </table:table-cell>
          <table:table-cell office:value-type="float" office:value="-107.8716583" calcext:value-type="float">
            <text:p>-107.8716583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table:formula="of:=[.A446]/1000000" office:value-type="float" office:value="96.52173913" calcext:value-type="float">
            <text:p>96.52173913</text:p>
          </table:table-cell>
          <table:table-cell office:value-type="float" office:value="-108.7750626" calcext:value-type="float">
            <text:p>-108.7750626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table:formula="of:=[.A447]/1000000" office:value-type="float" office:value="96.73913043" calcext:value-type="float">
            <text:p>96.73913043</text:p>
          </table:table-cell>
          <table:table-cell office:value-type="float" office:value="-107.5086288" calcext:value-type="float">
            <text:p>-107.5086288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table:formula="of:=[.A448]/1000000" office:value-type="float" office:value="96.95652174" calcext:value-type="float">
            <text:p>96.95652174</text:p>
          </table:table-cell>
          <table:table-cell office:value-type="float" office:value="-108.6952286" calcext:value-type="float">
            <text:p>-108.6952286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table:formula="of:=[.A449]/1000000" office:value-type="float" office:value="97.17391304" calcext:value-type="float">
            <text:p>97.17391304</text:p>
          </table:table-cell>
          <table:table-cell office:value-type="float" office:value="-109.473999" calcext:value-type="float">
            <text:p>-109.473999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table:formula="of:=[.A450]/1000000" office:value-type="float" office:value="97.39130435" calcext:value-type="float">
            <text:p>97.39130435</text:p>
          </table:table-cell>
          <table:table-cell office:value-type="float" office:value="-109.7295914" calcext:value-type="float">
            <text:p>-109.7295914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table:formula="of:=[.A451]/1000000" office:value-type="float" office:value="97.60869565" calcext:value-type="float">
            <text:p>97.60869565</text:p>
          </table:table-cell>
          <table:table-cell office:value-type="float" office:value="-109.2000198" calcext:value-type="float">
            <text:p>-109.2000198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table:formula="of:=[.A452]/1000000" office:value-type="float" office:value="97.82608696" calcext:value-type="float">
            <text:p>97.82608696</text:p>
          </table:table-cell>
          <table:table-cell office:value-type="float" office:value="-108.5722504" calcext:value-type="float">
            <text:p>-108.5722504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table:formula="of:=[.A453]/1000000" office:value-type="float" office:value="98.04347826" calcext:value-type="float">
            <text:p>98.04347826</text:p>
          </table:table-cell>
          <table:table-cell office:value-type="float" office:value="-109.7422104" calcext:value-type="float">
            <text:p>-109.7422104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table:formula="of:=[.A454]/1000000" office:value-type="float" office:value="98.26086957" calcext:value-type="float">
            <text:p>98.26086957</text:p>
          </table:table-cell>
          <table:table-cell office:value-type="float" office:value="-108.7181015" calcext:value-type="float">
            <text:p>-108.7181015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table:formula="of:=[.A455]/1000000" office:value-type="float" office:value="98.47826087" calcext:value-type="float">
            <text:p>98.47826087</text:p>
          </table:table-cell>
          <table:table-cell office:value-type="float" office:value="-109.3187637" calcext:value-type="float">
            <text:p>-109.3187637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table:formula="of:=[.A456]/1000000" office:value-type="float" office:value="98.69565217" calcext:value-type="float">
            <text:p>98.69565217</text:p>
          </table:table-cell>
          <table:table-cell office:value-type="float" office:value="-109.2618866" calcext:value-type="float">
            <text:p>-109.2618866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table:formula="of:=[.A457]/1000000" office:value-type="float" office:value="98.91304348" calcext:value-type="float">
            <text:p>98.91304348</text:p>
          </table:table-cell>
          <table:table-cell office:value-type="float" office:value="-108.6193924" calcext:value-type="float">
            <text:p>-108.6193924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table:formula="of:=[.A458]/1000000" office:value-type="float" office:value="99.13043478" calcext:value-type="float">
            <text:p>99.13043478</text:p>
          </table:table-cell>
          <table:table-cell office:value-type="float" office:value="-96.1333847" calcext:value-type="float">
            <text:p>-96.1333847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table:formula="of:=[.A459]/1000000" office:value-type="float" office:value="99.34782609" calcext:value-type="float">
            <text:p>99.34782609</text:p>
          </table:table-cell>
          <table:table-cell office:value-type="float" office:value="-108.9834061" calcext:value-type="float">
            <text:p>-108.9834061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table:formula="of:=[.A460]/1000000" office:value-type="float" office:value="99.56521739" calcext:value-type="float">
            <text:p>99.56521739</text:p>
          </table:table-cell>
          <table:table-cell office:value-type="float" office:value="-108.866478" calcext:value-type="float">
            <text:p>-108.866478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table:formula="of:=[.A461]/1000000" office:value-type="float" office:value="99.7826087" calcext:value-type="float">
            <text:p>99.7826087</text:p>
          </table:table-cell>
          <table:table-cell office:value-type="float" office:value="-108.7928772" calcext:value-type="float">
            <text:p>-108.7928772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62]/1000000" office:value-type="float" office:value="100" calcext:value-type="float">
            <text:p>100</text:p>
          </table:table-cell>
          <table:table-cell office:value-type="float" office:value="-103.7921448" calcext:value-type="float">
            <text:p>-103.7921448</text:p>
          </table:table-cell>
          <table:table-cell table:number-columns-repeated="3"/>
        </table:table-row>
      </table:table>
      <table:table table:name="Noise_SN001_noEth_ACon_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48:05 07.09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0.971373" calcext:value-type="float">
            <text:p>0.971373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Pos Pe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.28720284" calcext:value-type="float">
            <text:p>-26.28720284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83.02611542" calcext:value-type="float">
            <text:p>-83.02611542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83.48800659" calcext:value-type="float">
            <text:p>-83.48800659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92.34902954" calcext:value-type="float">
            <text:p>-92.34902954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96.04518127" calcext:value-type="float">
            <text:p>-96.04518127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96.72671509" calcext:value-type="float">
            <text:p>-96.72671509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94.86367798" calcext:value-type="float">
            <text:p>-94.86367798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72.9797821" calcext:value-type="float">
            <text:p>-72.9797821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95.8925705" calcext:value-type="float">
            <text:p>-95.8925705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95.97962189" calcext:value-type="float">
            <text:p>-95.97962189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96.22860718" calcext:value-type="float">
            <text:p>-96.22860718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96.73358154" calcext:value-type="float">
            <text:p>-96.73358154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96.27385712" calcext:value-type="float">
            <text:p>-96.27385712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94.19096375" calcext:value-type="float">
            <text:p>-94.19096375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97.16604614" calcext:value-type="float">
            <text:p>-97.16604614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96.23234558" calcext:value-type="float">
            <text:p>-96.23234558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94.4526825" calcext:value-type="float">
            <text:p>-94.4526825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95.22167969" calcext:value-type="float">
            <text:p>-95.22167969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95.16396332" calcext:value-type="float">
            <text:p>-95.16396332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95.96027374" calcext:value-type="float">
            <text:p>-95.96027374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94.84165192" calcext:value-type="float">
            <text:p>-94.84165192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96.19139862" calcext:value-type="float">
            <text:p>-96.19139862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94.24949646" calcext:value-type="float">
            <text:p>-94.24949646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95.86398315" calcext:value-type="float">
            <text:p>-95.86398315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81.83332062" calcext:value-type="float">
            <text:p>-81.83332062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94.60541534" calcext:value-type="float">
            <text:p>-94.60541534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96.35468292" calcext:value-type="float">
            <text:p>-96.35468292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97.79294586" calcext:value-type="float">
            <text:p>-97.79294586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94.64762878" calcext:value-type="float">
            <text:p>-94.64762878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95.84044647" calcext:value-type="float">
            <text:p>-95.84044647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95.68719482" calcext:value-type="float">
            <text:p>-95.68719482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93.65960693" calcext:value-type="float">
            <text:p>-93.65960693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94.31316376" calcext:value-type="float">
            <text:p>-94.31316376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95.39878845" calcext:value-type="float">
            <text:p>-95.39878845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80.99930573" calcext:value-type="float">
            <text:p>-80.99930573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85.25565338" calcext:value-type="float">
            <text:p>-85.25565338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91.23472595" calcext:value-type="float">
            <text:p>-91.23472595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93.64971924" calcext:value-type="float">
            <text:p>-93.64971924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84.04767609" calcext:value-type="float">
            <text:p>-84.04767609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94.6734848" calcext:value-type="float">
            <text:p>-94.6734848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94.06541443" calcext:value-type="float">
            <text:p>-94.0654144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94.74949646" calcext:value-type="float">
            <text:p>-94.74949646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82.2469635" calcext:value-type="float">
            <text:p>-82.2469635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88.45623016" calcext:value-type="float">
            <text:p>-88.45623016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93.10768127" calcext:value-type="float">
            <text:p>-93.10768127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92.77198792" calcext:value-type="float">
            <text:p>-92.77198792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92.07754517" calcext:value-type="float">
            <text:p>-92.07754517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88.6350708" calcext:value-type="float">
            <text:p>-88.6350708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5.64467621" calcext:value-type="float">
            <text:p>-75.64467621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89.25012207" calcext:value-type="float">
            <text:p>-89.25012207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84.46278381" calcext:value-type="float">
            <text:p>-84.46278381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94.12249756" calcext:value-type="float">
            <text:p>-94.12249756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94.60478973" calcext:value-type="float">
            <text:p>-94.60478973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94.43923187" calcext:value-type="float">
            <text:p>-94.43923187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95.24474335" calcext:value-type="float">
            <text:p>-95.24474335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92.29727936" calcext:value-type="float">
            <text:p>-92.29727936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94.3759613" calcext:value-type="float">
            <text:p>-94.3759613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90.13626099" calcext:value-type="float">
            <text:p>-90.13626099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85.26908875" calcext:value-type="float">
            <text:p>-85.26908875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82.67010498" calcext:value-type="float">
            <text:p>-82.67010498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95.54930115" calcext:value-type="float">
            <text:p>-95.54930115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94.56105042" calcext:value-type="float">
            <text:p>-94.56105042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92.97724915" calcext:value-type="float">
            <text:p>-92.97724915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92.43637848" calcext:value-type="float">
            <text:p>-92.43637848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94.11405182" calcext:value-type="float">
            <text:p>-94.11405182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94.1710968" calcext:value-type="float">
            <text:p>-94.1710968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87.2525177" calcext:value-type="float">
            <text:p>-87.2525177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93.9384613" calcext:value-type="float">
            <text:p>-93.938461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91.00445557" calcext:value-type="float">
            <text:p>-91.00445557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91.96475983" calcext:value-type="float">
            <text:p>-91.96475983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92.42423248" calcext:value-type="float">
            <text:p>-92.42423248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85.88001251" calcext:value-type="float">
            <text:p>-85.88001251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92.98445129" calcext:value-type="float">
            <text:p>-92.98445129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94.6184082" calcext:value-type="float">
            <text:p>-94.6184082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95.15729523" calcext:value-type="float">
            <text:p>-95.15729523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92.20583344" calcext:value-type="float">
            <text:p>-92.20583344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93.24346924" calcext:value-type="float">
            <text:p>-93.24346924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92.78226471" calcext:value-type="float">
            <text:p>-92.78226471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90.56958771" calcext:value-type="float">
            <text:p>-90.56958771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88.08876038" calcext:value-type="float">
            <text:p>-88.08876038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94.19081879" calcext:value-type="float">
            <text:p>-94.19081879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93.68241882" calcext:value-type="float">
            <text:p>-93.68241882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93.93183899" calcext:value-type="float">
            <text:p>-93.93183899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93.51156616" calcext:value-type="float">
            <text:p>-93.51156616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94.04066467" calcext:value-type="float">
            <text:p>-94.04066467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85.79159546" calcext:value-type="float">
            <text:p>-85.79159546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93.82144928" calcext:value-type="float">
            <text:p>-93.82144928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94.13375854" calcext:value-type="float">
            <text:p>-94.13375854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93.05856323" calcext:value-type="float">
            <text:p>-93.05856323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93.88613129" calcext:value-type="float">
            <text:p>-93.88613129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93.52416992" calcext:value-type="float">
            <text:p>-93.52416992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94.2988205" calcext:value-type="float">
            <text:p>-94.2988205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94.21787262" calcext:value-type="float">
            <text:p>-94.21787262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94.45423126" calcext:value-type="float">
            <text:p>-94.45423126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91.25689697" calcext:value-type="float">
            <text:p>-91.25689697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92.57112885" calcext:value-type="float">
            <text:p>-92.57112885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89.98700714" calcext:value-type="float">
            <text:p>-89.98700714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90.86497498" calcext:value-type="float">
            <text:p>-90.86497498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90.32940674" calcext:value-type="float">
            <text:p>-90.32940674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89.51260376" calcext:value-type="float">
            <text:p>-89.51260376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90.55167389" calcext:value-type="float">
            <text:p>-90.55167389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91.18540192" calcext:value-type="float">
            <text:p>-91.18540192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91.83285522" calcext:value-type="float">
            <text:p>-91.83285522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90.41461182" calcext:value-type="float">
            <text:p>-90.41461182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90.94371033" calcext:value-type="float">
            <text:p>-90.94371033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94.73055267" calcext:value-type="float">
            <text:p>-94.73055267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92.47754669" calcext:value-type="float">
            <text:p>-92.47754669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92.07659912" calcext:value-type="float">
            <text:p>-92.07659912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93.23435974" calcext:value-type="float">
            <text:p>-93.23435974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92.7612915" calcext:value-type="float">
            <text:p>-92.7612915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93.07290649" calcext:value-type="float">
            <text:p>-93.07290649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93.09359741" calcext:value-type="float">
            <text:p>-93.09359741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92.50748444" calcext:value-type="float">
            <text:p>-92.50748444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94.18652344" calcext:value-type="float">
            <text:p>-94.18652344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93.8815918" calcext:value-type="float">
            <text:p>-93.8815918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93.43009186" calcext:value-type="float">
            <text:p>-93.43009186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93.96089935" calcext:value-type="float">
            <text:p>-93.96089935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93.58027649" calcext:value-type="float">
            <text:p>-93.58027649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92.92651367" calcext:value-type="float">
            <text:p>-92.92651367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93.48297119" calcext:value-type="float">
            <text:p>-93.48297119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94.10489655" calcext:value-type="float">
            <text:p>-94.10489655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93.42002106" calcext:value-type="float">
            <text:p>-93.42002106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94.72434998" calcext:value-type="float">
            <text:p>-94.7243499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94.96179962" calcext:value-type="float">
            <text:p>-94.96179962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92.23890686" calcext:value-type="float">
            <text:p>-92.23890686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94.59013367" calcext:value-type="float">
            <text:p>-94.59013367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92.21896362" calcext:value-type="float">
            <text:p>-92.21896362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93.45823669" calcext:value-type="float">
            <text:p>-93.45823669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94.51939392" calcext:value-type="float">
            <text:p>-94.51939392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93.39749146" calcext:value-type="float">
            <text:p>-93.39749146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93.03013611" calcext:value-type="float">
            <text:p>-93.03013611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93.06358337" calcext:value-type="float">
            <text:p>-93.06358337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93.57214355" calcext:value-type="float">
            <text:p>-93.57214355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95.1567688" calcext:value-type="float">
            <text:p>-95.1567688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92.60955048" calcext:value-type="float">
            <text:p>-92.60955048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95.45630646" calcext:value-type="float">
            <text:p>-95.45630646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93.1006546" calcext:value-type="float">
            <text:p>-93.1006546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94.02078247" calcext:value-type="float">
            <text:p>-94.02078247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95.10952759" calcext:value-type="float">
            <text:p>-95.10952759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95.49449158" calcext:value-type="float">
            <text:p>-95.49449158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95.64289856" calcext:value-type="float">
            <text:p>-95.64289856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89.31621552" calcext:value-type="float">
            <text:p>-89.31621552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94.33450317" calcext:value-type="float">
            <text:p>-94.33450317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95.09107208" calcext:value-type="float">
            <text:p>-95.09107208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95.62706757" calcext:value-type="float">
            <text:p>-95.62706757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93.83344269" calcext:value-type="float">
            <text:p>-93.83344269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95.04686737" calcext:value-type="float">
            <text:p>-95.04686737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95.25257111" calcext:value-type="float">
            <text:p>-95.25257111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95.35870361" calcext:value-type="float">
            <text:p>-95.35870361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95.70193481" calcext:value-type="float">
            <text:p>-95.70193481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94.76946259" calcext:value-type="float">
            <text:p>-94.76946259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96.11917114" calcext:value-type="float">
            <text:p>-96.11917114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95.72460938" calcext:value-type="float">
            <text:p>-95.72460938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94.77667999" calcext:value-type="float">
            <text:p>-94.77667999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95.12352753" calcext:value-type="float">
            <text:p>-95.12352753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95.68712616" calcext:value-type="float">
            <text:p>-95.68712616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94.68251038" calcext:value-type="float">
            <text:p>-94.68251038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94.92443085" calcext:value-type="float">
            <text:p>-94.92443085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94.63124847" calcext:value-type="float">
            <text:p>-94.63124847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95.68613434" calcext:value-type="float">
            <text:p>-95.68613434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85.71128845" calcext:value-type="float">
            <text:p>-85.71128845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94.1104126" calcext:value-type="float">
            <text:p>-94.1104126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93.001091" calcext:value-type="float">
            <text:p>-93.001091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94.05789948" calcext:value-type="float">
            <text:p>-94.05789948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96.0142746" calcext:value-type="float">
            <text:p>-96.0142746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94.60720825" calcext:value-type="float">
            <text:p>-94.60720825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92.61824799" calcext:value-type="float">
            <text:p>-92.61824799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94.30046844" calcext:value-type="float">
            <text:p>-94.30046844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96.52672577" calcext:value-type="float">
            <text:p>-96.52672577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94.62322235" calcext:value-type="float">
            <text:p>-94.62322235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95.15530396" calcext:value-type="float">
            <text:p>-95.15530396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95.49799347" calcext:value-type="float">
            <text:p>-95.49799347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95.9786911" calcext:value-type="float">
            <text:p>-95.9786911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93.48270416" calcext:value-type="float">
            <text:p>-93.48270416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94.45178223" calcext:value-type="float">
            <text:p>-94.45178223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94.51483154" calcext:value-type="float">
            <text:p>-94.51483154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95.47930908" calcext:value-type="float">
            <text:p>-95.47930908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94.92928314" calcext:value-type="float">
            <text:p>-94.92928314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94.36689758" calcext:value-type="float">
            <text:p>-94.36689758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93.58385468" calcext:value-type="float">
            <text:p>-93.58385468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95.80126953" calcext:value-type="float">
            <text:p>-95.80126953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95.66105652" calcext:value-type="float">
            <text:p>-95.66105652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95.6397171" calcext:value-type="float">
            <text:p>-95.6397171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95.13981628" calcext:value-type="float">
            <text:p>-95.13981628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95.47584534" calcext:value-type="float">
            <text:p>-95.47584534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92.14910889" calcext:value-type="float">
            <text:p>-92.14910889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95.23955536" calcext:value-type="float">
            <text:p>-95.23955536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95.19245911" calcext:value-type="float">
            <text:p>-95.19245911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95.95094299" calcext:value-type="float">
            <text:p>-95.95094299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94.99266815" calcext:value-type="float">
            <text:p>-94.99266815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95.82801056" calcext:value-type="float">
            <text:p>-95.82801056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94.24788666" calcext:value-type="float">
            <text:p>-94.24788666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95.67906189" calcext:value-type="float">
            <text:p>-95.67906189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94.3010025" calcext:value-type="float">
            <text:p>-94.3010025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95.15042114" calcext:value-type="float">
            <text:p>-95.15042114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94.95262146" calcext:value-type="float">
            <text:p>-94.95262146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95.82953644" calcext:value-type="float">
            <text:p>-95.82953644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96.02919769" calcext:value-type="float">
            <text:p>-96.02919769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95.07015228" calcext:value-type="float">
            <text:p>-95.07015228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96.18094635" calcext:value-type="float">
            <text:p>-96.18094635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95.87461853" calcext:value-type="float">
            <text:p>-95.8746185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95.63665009" calcext:value-type="float">
            <text:p>-95.63665009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94.71949005" calcext:value-type="float">
            <text:p>-94.71949005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96.07886505" calcext:value-type="float">
            <text:p>-96.07886505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94.58435059" calcext:value-type="float">
            <text:p>-94.58435059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96.17990112" calcext:value-type="float">
            <text:p>-96.17990112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96.13440704" calcext:value-type="float">
            <text:p>-96.13440704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96.19543457" calcext:value-type="float">
            <text:p>-96.19543457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94.92182159" calcext:value-type="float">
            <text:p>-94.92182159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96.30898285" calcext:value-type="float">
            <text:p>-96.30898285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96.26369476" calcext:value-type="float">
            <text:p>-96.26369476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97.90589905" calcext:value-type="float">
            <text:p>-97.90589905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94.60684204" calcext:value-type="float">
            <text:p>-94.60684204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96.2194519" calcext:value-type="float">
            <text:p>-96.2194519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95.31851196" calcext:value-type="float">
            <text:p>-95.31851196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96.53163147" calcext:value-type="float">
            <text:p>-96.53163147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94.63858032" calcext:value-type="float">
            <text:p>-94.63858032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93.68442535" calcext:value-type="float">
            <text:p>-93.68442535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97.0413208" calcext:value-type="float">
            <text:p>-97.0413208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97.23834991" calcext:value-type="float">
            <text:p>-97.23834991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95.25270081" calcext:value-type="float">
            <text:p>-95.25270081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96.07061005" calcext:value-type="float">
            <text:p>-96.07061005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97.45731354" calcext:value-type="float">
            <text:p>-97.45731354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96.21074677" calcext:value-type="float">
            <text:p>-96.21074677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97.18975067" calcext:value-type="float">
            <text:p>-97.18975067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97.40843201" calcext:value-type="float">
            <text:p>-97.40843201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95.80699158" calcext:value-type="float">
            <text:p>-95.80699158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98.01918793" calcext:value-type="float">
            <text:p>-98.01918793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96.07743835" calcext:value-type="float">
            <text:p>-96.07743835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96.80725098" calcext:value-type="float">
            <text:p>-96.80725098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96.0749054" calcext:value-type="float">
            <text:p>-96.0749054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96.52949524" calcext:value-type="float">
            <text:p>-96.52949524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95.01461792" calcext:value-type="float">
            <text:p>-95.01461792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98.01940155" calcext:value-type="float">
            <text:p>-98.01940155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96.92538452" calcext:value-type="float">
            <text:p>-96.92538452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97.19696045" calcext:value-type="float">
            <text:p>-97.19696045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91.40602112" calcext:value-type="float">
            <text:p>-91.40602112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97.90986633" calcext:value-type="float">
            <text:p>-97.90986633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96.40871429" calcext:value-type="float">
            <text:p>-96.40871429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98.13211823" calcext:value-type="float">
            <text:p>-98.13211823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97.92694855" calcext:value-type="float">
            <text:p>-97.92694855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98.45864868" calcext:value-type="float">
            <text:p>-98.45864868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100.2519302" calcext:value-type="float">
            <text:p>-100.2519302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98.47925568" calcext:value-type="float">
            <text:p>-98.47925568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99.33892059" calcext:value-type="float">
            <text:p>-99.33892059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98.57562256" calcext:value-type="float">
            <text:p>-98.57562256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98.60469818" calcext:value-type="float">
            <text:p>-98.60469818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98.96981049" calcext:value-type="float">
            <text:p>-98.96981049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98.67569733" calcext:value-type="float">
            <text:p>-98.67569733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100.2368927" calcext:value-type="float">
            <text:p>-100.2368927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98.59651947" calcext:value-type="float">
            <text:p>-98.59651947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100.0404816" calcext:value-type="float">
            <text:p>-100.040481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101.956192" calcext:value-type="float">
            <text:p>-101.956192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99.94351959" calcext:value-type="float">
            <text:p>-99.94351959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88.37682343" calcext:value-type="float">
            <text:p>-88.37682343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101.2243271" calcext:value-type="float">
            <text:p>-101.2243271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99.49581146" calcext:value-type="float">
            <text:p>-99.49581146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101.7235641" calcext:value-type="float">
            <text:p>-101.7235641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99.29981995" calcext:value-type="float">
            <text:p>-99.29981995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101.9111252" calcext:value-type="float">
            <text:p>-101.9111252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99.66112518" calcext:value-type="float">
            <text:p>-99.66112518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101.5307617" calcext:value-type="float">
            <text:p>-101.5307617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102.6688385" calcext:value-type="float">
            <text:p>-102.6688385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102.6350098" calcext:value-type="float">
            <text:p>-102.6350098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101.0272827" calcext:value-type="float">
            <text:p>-101.0272827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100.295784" calcext:value-type="float">
            <text:p>-100.295784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100.7008591" calcext:value-type="float">
            <text:p>-100.7008591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101.2663956" calcext:value-type="float">
            <text:p>-101.2663956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102.832962" calcext:value-type="float">
            <text:p>-102.832962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101.3174362" calcext:value-type="float">
            <text:p>-101.3174362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103.7884293" calcext:value-type="float">
            <text:p>-103.7884293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103.3321152" calcext:value-type="float">
            <text:p>-103.3321152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102.9893036" calcext:value-type="float">
            <text:p>-102.9893036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9.97055054" calcext:value-type="float">
            <text:p>-89.97055054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101.5685272" calcext:value-type="float">
            <text:p>-101.5685272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103.8979645" calcext:value-type="float">
            <text:p>-103.8979645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102.9907608" calcext:value-type="float">
            <text:p>-102.9907608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102.4070816" calcext:value-type="float">
            <text:p>-102.4070816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102.3055496" calcext:value-type="float">
            <text:p>-102.3055496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103.6031799" calcext:value-type="float">
            <text:p>-103.6031799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103.8565598" calcext:value-type="float">
            <text:p>-103.8565598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102.461319" calcext:value-type="float">
            <text:p>-102.461319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101.2708664" calcext:value-type="float">
            <text:p>-101.2708664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102.2555618" calcext:value-type="float">
            <text:p>-102.2555618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104.3602905" calcext:value-type="float">
            <text:p>-104.3602905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102.6877975" calcext:value-type="float">
            <text:p>-102.6877975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103.5288773" calcext:value-type="float">
            <text:p>-103.5288773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103.393425" calcext:value-type="float">
            <text:p>-103.393425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103.7079468" calcext:value-type="float">
            <text:p>-103.7079468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104.4123077" calcext:value-type="float">
            <text:p>-104.4123077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102.2814789" calcext:value-type="float">
            <text:p>-102.2814789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104.8678436" calcext:value-type="float">
            <text:p>-104.8678436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99.47795868" calcext:value-type="float">
            <text:p>-99.47795868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103.443985" calcext:value-type="float">
            <text:p>-103.443985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103.7886963" calcext:value-type="float">
            <text:p>-103.7886963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105.4709473" calcext:value-type="float">
            <text:p>-105.4709473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103.6714859" calcext:value-type="float">
            <text:p>-103.6714859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105.230896" calcext:value-type="float">
            <text:p>-105.230896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102.6178665" calcext:value-type="float">
            <text:p>-102.6178665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102.7864532" calcext:value-type="float">
            <text:p>-102.7864532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105.1529007" calcext:value-type="float">
            <text:p>-105.1529007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103.9570389" calcext:value-type="float">
            <text:p>-103.9570389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103.1568985" calcext:value-type="float">
            <text:p>-103.1568985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104.4415283" calcext:value-type="float">
            <text:p>-104.4415283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105.0641174" calcext:value-type="float">
            <text:p>-105.0641174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105.8578873" calcext:value-type="float">
            <text:p>-105.8578873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106.6842422" calcext:value-type="float">
            <text:p>-106.6842422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105.3551254" calcext:value-type="float">
            <text:p>-105.3551254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105.2876053" calcext:value-type="float">
            <text:p>-105.2876053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106.4267807" calcext:value-type="float">
            <text:p>-106.4267807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105.7720795" calcext:value-type="float">
            <text:p>-105.7720795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107.1649399" calcext:value-type="float">
            <text:p>-107.1649399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106.5115967" calcext:value-type="float">
            <text:p>-106.5115967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106.5672684" calcext:value-type="float">
            <text:p>-106.5672684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106.5458374" calcext:value-type="float">
            <text:p>-106.5458374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106.3364944" calcext:value-type="float">
            <text:p>-106.3364944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106.4387589" calcext:value-type="float">
            <text:p>-106.4387589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106.3347702" calcext:value-type="float">
            <text:p>-106.3347702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105.6834183" calcext:value-type="float">
            <text:p>-105.6834183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106.3673172" calcext:value-type="float">
            <text:p>-106.3673172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106.7995224" calcext:value-type="float">
            <text:p>-106.7995224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106.056839" calcext:value-type="float">
            <text:p>-106.056839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107.023941" calcext:value-type="float">
            <text:p>-107.023941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106.0806046" calcext:value-type="float">
            <text:p>-106.080604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99.11483765" calcext:value-type="float">
            <text:p>-99.11483765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105.9258194" calcext:value-type="float">
            <text:p>-105.9258194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106.7441406" calcext:value-type="float">
            <text:p>-106.7441406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106.9017029" calcext:value-type="float">
            <text:p>-106.9017029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107.7744904" calcext:value-type="float">
            <text:p>-107.7744904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105.7618103" calcext:value-type="float">
            <text:p>-105.7618103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106.3514938" calcext:value-type="float">
            <text:p>-106.3514938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106.7521667" calcext:value-type="float">
            <text:p>-106.7521667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106.4940491" calcext:value-type="float">
            <text:p>-106.4940491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107.4738235" calcext:value-type="float">
            <text:p>-107.4738235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106.2306213" calcext:value-type="float">
            <text:p>-106.2306213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107.3395767" calcext:value-type="float">
            <text:p>-107.3395767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107.063324" calcext:value-type="float">
            <text:p>-107.063324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107.9827194" calcext:value-type="float">
            <text:p>-107.9827194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107.2079391" calcext:value-type="float">
            <text:p>-107.2079391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106.5025635" calcext:value-type="float">
            <text:p>-106.5025635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106.7919006" calcext:value-type="float">
            <text:p>-106.7919006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107.5402756" calcext:value-type="float">
            <text:p>-107.5402756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108.6826401" calcext:value-type="float">
            <text:p>-108.6826401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107.3883362" calcext:value-type="float">
            <text:p>-107.3883362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107.1210938" calcext:value-type="float">
            <text:p>-107.1210938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106.7957687" calcext:value-type="float">
            <text:p>-106.7957687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108.7771835" calcext:value-type="float">
            <text:p>-108.7771835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106.1010361" calcext:value-type="float">
            <text:p>-106.1010361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108.9928513" calcext:value-type="float">
            <text:p>-108.9928513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109.032547" calcext:value-type="float">
            <text:p>-109.032547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106.445549" calcext:value-type="float">
            <text:p>-106.445549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108.4885178" calcext:value-type="float">
            <text:p>-108.4885178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106.9038315" calcext:value-type="float">
            <text:p>-106.9038315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107.1450043" calcext:value-type="float">
            <text:p>-107.1450043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107.9019241" calcext:value-type="float">
            <text:p>-107.9019241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106.4508438" calcext:value-type="float">
            <text:p>-106.4508438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107.008812" calcext:value-type="float">
            <text:p>-107.008812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107.1278763" calcext:value-type="float">
            <text:p>-107.1278763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106.4043045" calcext:value-type="float">
            <text:p>-106.4043045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107.032608" calcext:value-type="float">
            <text:p>-107.032608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108.2387695" calcext:value-type="float">
            <text:p>-108.2387695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107.0718079" calcext:value-type="float">
            <text:p>-107.0718079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108.926178" calcext:value-type="float">
            <text:p>-108.926178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105.5762711" calcext:value-type="float">
            <text:p>-105.5762711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106.8200073" calcext:value-type="float">
            <text:p>-106.8200073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106.8011169" calcext:value-type="float">
            <text:p>-106.8011169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107.0493927" calcext:value-type="float">
            <text:p>-107.0493927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105.6614838" calcext:value-type="float">
            <text:p>-105.6614838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106.0937271" calcext:value-type="float">
            <text:p>-106.0937271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106.7290573" calcext:value-type="float">
            <text:p>-106.7290573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107.7409897" calcext:value-type="float">
            <text:p>-107.7409897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107.1636276" calcext:value-type="float">
            <text:p>-107.1636276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105.222374" calcext:value-type="float">
            <text:p>-105.222374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106.4784927" calcext:value-type="float">
            <text:p>-106.4784927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104.859993" calcext:value-type="float">
            <text:p>-104.859993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105.8306351" calcext:value-type="float">
            <text:p>-105.8306351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106.034874" calcext:value-type="float">
            <text:p>-106.034874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104.7327499" calcext:value-type="float">
            <text:p>-104.7327499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104.5937958" calcext:value-type="float">
            <text:p>-104.5937958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105.2488708" calcext:value-type="float">
            <text:p>-105.2488708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105.253479" calcext:value-type="float">
            <text:p>-105.253479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105.4984283" calcext:value-type="float">
            <text:p>-105.4984283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106.9502945" calcext:value-type="float">
            <text:p>-106.9502945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105.008873" calcext:value-type="float">
            <text:p>-105.008873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104.1116714" calcext:value-type="float">
            <text:p>-104.1116714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106.581337" calcext:value-type="float">
            <text:p>-106.581337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104.0722427" calcext:value-type="float">
            <text:p>-104.0722427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105.6766586" calcext:value-type="float">
            <text:p>-105.6766586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105.3588715" calcext:value-type="float">
            <text:p>-105.3588715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104.7808685" calcext:value-type="float">
            <text:p>-104.7808685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105.0288849" calcext:value-type="float">
            <text:p>-105.0288849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105.6270599" calcext:value-type="float">
            <text:p>-105.6270599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103.8321838" calcext:value-type="float">
            <text:p>-103.8321838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106.3856201" calcext:value-type="float">
            <text:p>-106.3856201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105.4442139" calcext:value-type="float">
            <text:p>-105.4442139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104.9036865" calcext:value-type="float">
            <text:p>-104.9036865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106.8675156" calcext:value-type="float">
            <text:p>-106.8675156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105.4661713" calcext:value-type="float">
            <text:p>-105.4661713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105.4267578" calcext:value-type="float">
            <text:p>-105.4267578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106.0986862" calcext:value-type="float">
            <text:p>-106.0986862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105.068779" calcext:value-type="float">
            <text:p>-105.068779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106.1938858" calcext:value-type="float">
            <text:p>-106.1938858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105.7224808" calcext:value-type="float">
            <text:p>-105.7224808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105.8523331" calcext:value-type="float">
            <text:p>-105.8523331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107.3020554" calcext:value-type="float">
            <text:p>-107.3020554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106.8177567" calcext:value-type="float">
            <text:p>-106.8177567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106.8767929" calcext:value-type="float">
            <text:p>-106.8767929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107.2139816" calcext:value-type="float">
            <text:p>-107.2139816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108.2380295" calcext:value-type="float">
            <text:p>-108.2380295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106.3969193" calcext:value-type="float">
            <text:p>-106.3969193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5.68702698" calcext:value-type="float">
            <text:p>-85.68702698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107.4471512" calcext:value-type="float">
            <text:p>-107.4471512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107.7198181" calcext:value-type="float">
            <text:p>-107.7198181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6.85240173" calcext:value-type="float">
            <text:p>-86.85240173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8.8353653" calcext:value-type="float">
            <text:p>-88.8353653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107.7064438" calcext:value-type="float">
            <text:p>-107.7064438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107.8321304" calcext:value-type="float">
            <text:p>-107.8321304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93.65479279" calcext:value-type="float">
            <text:p>-93.65479279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107.731575" calcext:value-type="float">
            <text:p>-107.731575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106.7817917" calcext:value-type="float">
            <text:p>-106.7817917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108.8200073" calcext:value-type="float">
            <text:p>-108.8200073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107.5998383" calcext:value-type="float">
            <text:p>-107.5998383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107.5078354" calcext:value-type="float">
            <text:p>-107.5078354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108.2700653" calcext:value-type="float">
            <text:p>-108.2700653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108.5858459" calcext:value-type="float">
            <text:p>-108.5858459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104.2798691" calcext:value-type="float">
            <text:p>-104.2798691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108.7610245" calcext:value-type="float">
            <text:p>-108.7610245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107.8940887" calcext:value-type="float">
            <text:p>-107.894088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109.1547623" calcext:value-type="float">
            <text:p>-109.1547623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106.6290588" calcext:value-type="float">
            <text:p>-106.6290588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109.4740601" calcext:value-type="float">
            <text:p>-109.4740601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110.4898453" calcext:value-type="float">
            <text:p>-110.4898453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108.9871597" calcext:value-type="float">
            <text:p>-108.9871597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106.6793442" calcext:value-type="float">
            <text:p>-106.6793442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109.541008" calcext:value-type="float">
            <text:p>-109.541008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108.6701584" calcext:value-type="float">
            <text:p>-108.6701584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108.2244186" calcext:value-type="float">
            <text:p>-108.2244186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05.3210068" calcext:value-type="float">
            <text:p>-105.3210068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108.8803787" calcext:value-type="float">
            <text:p>-108.8803787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107.4683838" calcext:value-type="float">
            <text:p>-107.4683838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108.6248856" calcext:value-type="float">
            <text:p>-108.6248856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108.4235382" calcext:value-type="float">
            <text:p>-108.4235382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108.5594177" calcext:value-type="float">
            <text:p>-108.5594177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107.8716583" calcext:value-type="float">
            <text:p>-107.8716583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108.7750626" calcext:value-type="float">
            <text:p>-108.7750626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107.5086288" calcext:value-type="float">
            <text:p>-107.5086288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108.6952286" calcext:value-type="float">
            <text:p>-108.6952286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109.473999" calcext:value-type="float">
            <text:p>-109.473999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109.7295914" calcext:value-type="float">
            <text:p>-109.7295914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109.2000198" calcext:value-type="float">
            <text:p>-109.2000198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108.5722504" calcext:value-type="float">
            <text:p>-108.5722504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109.7422104" calcext:value-type="float">
            <text:p>-109.7422104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108.7181015" calcext:value-type="float">
            <text:p>-108.7181015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109.3187637" calcext:value-type="float">
            <text:p>-109.3187637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109.2618866" calcext:value-type="float">
            <text:p>-109.2618866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108.6193924" calcext:value-type="float">
            <text:p>-108.6193924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96.1333847" calcext:value-type="float">
            <text:p>-96.1333847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108.9834061" calcext:value-type="float">
            <text:p>-108.9834061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108.866478" calcext:value-type="float">
            <text:p>-108.866478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108.7928772" calcext:value-type="float">
            <text:p>-108.7928772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03.7921448" calcext:value-type="float">
            <text:p>-103.79214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8T14:40:10.266454105</dc:date>
    <meta:editing-duration>PT2M27S</meta:editing-duration>
    <meta:editing-cycles>1</meta:editing-cycles>
    <meta:document-statistic meta:table-count="2" meta:cell-count="24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15" chart:maximum="-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7cm" svg:height="19.823cm" xlink:href=".." xlink:type="simple" chart:class="chart:scatter" chart:style-name="ch1">
        <chart:legend chart:legend-position="end" svg:x="29.942cm" svg:y="9.612cm" style:legend-expansion="high" chart:style-name="ch2"/>
        <chart:plot-area chart:style-name="ch3" table:cell-range-address="Noise_SN001_noEth_ACon.B1:Noise_SN001_noEth_ACon.C462" chart:data-source-has-labels="row" svg:x="0.665cm" svg:y="0.396cm" svg:width="28.612cm" svg:height="19.031cm">
          <chartooo:coordinate-region svg:x="1.577cm" svg:y="0.595cm" svg:width="27.421cm" svg:height="18.6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ise_SN001_noEth_ACon.C2:Noise_SN001_noEth_ACon.C462" chart:label-cell-address="Noise_SN001_noEth_ACon.C1:Noise_SN001_noEth_ACon.C1" chart:class="chart:scatter">
            <chart:domain table:cell-range-address="Noise_SN001_noEth_ACon.B2:Noise_SN001_noEth_ACon.B462"/>
            <chart:data-point chart:repeated="4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 [dBm]</text:p>
                <draw:g>
                  <svg:desc>Noise_SN001_noEth_ACon.C1:Noise_SN001_noEth_AC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ise_SN001_noEth_ACon.B2:Noise_SN001_noEth_ACon.B462</svg:desc>
                </draw:g>
              </table:table-cell>
              <table:table-cell office:value-type="float" office:value="-26.28720284">
                <text:p>-26.28720284</text:p>
                <draw:g>
                  <svg:desc>Noise_SN001_noEth_ACon.C2:Noise_SN001_noEth_ACon.C4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3913043">
                <text:p>0.2173913043</text:p>
              </table:table-cell>
              <table:table-cell office:value-type="float" office:value="-83.02611542">
                <text:p>-83.0261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47826087">
                <text:p>0.4347826087</text:p>
              </table:table-cell>
              <table:table-cell office:value-type="float" office:value="-83.48800659">
                <text:p>-83.4880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2173913">
                <text:p>0.652173913</text:p>
              </table:table-cell>
              <table:table-cell office:value-type="float" office:value="-92.34902954">
                <text:p>-92.34902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5652174">
                <text:p>0.8695652174</text:p>
              </table:table-cell>
              <table:table-cell office:value-type="float" office:value="-96.04518127">
                <text:p>-96.04518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6956522">
                <text:p>1.086956522</text:p>
              </table:table-cell>
              <table:table-cell office:value-type="float" office:value="-96.72671509">
                <text:p>-96.72671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4347826">
                <text:p>1.304347826</text:p>
              </table:table-cell>
              <table:table-cell office:value-type="float" office:value="-94.86367798">
                <text:p>-94.86367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173913">
                <text:p>1.52173913</text:p>
              </table:table-cell>
              <table:table-cell office:value-type="float" office:value="-72.9797821">
                <text:p>-72.9797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39130435">
                <text:p>1.739130435</text:p>
              </table:table-cell>
              <table:table-cell office:value-type="float" office:value="-95.8925705">
                <text:p>-95.8925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6521739">
                <text:p>1.956521739</text:p>
              </table:table-cell>
              <table:table-cell office:value-type="float" office:value="-95.97962189">
                <text:p>-95.97962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73913043">
                <text:p>2.173913043</text:p>
              </table:table-cell>
              <table:table-cell office:value-type="float" office:value="-96.22860718">
                <text:p>-96.22860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91304348">
                <text:p>2.391304348</text:p>
              </table:table-cell>
              <table:table-cell office:value-type="float" office:value="-96.73358154">
                <text:p>-96.73358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8695652">
                <text:p>2.608695652</text:p>
              </table:table-cell>
              <table:table-cell office:value-type="float" office:value="-96.27385712">
                <text:p>-96.27385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26086957">
                <text:p>2.826086957</text:p>
              </table:table-cell>
              <table:table-cell office:value-type="float" office:value="-94.19096375">
                <text:p>-94.19096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3478261">
                <text:p>3.043478261</text:p>
              </table:table-cell>
              <table:table-cell office:value-type="float" office:value="-97.16604614">
                <text:p>-97.16604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0869565">
                <text:p>3.260869565</text:p>
              </table:table-cell>
              <table:table-cell office:value-type="float" office:value="-96.23234558">
                <text:p>-96.23234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7826087">
                <text:p>3.47826087</text:p>
              </table:table-cell>
              <table:table-cell office:value-type="float" office:value="-94.4526825">
                <text:p>-94.4526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5652174">
                <text:p>3.695652174</text:p>
              </table:table-cell>
              <table:table-cell office:value-type="float" office:value="-95.22167969">
                <text:p>-95.22167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043478">
                <text:p>3.913043478</text:p>
              </table:table-cell>
              <table:table-cell office:value-type="float" office:value="-95.16396332">
                <text:p>-95.16396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30434783">
                <text:p>4.130434783</text:p>
              </table:table-cell>
              <table:table-cell office:value-type="float" office:value="-95.96027374">
                <text:p>-95.96027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47826087">
                <text:p>4.347826087</text:p>
              </table:table-cell>
              <table:table-cell office:value-type="float" office:value="-94.84165192">
                <text:p>-94.84165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65217391">
                <text:p>4.565217391</text:p>
              </table:table-cell>
              <table:table-cell office:value-type="float" office:value="-96.19139862">
                <text:p>-96.19139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82608696">
                <text:p>4.782608696</text:p>
              </table:table-cell>
              <table:table-cell office:value-type="float" office:value="-94.24949646">
                <text:p>-94.24949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-95.86398315">
                <text:p>-95.86398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17391304">
                <text:p>5.217391304</text:p>
              </table:table-cell>
              <table:table-cell office:value-type="float" office:value="-81.83332062">
                <text:p>-81.83332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434782609">
                <text:p>5.434782609</text:p>
              </table:table-cell>
              <table:table-cell office:value-type="float" office:value="-94.60541534">
                <text:p>-94.60541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52173913">
                <text:p>5.652173913</text:p>
              </table:table-cell>
              <table:table-cell office:value-type="float" office:value="-96.35468292">
                <text:p>-96.35468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69565217">
                <text:p>5.869565217</text:p>
              </table:table-cell>
              <table:table-cell office:value-type="float" office:value="-97.79294586">
                <text:p>-97.79294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86956522">
                <text:p>6.086956522</text:p>
              </table:table-cell>
              <table:table-cell office:value-type="float" office:value="-94.64762878">
                <text:p>-94.64762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04347826">
                <text:p>6.304347826</text:p>
              </table:table-cell>
              <table:table-cell office:value-type="float" office:value="-95.84044647">
                <text:p>-95.840446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2173913">
                <text:p>6.52173913</text:p>
              </table:table-cell>
              <table:table-cell office:value-type="float" office:value="-95.68719482">
                <text:p>-95.68719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39130435">
                <text:p>6.739130435</text:p>
              </table:table-cell>
              <table:table-cell office:value-type="float" office:value="-93.65960693">
                <text:p>-93.65960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56521739">
                <text:p>6.956521739</text:p>
              </table:table-cell>
              <table:table-cell office:value-type="float" office:value="-94.31316376">
                <text:p>-94.31316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3913043">
                <text:p>7.173913043</text:p>
              </table:table-cell>
              <table:table-cell office:value-type="float" office:value="-95.39878845">
                <text:p>-95.39878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91304348">
                <text:p>7.391304348</text:p>
              </table:table-cell>
              <table:table-cell office:value-type="float" office:value="-80.99930573">
                <text:p>-80.99930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08695652">
                <text:p>7.608695652</text:p>
              </table:table-cell>
              <table:table-cell office:value-type="float" office:value="-85.25565338">
                <text:p>-85.25565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26086957">
                <text:p>7.826086957</text:p>
              </table:table-cell>
              <table:table-cell office:value-type="float" office:value="-91.23472595">
                <text:p>-91.23472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43478261">
                <text:p>8.043478261</text:p>
              </table:table-cell>
              <table:table-cell office:value-type="float" office:value="-93.64971924">
                <text:p>-93.64971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260869565">
                <text:p>8.260869565</text:p>
              </table:table-cell>
              <table:table-cell office:value-type="float" office:value="-84.04767609">
                <text:p>-84.04767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47826087">
                <text:p>8.47826087</text:p>
              </table:table-cell>
              <table:table-cell office:value-type="float" office:value="-94.6734848">
                <text:p>-94.6734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95652174">
                <text:p>8.695652174</text:p>
              </table:table-cell>
              <table:table-cell office:value-type="float" office:value="-94.06541443">
                <text:p>-94.06541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13043478">
                <text:p>8.913043478</text:p>
              </table:table-cell>
              <table:table-cell office:value-type="float" office:value="-94.74949646">
                <text:p>-94.74949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30434783">
                <text:p>9.130434783</text:p>
              </table:table-cell>
              <table:table-cell office:value-type="float" office:value="-82.2469635">
                <text:p>-82.24696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47826087">
                <text:p>9.347826087</text:p>
              </table:table-cell>
              <table:table-cell office:value-type="float" office:value="-88.45623016">
                <text:p>-88.45623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65217391">
                <text:p>9.565217391</text:p>
              </table:table-cell>
              <table:table-cell office:value-type="float" office:value="-93.10768127">
                <text:p>-93.10768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782608696">
                <text:p>9.782608696</text:p>
              </table:table-cell>
              <table:table-cell office:value-type="float" office:value="-92.77198792">
                <text:p>-92.77198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-92.07754517">
                <text:p>-92.07754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173913">
                <text:p>10.2173913</text:p>
              </table:table-cell>
              <table:table-cell office:value-type="float" office:value="-88.6350708">
                <text:p>-88.6350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3478261">
                <text:p>10.43478261</text:p>
              </table:table-cell>
              <table:table-cell office:value-type="float" office:value="-75.64467621">
                <text:p>-75.64467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5217391">
                <text:p>10.65217391</text:p>
              </table:table-cell>
              <table:table-cell office:value-type="float" office:value="-89.25012207">
                <text:p>-89.25012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956522">
                <text:p>10.86956522</text:p>
              </table:table-cell>
              <table:table-cell office:value-type="float" office:value="-84.46278381">
                <text:p>-84.46278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08695652">
                <text:p>11.08695652</text:p>
              </table:table-cell>
              <table:table-cell office:value-type="float" office:value="-94.12249756">
                <text:p>-94.122497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0434783">
                <text:p>11.30434783</text:p>
              </table:table-cell>
              <table:table-cell office:value-type="float" office:value="-94.60478973">
                <text:p>-94.60478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52173913">
                <text:p>11.52173913</text:p>
              </table:table-cell>
              <table:table-cell office:value-type="float" office:value="-94.43923187">
                <text:p>-94.439231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3913043">
                <text:p>11.73913043</text:p>
              </table:table-cell>
              <table:table-cell office:value-type="float" office:value="-95.24474335">
                <text:p>-95.24474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5652174">
                <text:p>11.95652174</text:p>
              </table:table-cell>
              <table:table-cell office:value-type="float" office:value="-92.29727936">
                <text:p>-92.29727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17391304">
                <text:p>12.17391304</text:p>
              </table:table-cell>
              <table:table-cell office:value-type="float" office:value="-94.3759613">
                <text:p>-94.3759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39130435">
                <text:p>12.39130435</text:p>
              </table:table-cell>
              <table:table-cell office:value-type="float" office:value="-90.13626099">
                <text:p>-90.13626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0869565">
                <text:p>12.60869565</text:p>
              </table:table-cell>
              <table:table-cell office:value-type="float" office:value="-85.26908875">
                <text:p>-85.26908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2608696">
                <text:p>12.82608696</text:p>
              </table:table-cell>
              <table:table-cell office:value-type="float" office:value="-82.67010498">
                <text:p>-82.670104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04347826">
                <text:p>13.04347826</text:p>
              </table:table-cell>
              <table:table-cell office:value-type="float" office:value="-95.54930115">
                <text:p>-95.54930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6086957">
                <text:p>13.26086957</text:p>
              </table:table-cell>
              <table:table-cell office:value-type="float" office:value="-94.56105042">
                <text:p>-94.56105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7826087">
                <text:p>13.47826087</text:p>
              </table:table-cell>
              <table:table-cell office:value-type="float" office:value="-92.97724915">
                <text:p>-92.97724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69565217">
                <text:p>13.69565217</text:p>
              </table:table-cell>
              <table:table-cell office:value-type="float" office:value="-92.43637848">
                <text:p>-92.43637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1304348">
                <text:p>13.91304348</text:p>
              </table:table-cell>
              <table:table-cell office:value-type="float" office:value="-94.11405182">
                <text:p>-94.11405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13043478">
                <text:p>14.13043478</text:p>
              </table:table-cell>
              <table:table-cell office:value-type="float" office:value="-94.1710968">
                <text:p>-94.1710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4782609">
                <text:p>14.34782609</text:p>
              </table:table-cell>
              <table:table-cell office:value-type="float" office:value="-87.2525177">
                <text:p>-87.25251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56521739">
                <text:p>14.56521739</text:p>
              </table:table-cell>
              <table:table-cell office:value-type="float" office:value="-93.9384613">
                <text:p>-93.93846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7826087">
                <text:p>14.7826087</text:p>
              </table:table-cell>
              <table:table-cell office:value-type="float" office:value="-91.00445557">
                <text:p>-91.00445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-91.96475983">
                <text:p>-91.96475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173913">
                <text:p>15.2173913</text:p>
              </table:table-cell>
              <table:table-cell office:value-type="float" office:value="-92.42423248">
                <text:p>-92.424232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3478261">
                <text:p>15.43478261</text:p>
              </table:table-cell>
              <table:table-cell office:value-type="float" office:value="-85.88001251">
                <text:p>-85.88001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5217391">
                <text:p>15.65217391</text:p>
              </table:table-cell>
              <table:table-cell office:value-type="float" office:value="-92.98445129">
                <text:p>-92.98445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6956522">
                <text:p>15.86956522</text:p>
              </table:table-cell>
              <table:table-cell office:value-type="float" office:value="-94.6184082">
                <text:p>-94.61840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8695652">
                <text:p>16.08695652</text:p>
              </table:table-cell>
              <table:table-cell office:value-type="float" office:value="-95.15729523">
                <text:p>-95.15729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0434783">
                <text:p>16.30434783</text:p>
              </table:table-cell>
              <table:table-cell office:value-type="float" office:value="-92.20583344">
                <text:p>-92.20583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173913">
                <text:p>16.52173913</text:p>
              </table:table-cell>
              <table:table-cell office:value-type="float" office:value="-93.24346924">
                <text:p>-93.24346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73913043">
                <text:p>16.73913043</text:p>
              </table:table-cell>
              <table:table-cell office:value-type="float" office:value="-92.78226471">
                <text:p>-92.782264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5652174">
                <text:p>16.95652174</text:p>
              </table:table-cell>
              <table:table-cell office:value-type="float" office:value="-90.56958771">
                <text:p>-90.56958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7391304">
                <text:p>17.17391304</text:p>
              </table:table-cell>
              <table:table-cell office:value-type="float" office:value="-88.08876038">
                <text:p>-88.088760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39130435">
                <text:p>17.39130435</text:p>
              </table:table-cell>
              <table:table-cell office:value-type="float" office:value="-94.19081879">
                <text:p>-94.190818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0869565">
                <text:p>17.60869565</text:p>
              </table:table-cell>
              <table:table-cell office:value-type="float" office:value="-93.68241882">
                <text:p>-93.682418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82608696">
                <text:p>17.82608696</text:p>
              </table:table-cell>
              <table:table-cell office:value-type="float" office:value="-93.93183899">
                <text:p>-93.931838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4347826">
                <text:p>18.04347826</text:p>
              </table:table-cell>
              <table:table-cell office:value-type="float" office:value="-93.51156616">
                <text:p>-93.51156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6086957">
                <text:p>18.26086957</text:p>
              </table:table-cell>
              <table:table-cell office:value-type="float" office:value="-94.04066467">
                <text:p>-94.04066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47826087">
                <text:p>18.47826087</text:p>
              </table:table-cell>
              <table:table-cell office:value-type="float" office:value="-85.79159546">
                <text:p>-85.79159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9565217">
                <text:p>18.69565217</text:p>
              </table:table-cell>
              <table:table-cell office:value-type="float" office:value="-93.82144928">
                <text:p>-93.821449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1304348">
                <text:p>18.91304348</text:p>
              </table:table-cell>
              <table:table-cell office:value-type="float" office:value="-94.13375854">
                <text:p>-94.133758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3043478">
                <text:p>19.13043478</text:p>
              </table:table-cell>
              <table:table-cell office:value-type="float" office:value="-93.05856323">
                <text:p>-93.058563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4782609">
                <text:p>19.34782609</text:p>
              </table:table-cell>
              <table:table-cell office:value-type="float" office:value="-93.88613129">
                <text:p>-93.886131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56521739">
                <text:p>19.56521739</text:p>
              </table:table-cell>
              <table:table-cell office:value-type="float" office:value="-93.52416992">
                <text:p>-93.524169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7826087">
                <text:p>19.7826087</text:p>
              </table:table-cell>
              <table:table-cell office:value-type="float" office:value="-94.2988205">
                <text:p>-94.2988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-94.21787262">
                <text:p>-94.217872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173913">
                <text:p>20.2173913</text:p>
              </table:table-cell>
              <table:table-cell office:value-type="float" office:value="-94.45423126">
                <text:p>-94.45423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3478261">
                <text:p>20.43478261</text:p>
              </table:table-cell>
              <table:table-cell office:value-type="float" office:value="-91.25689697">
                <text:p>-91.25689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5217391">
                <text:p>20.65217391</text:p>
              </table:table-cell>
              <table:table-cell office:value-type="float" office:value="-92.57112885">
                <text:p>-92.571128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86956522">
                <text:p>20.86956522</text:p>
              </table:table-cell>
              <table:table-cell office:value-type="float" office:value="-89.98700714">
                <text:p>-89.987007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08695652">
                <text:p>21.08695652</text:p>
              </table:table-cell>
              <table:table-cell office:value-type="float" office:value="-90.86497498">
                <text:p>-90.864974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30434783">
                <text:p>21.30434783</text:p>
              </table:table-cell>
              <table:table-cell office:value-type="float" office:value="-90.32940674">
                <text:p>-90.329406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2173913">
                <text:p>21.52173913</text:p>
              </table:table-cell>
              <table:table-cell office:value-type="float" office:value="-89.51260376">
                <text:p>-89.51260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3913043">
                <text:p>21.73913043</text:p>
              </table:table-cell>
              <table:table-cell office:value-type="float" office:value="-90.55167389">
                <text:p>-90.551673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95652174">
                <text:p>21.95652174</text:p>
              </table:table-cell>
              <table:table-cell office:value-type="float" office:value="-91.18540192">
                <text:p>-91.18540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7391304">
                <text:p>22.17391304</text:p>
              </table:table-cell>
              <table:table-cell office:value-type="float" office:value="-91.83285522">
                <text:p>-91.832855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39130435">
                <text:p>22.39130435</text:p>
              </table:table-cell>
              <table:table-cell office:value-type="float" office:value="-90.41461182">
                <text:p>-90.414611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60869565">
                <text:p>22.60869565</text:p>
              </table:table-cell>
              <table:table-cell office:value-type="float" office:value="-90.94371033">
                <text:p>-90.943710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82608696">
                <text:p>22.82608696</text:p>
              </table:table-cell>
              <table:table-cell office:value-type="float" office:value="-94.73055267">
                <text:p>-94.730552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04347826">
                <text:p>23.04347826</text:p>
              </table:table-cell>
              <table:table-cell office:value-type="float" office:value="-92.47754669">
                <text:p>-92.477546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26086957">
                <text:p>23.26086957</text:p>
              </table:table-cell>
              <table:table-cell office:value-type="float" office:value="-92.07659912">
                <text:p>-92.076599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7826087">
                <text:p>23.47826087</text:p>
              </table:table-cell>
              <table:table-cell office:value-type="float" office:value="-93.23435974">
                <text:p>-93.234359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69565217">
                <text:p>23.69565217</text:p>
              </table:table-cell>
              <table:table-cell office:value-type="float" office:value="-92.7612915">
                <text:p>-92.76129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91304348">
                <text:p>23.91304348</text:p>
              </table:table-cell>
              <table:table-cell office:value-type="float" office:value="-93.07290649">
                <text:p>-93.072906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3043478">
                <text:p>24.13043478</text:p>
              </table:table-cell>
              <table:table-cell office:value-type="float" office:value="-93.09359741">
                <text:p>-93.09359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34782609">
                <text:p>24.34782609</text:p>
              </table:table-cell>
              <table:table-cell office:value-type="float" office:value="-92.50748444">
                <text:p>-92.50748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56521739">
                <text:p>24.56521739</text:p>
              </table:table-cell>
              <table:table-cell office:value-type="float" office:value="-94.18652344">
                <text:p>-94.186523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826087">
                <text:p>24.7826087</text:p>
              </table:table-cell>
              <table:table-cell office:value-type="float" office:value="-93.8815918">
                <text:p>-93.88159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-93.43009186">
                <text:p>-93.430091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2173913">
                <text:p>25.2173913</text:p>
              </table:table-cell>
              <table:table-cell office:value-type="float" office:value="-93.96089935">
                <text:p>-93.96089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43478261">
                <text:p>25.43478261</text:p>
              </table:table-cell>
              <table:table-cell office:value-type="float" office:value="-93.58027649">
                <text:p>-93.580276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65217391">
                <text:p>25.65217391</text:p>
              </table:table-cell>
              <table:table-cell office:value-type="float" office:value="-92.92651367">
                <text:p>-92.926513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86956522">
                <text:p>25.86956522</text:p>
              </table:table-cell>
              <table:table-cell office:value-type="float" office:value="-93.48297119">
                <text:p>-93.48297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08695652">
                <text:p>26.08695652</text:p>
              </table:table-cell>
              <table:table-cell office:value-type="float" office:value="-94.10489655">
                <text:p>-94.104896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30434783">
                <text:p>26.30434783</text:p>
              </table:table-cell>
              <table:table-cell office:value-type="float" office:value="-93.42002106">
                <text:p>-93.42002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52173913">
                <text:p>26.52173913</text:p>
              </table:table-cell>
              <table:table-cell office:value-type="float" office:value="-94.72434998">
                <text:p>-94.724349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73913043">
                <text:p>26.73913043</text:p>
              </table:table-cell>
              <table:table-cell office:value-type="float" office:value="-94.96179962">
                <text:p>-94.961799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95652174">
                <text:p>26.95652174</text:p>
              </table:table-cell>
              <table:table-cell office:value-type="float" office:value="-92.23890686">
                <text:p>-92.238906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17391304">
                <text:p>27.17391304</text:p>
              </table:table-cell>
              <table:table-cell office:value-type="float" office:value="-94.59013367">
                <text:p>-94.590133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39130435">
                <text:p>27.39130435</text:p>
              </table:table-cell>
              <table:table-cell office:value-type="float" office:value="-92.21896362">
                <text:p>-92.218963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60869565">
                <text:p>27.60869565</text:p>
              </table:table-cell>
              <table:table-cell office:value-type="float" office:value="-93.45823669">
                <text:p>-93.458236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82608696">
                <text:p>27.82608696</text:p>
              </table:table-cell>
              <table:table-cell office:value-type="float" office:value="-94.51939392">
                <text:p>-94.51939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04347826">
                <text:p>28.04347826</text:p>
              </table:table-cell>
              <table:table-cell office:value-type="float" office:value="-93.39749146">
                <text:p>-93.397491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26086957">
                <text:p>28.26086957</text:p>
              </table:table-cell>
              <table:table-cell office:value-type="float" office:value="-93.03013611">
                <text:p>-93.030136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47826087">
                <text:p>28.47826087</text:p>
              </table:table-cell>
              <table:table-cell office:value-type="float" office:value="-93.06358337">
                <text:p>-93.063583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69565217">
                <text:p>28.69565217</text:p>
              </table:table-cell>
              <table:table-cell office:value-type="float" office:value="-93.57214355">
                <text:p>-93.572143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91304348">
                <text:p>28.91304348</text:p>
              </table:table-cell>
              <table:table-cell office:value-type="float" office:value="-95.1567688">
                <text:p>-95.15676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13043478">
                <text:p>29.13043478</text:p>
              </table:table-cell>
              <table:table-cell office:value-type="float" office:value="-92.60955048">
                <text:p>-92.60955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34782609">
                <text:p>29.34782609</text:p>
              </table:table-cell>
              <table:table-cell office:value-type="float" office:value="-95.45630646">
                <text:p>-95.45630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56521739">
                <text:p>29.56521739</text:p>
              </table:table-cell>
              <table:table-cell office:value-type="float" office:value="-93.1006546">
                <text:p>-93.10065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7826087">
                <text:p>29.7826087</text:p>
              </table:table-cell>
              <table:table-cell office:value-type="float" office:value="-94.02078247">
                <text:p>-94.02078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-95.10952759">
                <text:p>-95.109527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2173913">
                <text:p>30.2173913</text:p>
              </table:table-cell>
              <table:table-cell office:value-type="float" office:value="-95.49449158">
                <text:p>-95.49449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43478261">
                <text:p>30.43478261</text:p>
              </table:table-cell>
              <table:table-cell office:value-type="float" office:value="-95.64289856">
                <text:p>-95.642898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65217391">
                <text:p>30.65217391</text:p>
              </table:table-cell>
              <table:table-cell office:value-type="float" office:value="-89.31621552">
                <text:p>-89.316215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86956522">
                <text:p>30.86956522</text:p>
              </table:table-cell>
              <table:table-cell office:value-type="float" office:value="-94.33450317">
                <text:p>-94.33450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08695652">
                <text:p>31.08695652</text:p>
              </table:table-cell>
              <table:table-cell office:value-type="float" office:value="-95.09107208">
                <text:p>-95.091072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.30434783">
                <text:p>31.30434783</text:p>
              </table:table-cell>
              <table:table-cell office:value-type="float" office:value="-95.62706757">
                <text:p>-95.627067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52173913">
                <text:p>31.52173913</text:p>
              </table:table-cell>
              <table:table-cell office:value-type="float" office:value="-93.83344269">
                <text:p>-93.833442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.73913043">
                <text:p>31.73913043</text:p>
              </table:table-cell>
              <table:table-cell office:value-type="float" office:value="-95.04686737">
                <text:p>-95.046867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.95652174">
                <text:p>31.95652174</text:p>
              </table:table-cell>
              <table:table-cell office:value-type="float" office:value="-95.25257111">
                <text:p>-95.25257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17391304">
                <text:p>32.17391304</text:p>
              </table:table-cell>
              <table:table-cell office:value-type="float" office:value="-95.35870361">
                <text:p>-95.358703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9130435">
                <text:p>32.39130435</text:p>
              </table:table-cell>
              <table:table-cell office:value-type="float" office:value="-95.70193481">
                <text:p>-95.701934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60869565">
                <text:p>32.60869565</text:p>
              </table:table-cell>
              <table:table-cell office:value-type="float" office:value="-94.76946259">
                <text:p>-94.769462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82608696">
                <text:p>32.82608696</text:p>
              </table:table-cell>
              <table:table-cell office:value-type="float" office:value="-96.11917114">
                <text:p>-96.119171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04347826">
                <text:p>33.04347826</text:p>
              </table:table-cell>
              <table:table-cell office:value-type="float" office:value="-95.72460938">
                <text:p>-95.724609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26086957">
                <text:p>33.26086957</text:p>
              </table:table-cell>
              <table:table-cell office:value-type="float" office:value="-94.77667999">
                <text:p>-94.77667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.47826087">
                <text:p>33.47826087</text:p>
              </table:table-cell>
              <table:table-cell office:value-type="float" office:value="-95.12352753">
                <text:p>-95.123527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69565217">
                <text:p>33.69565217</text:p>
              </table:table-cell>
              <table:table-cell office:value-type="float" office:value="-95.68712616">
                <text:p>-95.68712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91304348">
                <text:p>33.91304348</text:p>
              </table:table-cell>
              <table:table-cell office:value-type="float" office:value="-94.68251038">
                <text:p>-94.682510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13043478">
                <text:p>34.13043478</text:p>
              </table:table-cell>
              <table:table-cell office:value-type="float" office:value="-94.92443085">
                <text:p>-94.924430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34782609">
                <text:p>34.34782609</text:p>
              </table:table-cell>
              <table:table-cell office:value-type="float" office:value="-94.63124847">
                <text:p>-94.631248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.56521739">
                <text:p>34.56521739</text:p>
              </table:table-cell>
              <table:table-cell office:value-type="float" office:value="-95.68613434">
                <text:p>-95.686134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7826087">
                <text:p>34.7826087</text:p>
              </table:table-cell>
              <table:table-cell office:value-type="float" office:value="-85.71128845">
                <text:p>-85.711288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-94.1104126">
                <text:p>-94.1104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2173913">
                <text:p>35.2173913</text:p>
              </table:table-cell>
              <table:table-cell office:value-type="float" office:value="-93.001091">
                <text:p>-93.0010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.43478261">
                <text:p>35.43478261</text:p>
              </table:table-cell>
              <table:table-cell office:value-type="float" office:value="-94.05789948">
                <text:p>-94.057899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65217391">
                <text:p>35.65217391</text:p>
              </table:table-cell>
              <table:table-cell office:value-type="float" office:value="-96.0142746">
                <text:p>-96.01427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86956522">
                <text:p>35.86956522</text:p>
              </table:table-cell>
              <table:table-cell office:value-type="float" office:value="-94.60720825">
                <text:p>-94.607208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08695652">
                <text:p>36.08695652</text:p>
              </table:table-cell>
              <table:table-cell office:value-type="float" office:value="-92.61824799">
                <text:p>-92.618247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30434783">
                <text:p>36.30434783</text:p>
              </table:table-cell>
              <table:table-cell office:value-type="float" office:value="-94.30046844">
                <text:p>-94.300468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52173913">
                <text:p>36.52173913</text:p>
              </table:table-cell>
              <table:table-cell office:value-type="float" office:value="-96.52672577">
                <text:p>-96.526725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.73913043">
                <text:p>36.73913043</text:p>
              </table:table-cell>
              <table:table-cell office:value-type="float" office:value="-94.62322235">
                <text:p>-94.62322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95652174">
                <text:p>36.95652174</text:p>
              </table:table-cell>
              <table:table-cell office:value-type="float" office:value="-95.15530396">
                <text:p>-95.155303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17391304">
                <text:p>37.17391304</text:p>
              </table:table-cell>
              <table:table-cell office:value-type="float" office:value="-95.49799347">
                <text:p>-95.497993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39130435">
                <text:p>37.39130435</text:p>
              </table:table-cell>
              <table:table-cell office:value-type="float" office:value="-95.9786911">
                <text:p>-95.97869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60869565">
                <text:p>37.60869565</text:p>
              </table:table-cell>
              <table:table-cell office:value-type="float" office:value="-93.48270416">
                <text:p>-93.48270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82608696">
                <text:p>37.82608696</text:p>
              </table:table-cell>
              <table:table-cell office:value-type="float" office:value="-94.45178223">
                <text:p>-94.45178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04347826">
                <text:p>38.04347826</text:p>
              </table:table-cell>
              <table:table-cell office:value-type="float" office:value="-94.51483154">
                <text:p>-94.514831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26086957">
                <text:p>38.26086957</text:p>
              </table:table-cell>
              <table:table-cell office:value-type="float" office:value="-95.47930908">
                <text:p>-95.479309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47826087">
                <text:p>38.47826087</text:p>
              </table:table-cell>
              <table:table-cell office:value-type="float" office:value="-94.92928314">
                <text:p>-94.929283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69565217">
                <text:p>38.69565217</text:p>
              </table:table-cell>
              <table:table-cell office:value-type="float" office:value="-94.36689758">
                <text:p>-94.366897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91304348">
                <text:p>38.91304348</text:p>
              </table:table-cell>
              <table:table-cell office:value-type="float" office:value="-93.58385468">
                <text:p>-93.583854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.13043478">
                <text:p>39.13043478</text:p>
              </table:table-cell>
              <table:table-cell office:value-type="float" office:value="-95.80126953">
                <text:p>-95.801269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34782609">
                <text:p>39.34782609</text:p>
              </table:table-cell>
              <table:table-cell office:value-type="float" office:value="-95.66105652">
                <text:p>-95.661056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.56521739">
                <text:p>39.56521739</text:p>
              </table:table-cell>
              <table:table-cell office:value-type="float" office:value="-95.6397171">
                <text:p>-95.63971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7826087">
                <text:p>39.7826087</text:p>
              </table:table-cell>
              <table:table-cell office:value-type="float" office:value="-95.13981628">
                <text:p>-95.139816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-95.47584534">
                <text:p>-95.47584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2173913">
                <text:p>40.2173913</text:p>
              </table:table-cell>
              <table:table-cell office:value-type="float" office:value="-92.14910889">
                <text:p>-92.149108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43478261">
                <text:p>40.43478261</text:p>
              </table:table-cell>
              <table:table-cell office:value-type="float" office:value="-95.23955536">
                <text:p>-95.239555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65217391">
                <text:p>40.65217391</text:p>
              </table:table-cell>
              <table:table-cell office:value-type="float" office:value="-95.19245911">
                <text:p>-95.192459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86956522">
                <text:p>40.86956522</text:p>
              </table:table-cell>
              <table:table-cell office:value-type="float" office:value="-95.95094299">
                <text:p>-95.950942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08695652">
                <text:p>41.08695652</text:p>
              </table:table-cell>
              <table:table-cell office:value-type="float" office:value="-94.99266815">
                <text:p>-94.99266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30434783">
                <text:p>41.30434783</text:p>
              </table:table-cell>
              <table:table-cell office:value-type="float" office:value="-95.82801056">
                <text:p>-95.82801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.52173913">
                <text:p>41.52173913</text:p>
              </table:table-cell>
              <table:table-cell office:value-type="float" office:value="-94.24788666">
                <text:p>-94.247886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.73913043">
                <text:p>41.73913043</text:p>
              </table:table-cell>
              <table:table-cell office:value-type="float" office:value="-95.67906189">
                <text:p>-95.679061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.95652174">
                <text:p>41.95652174</text:p>
              </table:table-cell>
              <table:table-cell office:value-type="float" office:value="-94.3010025">
                <text:p>-94.30100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17391304">
                <text:p>42.17391304</text:p>
              </table:table-cell>
              <table:table-cell office:value-type="float" office:value="-95.15042114">
                <text:p>-95.150421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39130435">
                <text:p>42.39130435</text:p>
              </table:table-cell>
              <table:table-cell office:value-type="float" office:value="-94.95262146">
                <text:p>-94.952621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60869565">
                <text:p>42.60869565</text:p>
              </table:table-cell>
              <table:table-cell office:value-type="float" office:value="-95.82953644">
                <text:p>-95.829536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2608696">
                <text:p>42.82608696</text:p>
              </table:table-cell>
              <table:table-cell office:value-type="float" office:value="-96.02919769">
                <text:p>-96.029197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04347826">
                <text:p>43.04347826</text:p>
              </table:table-cell>
              <table:table-cell office:value-type="float" office:value="-95.07015228">
                <text:p>-95.070152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26086957">
                <text:p>43.26086957</text:p>
              </table:table-cell>
              <table:table-cell office:value-type="float" office:value="-96.18094635">
                <text:p>-96.18094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47826087">
                <text:p>43.47826087</text:p>
              </table:table-cell>
              <table:table-cell office:value-type="float" office:value="-95.87461853">
                <text:p>-95.874618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69565217">
                <text:p>43.69565217</text:p>
              </table:table-cell>
              <table:table-cell office:value-type="float" office:value="-95.63665009">
                <text:p>-95.636650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91304348">
                <text:p>43.91304348</text:p>
              </table:table-cell>
              <table:table-cell office:value-type="float" office:value="-94.71949005">
                <text:p>-94.719490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13043478">
                <text:p>44.13043478</text:p>
              </table:table-cell>
              <table:table-cell office:value-type="float" office:value="-96.07886505">
                <text:p>-96.078865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34782609">
                <text:p>44.34782609</text:p>
              </table:table-cell>
              <table:table-cell office:value-type="float" office:value="-94.58435059">
                <text:p>-94.58435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56521739">
                <text:p>44.56521739</text:p>
              </table:table-cell>
              <table:table-cell office:value-type="float" office:value="-96.17990112">
                <text:p>-96.179901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7826087">
                <text:p>44.7826087</text:p>
              </table:table-cell>
              <table:table-cell office:value-type="float" office:value="-96.13440704">
                <text:p>-96.134407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  <table:table-cell office:value-type="float" office:value="-96.19543457">
                <text:p>-96.195434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2173913">
                <text:p>45.2173913</text:p>
              </table:table-cell>
              <table:table-cell office:value-type="float" office:value="-94.92182159">
                <text:p>-94.921821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43478261">
                <text:p>45.43478261</text:p>
              </table:table-cell>
              <table:table-cell office:value-type="float" office:value="-96.30898285">
                <text:p>-96.308982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65217391">
                <text:p>45.65217391</text:p>
              </table:table-cell>
              <table:table-cell office:value-type="float" office:value="-96.26369476">
                <text:p>-96.26369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86956522">
                <text:p>45.86956522</text:p>
              </table:table-cell>
              <table:table-cell office:value-type="float" office:value="-97.90589905">
                <text:p>-97.905899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08695652">
                <text:p>46.08695652</text:p>
              </table:table-cell>
              <table:table-cell office:value-type="float" office:value="-94.60684204">
                <text:p>-94.606842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30434783">
                <text:p>46.30434783</text:p>
              </table:table-cell>
              <table:table-cell office:value-type="float" office:value="-96.2194519">
                <text:p>-96.21945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52173913">
                <text:p>46.52173913</text:p>
              </table:table-cell>
              <table:table-cell office:value-type="float" office:value="-95.31851196">
                <text:p>-95.318511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73913043">
                <text:p>46.73913043</text:p>
              </table:table-cell>
              <table:table-cell office:value-type="float" office:value="-96.53163147">
                <text:p>-96.531631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95652174">
                <text:p>46.95652174</text:p>
              </table:table-cell>
              <table:table-cell office:value-type="float" office:value="-94.63858032">
                <text:p>-94.638580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17391304">
                <text:p>47.17391304</text:p>
              </table:table-cell>
              <table:table-cell office:value-type="float" office:value="-93.68442535">
                <text:p>-93.684425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39130435">
                <text:p>47.39130435</text:p>
              </table:table-cell>
              <table:table-cell office:value-type="float" office:value="-97.0413208">
                <text:p>-97.04132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60869565">
                <text:p>47.60869565</text:p>
              </table:table-cell>
              <table:table-cell office:value-type="float" office:value="-97.23834991">
                <text:p>-97.23834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82608696">
                <text:p>47.82608696</text:p>
              </table:table-cell>
              <table:table-cell office:value-type="float" office:value="-95.25270081">
                <text:p>-95.252700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.04347826">
                <text:p>48.04347826</text:p>
              </table:table-cell>
              <table:table-cell office:value-type="float" office:value="-96.07061005">
                <text:p>-96.07061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.26086957">
                <text:p>48.26086957</text:p>
              </table:table-cell>
              <table:table-cell office:value-type="float" office:value="-97.45731354">
                <text:p>-97.457313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.47826087">
                <text:p>48.47826087</text:p>
              </table:table-cell>
              <table:table-cell office:value-type="float" office:value="-96.21074677">
                <text:p>-96.210746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.69565217">
                <text:p>48.69565217</text:p>
              </table:table-cell>
              <table:table-cell office:value-type="float" office:value="-97.18975067">
                <text:p>-97.189750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91304348">
                <text:p>48.91304348</text:p>
              </table:table-cell>
              <table:table-cell office:value-type="float" office:value="-97.40843201">
                <text:p>-97.408432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.13043478">
                <text:p>49.13043478</text:p>
              </table:table-cell>
              <table:table-cell office:value-type="float" office:value="-95.80699158">
                <text:p>-95.806991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34782609">
                <text:p>49.34782609</text:p>
              </table:table-cell>
              <table:table-cell office:value-type="float" office:value="-98.01918793">
                <text:p>-98.019187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56521739">
                <text:p>49.56521739</text:p>
              </table:table-cell>
              <table:table-cell office:value-type="float" office:value="-96.07743835">
                <text:p>-96.07743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.7826087">
                <text:p>49.7826087</text:p>
              </table:table-cell>
              <table:table-cell office:value-type="float" office:value="-96.80725098">
                <text:p>-96.80725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-96.0749054">
                <text:p>-96.07490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.2173913">
                <text:p>50.2173913</text:p>
              </table:table-cell>
              <table:table-cell office:value-type="float" office:value="-96.52949524">
                <text:p>-96.529495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.43478261">
                <text:p>50.43478261</text:p>
              </table:table-cell>
              <table:table-cell office:value-type="float" office:value="-95.01461792">
                <text:p>-95.014617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.65217391">
                <text:p>50.65217391</text:p>
              </table:table-cell>
              <table:table-cell office:value-type="float" office:value="-98.01940155">
                <text:p>-98.019401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86956522">
                <text:p>50.86956522</text:p>
              </table:table-cell>
              <table:table-cell office:value-type="float" office:value="-96.92538452">
                <text:p>-96.925384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.08695652">
                <text:p>51.08695652</text:p>
              </table:table-cell>
              <table:table-cell office:value-type="float" office:value="-97.19696045">
                <text:p>-97.196960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.30434783">
                <text:p>51.30434783</text:p>
              </table:table-cell>
              <table:table-cell office:value-type="float" office:value="-91.40602112">
                <text:p>-91.406021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52173913">
                <text:p>51.52173913</text:p>
              </table:table-cell>
              <table:table-cell office:value-type="float" office:value="-97.90986633">
                <text:p>-97.909866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73913043">
                <text:p>51.73913043</text:p>
              </table:table-cell>
              <table:table-cell office:value-type="float" office:value="-96.40871429">
                <text:p>-96.408714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.95652174">
                <text:p>51.95652174</text:p>
              </table:table-cell>
              <table:table-cell office:value-type="float" office:value="-98.13211823">
                <text:p>-98.132118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.17391304">
                <text:p>52.17391304</text:p>
              </table:table-cell>
              <table:table-cell office:value-type="float" office:value="-97.92694855">
                <text:p>-97.926948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.39130435">
                <text:p>52.39130435</text:p>
              </table:table-cell>
              <table:table-cell office:value-type="float" office:value="-98.45864868">
                <text:p>-98.458648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.60869565">
                <text:p>52.60869565</text:p>
              </table:table-cell>
              <table:table-cell office:value-type="float" office:value="-100.2519302">
                <text:p>-100.25193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.82608696">
                <text:p>52.82608696</text:p>
              </table:table-cell>
              <table:table-cell office:value-type="float" office:value="-98.47925568">
                <text:p>-98.479255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.04347826">
                <text:p>53.04347826</text:p>
              </table:table-cell>
              <table:table-cell office:value-type="float" office:value="-99.33892059">
                <text:p>-99.338920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.26086957">
                <text:p>53.26086957</text:p>
              </table:table-cell>
              <table:table-cell office:value-type="float" office:value="-98.57562256">
                <text:p>-98.575622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.47826087">
                <text:p>53.47826087</text:p>
              </table:table-cell>
              <table:table-cell office:value-type="float" office:value="-98.60469818">
                <text:p>-98.604698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.69565217">
                <text:p>53.69565217</text:p>
              </table:table-cell>
              <table:table-cell office:value-type="float" office:value="-98.96981049">
                <text:p>-98.969810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.91304348">
                <text:p>53.91304348</text:p>
              </table:table-cell>
              <table:table-cell office:value-type="float" office:value="-98.67569733">
                <text:p>-98.675697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.13043478">
                <text:p>54.13043478</text:p>
              </table:table-cell>
              <table:table-cell office:value-type="float" office:value="-100.2368927">
                <text:p>-100.23689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4.34782609">
                <text:p>54.34782609</text:p>
              </table:table-cell>
              <table:table-cell office:value-type="float" office:value="-98.59651947">
                <text:p>-98.596519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.56521739">
                <text:p>54.56521739</text:p>
              </table:table-cell>
              <table:table-cell office:value-type="float" office:value="-100.0404816">
                <text:p>-100.04048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.7826087">
                <text:p>54.7826087</text:p>
              </table:table-cell>
              <table:table-cell office:value-type="float" office:value="-101.956192">
                <text:p>-101.9561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-99.94351959">
                <text:p>-99.943519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.2173913">
                <text:p>55.2173913</text:p>
              </table:table-cell>
              <table:table-cell office:value-type="float" office:value="-88.37682343">
                <text:p>-88.376823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.43478261">
                <text:p>55.43478261</text:p>
              </table:table-cell>
              <table:table-cell office:value-type="float" office:value="-101.2243271">
                <text:p>-101.22432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.65217391">
                <text:p>55.65217391</text:p>
              </table:table-cell>
              <table:table-cell office:value-type="float" office:value="-99.49581146">
                <text:p>-99.495811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.86956522">
                <text:p>55.86956522</text:p>
              </table:table-cell>
              <table:table-cell office:value-type="float" office:value="-101.7235641">
                <text:p>-101.72356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.08695652">
                <text:p>56.08695652</text:p>
              </table:table-cell>
              <table:table-cell office:value-type="float" office:value="-99.29981995">
                <text:p>-99.299819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.30434783">
                <text:p>56.30434783</text:p>
              </table:table-cell>
              <table:table-cell office:value-type="float" office:value="-101.9111252">
                <text:p>-101.91112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52173913">
                <text:p>56.52173913</text:p>
              </table:table-cell>
              <table:table-cell office:value-type="float" office:value="-99.66112518">
                <text:p>-99.661125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.73913043">
                <text:p>56.73913043</text:p>
              </table:table-cell>
              <table:table-cell office:value-type="float" office:value="-101.5307617">
                <text:p>-101.53076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.95652174">
                <text:p>56.95652174</text:p>
              </table:table-cell>
              <table:table-cell office:value-type="float" office:value="-102.6688385">
                <text:p>-102.66883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.17391304">
                <text:p>57.17391304</text:p>
              </table:table-cell>
              <table:table-cell office:value-type="float" office:value="-102.6350098">
                <text:p>-102.6350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.39130435">
                <text:p>57.39130435</text:p>
              </table:table-cell>
              <table:table-cell office:value-type="float" office:value="-101.0272827">
                <text:p>-101.02728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.60869565">
                <text:p>57.60869565</text:p>
              </table:table-cell>
              <table:table-cell office:value-type="float" office:value="-100.295784">
                <text:p>-100.2957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82608696">
                <text:p>57.82608696</text:p>
              </table:table-cell>
              <table:table-cell office:value-type="float" office:value="-100.7008591">
                <text:p>-100.70085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.04347826">
                <text:p>58.04347826</text:p>
              </table:table-cell>
              <table:table-cell office:value-type="float" office:value="-101.2663956">
                <text:p>-101.26639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26086957">
                <text:p>58.26086957</text:p>
              </table:table-cell>
              <table:table-cell office:value-type="float" office:value="-102.832962">
                <text:p>-102.8329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.47826087">
                <text:p>58.47826087</text:p>
              </table:table-cell>
              <table:table-cell office:value-type="float" office:value="-101.3174362">
                <text:p>-101.31743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69565217">
                <text:p>58.69565217</text:p>
              </table:table-cell>
              <table:table-cell office:value-type="float" office:value="-103.7884293">
                <text:p>-103.78842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.91304348">
                <text:p>58.91304348</text:p>
              </table:table-cell>
              <table:table-cell office:value-type="float" office:value="-103.3321152">
                <text:p>-103.33211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.13043478">
                <text:p>59.13043478</text:p>
              </table:table-cell>
              <table:table-cell office:value-type="float" office:value="-102.9893036">
                <text:p>-102.98930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.34782609">
                <text:p>59.34782609</text:p>
              </table:table-cell>
              <table:table-cell office:value-type="float" office:value="-89.97055054">
                <text:p>-89.970550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.56521739">
                <text:p>59.56521739</text:p>
              </table:table-cell>
              <table:table-cell office:value-type="float" office:value="-101.5685272">
                <text:p>-101.56852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7826087">
                <text:p>59.7826087</text:p>
              </table:table-cell>
              <table:table-cell office:value-type="float" office:value="-103.8979645">
                <text:p>-103.89796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-102.9907608">
                <text:p>-102.99076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2173913">
                <text:p>60.2173913</text:p>
              </table:table-cell>
              <table:table-cell office:value-type="float" office:value="-102.4070816">
                <text:p>-102.40708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43478261">
                <text:p>60.43478261</text:p>
              </table:table-cell>
              <table:table-cell office:value-type="float" office:value="-102.3055496">
                <text:p>-102.30554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65217391">
                <text:p>60.65217391</text:p>
              </table:table-cell>
              <table:table-cell office:value-type="float" office:value="-103.6031799">
                <text:p>-103.60317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.86956522">
                <text:p>60.86956522</text:p>
              </table:table-cell>
              <table:table-cell office:value-type="float" office:value="-103.8565598">
                <text:p>-103.85655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08695652">
                <text:p>61.08695652</text:p>
              </table:table-cell>
              <table:table-cell office:value-type="float" office:value="-102.461319">
                <text:p>-102.4613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30434783">
                <text:p>61.30434783</text:p>
              </table:table-cell>
              <table:table-cell office:value-type="float" office:value="-101.2708664">
                <text:p>-101.27086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52173913">
                <text:p>61.52173913</text:p>
              </table:table-cell>
              <table:table-cell office:value-type="float" office:value="-102.2555618">
                <text:p>-102.25556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73913043">
                <text:p>61.73913043</text:p>
              </table:table-cell>
              <table:table-cell office:value-type="float" office:value="-104.3602905">
                <text:p>-104.36029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95652174">
                <text:p>61.95652174</text:p>
              </table:table-cell>
              <table:table-cell office:value-type="float" office:value="-102.6877975">
                <text:p>-102.68779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17391304">
                <text:p>62.17391304</text:p>
              </table:table-cell>
              <table:table-cell office:value-type="float" office:value="-103.5288773">
                <text:p>-103.52887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39130435">
                <text:p>62.39130435</text:p>
              </table:table-cell>
              <table:table-cell office:value-type="float" office:value="-103.393425">
                <text:p>-103.3934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60869565">
                <text:p>62.60869565</text:p>
              </table:table-cell>
              <table:table-cell office:value-type="float" office:value="-103.7079468">
                <text:p>-103.70794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2608696">
                <text:p>62.82608696</text:p>
              </table:table-cell>
              <table:table-cell office:value-type="float" office:value="-104.4123077">
                <text:p>-104.41230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04347826">
                <text:p>63.04347826</text:p>
              </table:table-cell>
              <table:table-cell office:value-type="float" office:value="-102.2814789">
                <text:p>-102.28147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26086957">
                <text:p>63.26086957</text:p>
              </table:table-cell>
              <table:table-cell office:value-type="float" office:value="-104.8678436">
                <text:p>-104.86784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47826087">
                <text:p>63.47826087</text:p>
              </table:table-cell>
              <table:table-cell office:value-type="float" office:value="-99.47795868">
                <text:p>-99.477958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69565217">
                <text:p>63.69565217</text:p>
              </table:table-cell>
              <table:table-cell office:value-type="float" office:value="-103.443985">
                <text:p>-103.4439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91304348">
                <text:p>63.91304348</text:p>
              </table:table-cell>
              <table:table-cell office:value-type="float" office:value="-103.7886963">
                <text:p>-103.7886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043478">
                <text:p>64.13043478</text:p>
              </table:table-cell>
              <table:table-cell office:value-type="float" office:value="-105.4709473">
                <text:p>-105.47094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34782609">
                <text:p>64.34782609</text:p>
              </table:table-cell>
              <table:table-cell office:value-type="float" office:value="-103.6714859">
                <text:p>-103.67148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56521739">
                <text:p>64.56521739</text:p>
              </table:table-cell>
              <table:table-cell office:value-type="float" office:value="-105.230896">
                <text:p>-105.2308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7826087">
                <text:p>64.7826087</text:p>
              </table:table-cell>
              <table:table-cell office:value-type="float" office:value="-102.6178665">
                <text:p>-102.61786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">
                <text:p>65</text:p>
              </table:table-cell>
              <table:table-cell office:value-type="float" office:value="-102.7864532">
                <text:p>-102.78645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.2173913">
                <text:p>65.2173913</text:p>
              </table:table-cell>
              <table:table-cell office:value-type="float" office:value="-105.1529007">
                <text:p>-105.15290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.43478261">
                <text:p>65.43478261</text:p>
              </table:table-cell>
              <table:table-cell office:value-type="float" office:value="-103.9570389">
                <text:p>-103.95703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.65217391">
                <text:p>65.65217391</text:p>
              </table:table-cell>
              <table:table-cell office:value-type="float" office:value="-103.1568985">
                <text:p>-103.15689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86956522">
                <text:p>65.86956522</text:p>
              </table:table-cell>
              <table:table-cell office:value-type="float" office:value="-104.4415283">
                <text:p>-104.44152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6.08695652">
                <text:p>66.08695652</text:p>
              </table:table-cell>
              <table:table-cell office:value-type="float" office:value="-105.0641174">
                <text:p>-105.06411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.30434783">
                <text:p>66.30434783</text:p>
              </table:table-cell>
              <table:table-cell office:value-type="float" office:value="-105.8578873">
                <text:p>-105.85788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.52173913">
                <text:p>66.52173913</text:p>
              </table:table-cell>
              <table:table-cell office:value-type="float" office:value="-106.6842422">
                <text:p>-106.68424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73913043">
                <text:p>66.73913043</text:p>
              </table:table-cell>
              <table:table-cell office:value-type="float" office:value="-105.3551254">
                <text:p>-105.35512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.95652174">
                <text:p>66.95652174</text:p>
              </table:table-cell>
              <table:table-cell office:value-type="float" office:value="-105.2876053">
                <text:p>-105.28760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7.17391304">
                <text:p>67.17391304</text:p>
              </table:table-cell>
              <table:table-cell office:value-type="float" office:value="-106.4267807">
                <text:p>-106.42678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7.39130435">
                <text:p>67.39130435</text:p>
              </table:table-cell>
              <table:table-cell office:value-type="float" office:value="-105.7720795">
                <text:p>-105.77207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7.60869565">
                <text:p>67.60869565</text:p>
              </table:table-cell>
              <table:table-cell office:value-type="float" office:value="-107.1649399">
                <text:p>-107.16493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82608696">
                <text:p>67.82608696</text:p>
              </table:table-cell>
              <table:table-cell office:value-type="float" office:value="-106.5115967">
                <text:p>-106.51159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04347826">
                <text:p>68.04347826</text:p>
              </table:table-cell>
              <table:table-cell office:value-type="float" office:value="-106.5672684">
                <text:p>-106.56726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.26086957">
                <text:p>68.26086957</text:p>
              </table:table-cell>
              <table:table-cell office:value-type="float" office:value="-106.5458374">
                <text:p>-106.54583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.47826087">
                <text:p>68.47826087</text:p>
              </table:table-cell>
              <table:table-cell office:value-type="float" office:value="-106.3364944">
                <text:p>-106.33649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.69565217">
                <text:p>68.69565217</text:p>
              </table:table-cell>
              <table:table-cell office:value-type="float" office:value="-106.4387589">
                <text:p>-106.43875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.91304348">
                <text:p>68.91304348</text:p>
              </table:table-cell>
              <table:table-cell office:value-type="float" office:value="-106.3347702">
                <text:p>-106.33477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.13043478">
                <text:p>69.13043478</text:p>
              </table:table-cell>
              <table:table-cell office:value-type="float" office:value="-105.6834183">
                <text:p>-105.68341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.34782609">
                <text:p>69.34782609</text:p>
              </table:table-cell>
              <table:table-cell office:value-type="float" office:value="-106.3673172">
                <text:p>-106.36731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56521739">
                <text:p>69.56521739</text:p>
              </table:table-cell>
              <table:table-cell office:value-type="float" office:value="-106.7995224">
                <text:p>-106.79952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7826087">
                <text:p>69.7826087</text:p>
              </table:table-cell>
              <table:table-cell office:value-type="float" office:value="-106.056839">
                <text:p>-106.0568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-107.023941">
                <text:p>-107.0239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2173913">
                <text:p>70.2173913</text:p>
              </table:table-cell>
              <table:table-cell office:value-type="float" office:value="-106.0806046">
                <text:p>-106.08060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.43478261">
                <text:p>70.43478261</text:p>
              </table:table-cell>
              <table:table-cell office:value-type="float" office:value="-99.11483765">
                <text:p>-99.114837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.65217391">
                <text:p>70.65217391</text:p>
              </table:table-cell>
              <table:table-cell office:value-type="float" office:value="-105.9258194">
                <text:p>-105.92581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86956522">
                <text:p>70.86956522</text:p>
              </table:table-cell>
              <table:table-cell office:value-type="float" office:value="-106.7441406">
                <text:p>-106.74414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.08695652">
                <text:p>71.08695652</text:p>
              </table:table-cell>
              <table:table-cell office:value-type="float" office:value="-106.9017029">
                <text:p>-106.90170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.30434783">
                <text:p>71.30434783</text:p>
              </table:table-cell>
              <table:table-cell office:value-type="float" office:value="-107.7744904">
                <text:p>-107.77449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.52173913">
                <text:p>71.52173913</text:p>
              </table:table-cell>
              <table:table-cell office:value-type="float" office:value="-105.7618103">
                <text:p>-105.76181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.73913043">
                <text:p>71.73913043</text:p>
              </table:table-cell>
              <table:table-cell office:value-type="float" office:value="-106.3514938">
                <text:p>-106.35149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.95652174">
                <text:p>71.95652174</text:p>
              </table:table-cell>
              <table:table-cell office:value-type="float" office:value="-106.7521667">
                <text:p>-106.7521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.17391304">
                <text:p>72.17391304</text:p>
              </table:table-cell>
              <table:table-cell office:value-type="float" office:value="-106.4940491">
                <text:p>-106.49404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.39130435">
                <text:p>72.39130435</text:p>
              </table:table-cell>
              <table:table-cell office:value-type="float" office:value="-107.4738235">
                <text:p>-107.47382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2.60869565">
                <text:p>72.60869565</text:p>
              </table:table-cell>
              <table:table-cell office:value-type="float" office:value="-106.2306213">
                <text:p>-106.2306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.82608696">
                <text:p>72.82608696</text:p>
              </table:table-cell>
              <table:table-cell office:value-type="float" office:value="-107.3395767">
                <text:p>-107.33957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.04347826">
                <text:p>73.04347826</text:p>
              </table:table-cell>
              <table:table-cell office:value-type="float" office:value="-107.063324">
                <text:p>-107.0633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.26086957">
                <text:p>73.26086957</text:p>
              </table:table-cell>
              <table:table-cell office:value-type="float" office:value="-107.9827194">
                <text:p>-107.98271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.47826087">
                <text:p>73.47826087</text:p>
              </table:table-cell>
              <table:table-cell office:value-type="float" office:value="-107.2079391">
                <text:p>-107.2079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.69565217">
                <text:p>73.69565217</text:p>
              </table:table-cell>
              <table:table-cell office:value-type="float" office:value="-106.5025635">
                <text:p>-106.50256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.91304348">
                <text:p>73.91304348</text:p>
              </table:table-cell>
              <table:table-cell office:value-type="float" office:value="-106.7919006">
                <text:p>-106.79190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.13043478">
                <text:p>74.13043478</text:p>
              </table:table-cell>
              <table:table-cell office:value-type="float" office:value="-107.5402756">
                <text:p>-107.54027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.34782609">
                <text:p>74.34782609</text:p>
              </table:table-cell>
              <table:table-cell office:value-type="float" office:value="-108.6826401">
                <text:p>-108.68264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.56521739">
                <text:p>74.56521739</text:p>
              </table:table-cell>
              <table:table-cell office:value-type="float" office:value="-107.3883362">
                <text:p>-107.38833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.7826087">
                <text:p>74.7826087</text:p>
              </table:table-cell>
              <table:table-cell office:value-type="float" office:value="-107.1210938">
                <text:p>-107.12109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">
                <text:p>75</text:p>
              </table:table-cell>
              <table:table-cell office:value-type="float" office:value="-106.7957687">
                <text:p>-106.79576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.2173913">
                <text:p>75.2173913</text:p>
              </table:table-cell>
              <table:table-cell office:value-type="float" office:value="-108.7771835">
                <text:p>-108.77718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43478261">
                <text:p>75.43478261</text:p>
              </table:table-cell>
              <table:table-cell office:value-type="float" office:value="-106.1010361">
                <text:p>-106.10103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65217391">
                <text:p>75.65217391</text:p>
              </table:table-cell>
              <table:table-cell office:value-type="float" office:value="-108.9928513">
                <text:p>-108.99285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.86956522">
                <text:p>75.86956522</text:p>
              </table:table-cell>
              <table:table-cell office:value-type="float" office:value="-109.032547">
                <text:p>-109.0325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.08695652">
                <text:p>76.08695652</text:p>
              </table:table-cell>
              <table:table-cell office:value-type="float" office:value="-106.445549">
                <text:p>-106.4455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30434783">
                <text:p>76.30434783</text:p>
              </table:table-cell>
              <table:table-cell office:value-type="float" office:value="-108.4885178">
                <text:p>-108.48851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.52173913">
                <text:p>76.52173913</text:p>
              </table:table-cell>
              <table:table-cell office:value-type="float" office:value="-106.9038315">
                <text:p>-106.90383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73913043">
                <text:p>76.73913043</text:p>
              </table:table-cell>
              <table:table-cell office:value-type="float" office:value="-107.1450043">
                <text:p>-107.14500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.95652174">
                <text:p>76.95652174</text:p>
              </table:table-cell>
              <table:table-cell office:value-type="float" office:value="-107.9019241">
                <text:p>-107.90192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.17391304">
                <text:p>77.17391304</text:p>
              </table:table-cell>
              <table:table-cell office:value-type="float" office:value="-106.4508438">
                <text:p>-106.45084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7.39130435">
                <text:p>77.39130435</text:p>
              </table:table-cell>
              <table:table-cell office:value-type="float" office:value="-107.008812">
                <text:p>-107.0088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.60869565">
                <text:p>77.60869565</text:p>
              </table:table-cell>
              <table:table-cell office:value-type="float" office:value="-107.1278763">
                <text:p>-107.12787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.82608696">
                <text:p>77.82608696</text:p>
              </table:table-cell>
              <table:table-cell office:value-type="float" office:value="-106.4043045">
                <text:p>-106.40430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.04347826">
                <text:p>78.04347826</text:p>
              </table:table-cell>
              <table:table-cell office:value-type="float" office:value="-107.032608">
                <text:p>-107.0326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.26086957">
                <text:p>78.26086957</text:p>
              </table:table-cell>
              <table:table-cell office:value-type="float" office:value="-108.2387695">
                <text:p>-108.23876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.47826087">
                <text:p>78.47826087</text:p>
              </table:table-cell>
              <table:table-cell office:value-type="float" office:value="-107.0718079">
                <text:p>-107.07180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.69565217">
                <text:p>78.69565217</text:p>
              </table:table-cell>
              <table:table-cell office:value-type="float" office:value="-108.926178">
                <text:p>-108.9261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.91304348">
                <text:p>78.91304348</text:p>
              </table:table-cell>
              <table:table-cell office:value-type="float" office:value="-105.5762711">
                <text:p>-105.57627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.13043478">
                <text:p>79.13043478</text:p>
              </table:table-cell>
              <table:table-cell office:value-type="float" office:value="-106.8200073">
                <text:p>-106.82000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.34782609">
                <text:p>79.34782609</text:p>
              </table:table-cell>
              <table:table-cell office:value-type="float" office:value="-106.8011169">
                <text:p>-106.80111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.56521739">
                <text:p>79.56521739</text:p>
              </table:table-cell>
              <table:table-cell office:value-type="float" office:value="-107.0493927">
                <text:p>-107.04939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.7826087">
                <text:p>79.7826087</text:p>
              </table:table-cell>
              <table:table-cell office:value-type="float" office:value="-105.6614838">
                <text:p>-105.66148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-106.0937271">
                <text:p>-106.09372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.2173913">
                <text:p>80.2173913</text:p>
              </table:table-cell>
              <table:table-cell office:value-type="float" office:value="-106.7290573">
                <text:p>-106.72905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.43478261">
                <text:p>80.43478261</text:p>
              </table:table-cell>
              <table:table-cell office:value-type="float" office:value="-107.7409897">
                <text:p>-107.74098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.65217391">
                <text:p>80.65217391</text:p>
              </table:table-cell>
              <table:table-cell office:value-type="float" office:value="-107.1636276">
                <text:p>-107.16362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.86956522">
                <text:p>80.86956522</text:p>
              </table:table-cell>
              <table:table-cell office:value-type="float" office:value="-105.222374">
                <text:p>-105.2223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.08695652">
                <text:p>81.08695652</text:p>
              </table:table-cell>
              <table:table-cell office:value-type="float" office:value="-106.4784927">
                <text:p>-106.47849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.30434783">
                <text:p>81.30434783</text:p>
              </table:table-cell>
              <table:table-cell office:value-type="float" office:value="-104.859993">
                <text:p>-104.8599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.52173913">
                <text:p>81.52173913</text:p>
              </table:table-cell>
              <table:table-cell office:value-type="float" office:value="-105.8306351">
                <text:p>-105.83063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.73913043">
                <text:p>81.73913043</text:p>
              </table:table-cell>
              <table:table-cell office:value-type="float" office:value="-106.034874">
                <text:p>-106.0348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1.95652174">
                <text:p>81.95652174</text:p>
              </table:table-cell>
              <table:table-cell office:value-type="float" office:value="-104.7327499">
                <text:p>-104.73274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.17391304">
                <text:p>82.17391304</text:p>
              </table:table-cell>
              <table:table-cell office:value-type="float" office:value="-104.5937958">
                <text:p>-104.59379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.39130435">
                <text:p>82.39130435</text:p>
              </table:table-cell>
              <table:table-cell office:value-type="float" office:value="-105.2488708">
                <text:p>-105.24887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2.60869565">
                <text:p>82.60869565</text:p>
              </table:table-cell>
              <table:table-cell office:value-type="float" office:value="-105.253479">
                <text:p>-105.2534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2.82608696">
                <text:p>82.82608696</text:p>
              </table:table-cell>
              <table:table-cell office:value-type="float" office:value="-105.4984283">
                <text:p>-105.49842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.04347826">
                <text:p>83.04347826</text:p>
              </table:table-cell>
              <table:table-cell office:value-type="float" office:value="-106.9502945">
                <text:p>-106.95029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.26086957">
                <text:p>83.26086957</text:p>
              </table:table-cell>
              <table:table-cell office:value-type="float" office:value="-105.008873">
                <text:p>-105.0088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.47826087">
                <text:p>83.47826087</text:p>
              </table:table-cell>
              <table:table-cell office:value-type="float" office:value="-104.1116714">
                <text:p>-104.11167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.69565217">
                <text:p>83.69565217</text:p>
              </table:table-cell>
              <table:table-cell office:value-type="float" office:value="-106.581337">
                <text:p>-106.5813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3.91304348">
                <text:p>83.91304348</text:p>
              </table:table-cell>
              <table:table-cell office:value-type="float" office:value="-104.0722427">
                <text:p>-104.07224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4.13043478">
                <text:p>84.13043478</text:p>
              </table:table-cell>
              <table:table-cell office:value-type="float" office:value="-105.6766586">
                <text:p>-105.67665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34782609">
                <text:p>84.34782609</text:p>
              </table:table-cell>
              <table:table-cell office:value-type="float" office:value="-105.3588715">
                <text:p>-105.35887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.56521739">
                <text:p>84.56521739</text:p>
              </table:table-cell>
              <table:table-cell office:value-type="float" office:value="-104.7808685">
                <text:p>-104.78086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.7826087">
                <text:p>84.7826087</text:p>
              </table:table-cell>
              <table:table-cell office:value-type="float" office:value="-105.0288849">
                <text:p>-105.02888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">
                <text:p>85</text:p>
              </table:table-cell>
              <table:table-cell office:value-type="float" office:value="-105.6270599">
                <text:p>-105.62705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.2173913">
                <text:p>85.2173913</text:p>
              </table:table-cell>
              <table:table-cell office:value-type="float" office:value="-103.8321838">
                <text:p>-103.83218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.43478261">
                <text:p>85.43478261</text:p>
              </table:table-cell>
              <table:table-cell office:value-type="float" office:value="-106.3856201">
                <text:p>-106.38562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65217391">
                <text:p>85.65217391</text:p>
              </table:table-cell>
              <table:table-cell office:value-type="float" office:value="-105.4442139">
                <text:p>-105.44421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.86956522">
                <text:p>85.86956522</text:p>
              </table:table-cell>
              <table:table-cell office:value-type="float" office:value="-104.9036865">
                <text:p>-104.90368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.08695652">
                <text:p>86.08695652</text:p>
              </table:table-cell>
              <table:table-cell office:value-type="float" office:value="-106.8675156">
                <text:p>-106.86751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.30434783">
                <text:p>86.30434783</text:p>
              </table:table-cell>
              <table:table-cell office:value-type="float" office:value="-105.4661713">
                <text:p>-105.46617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.52173913">
                <text:p>86.52173913</text:p>
              </table:table-cell>
              <table:table-cell office:value-type="float" office:value="-105.4267578">
                <text:p>-105.42675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.73913043">
                <text:p>86.73913043</text:p>
              </table:table-cell>
              <table:table-cell office:value-type="float" office:value="-106.0986862">
                <text:p>-106.09868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95652174">
                <text:p>86.95652174</text:p>
              </table:table-cell>
              <table:table-cell office:value-type="float" office:value="-105.068779">
                <text:p>-105.0687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.17391304">
                <text:p>87.17391304</text:p>
              </table:table-cell>
              <table:table-cell office:value-type="float" office:value="-106.1938858">
                <text:p>-106.19388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.39130435">
                <text:p>87.39130435</text:p>
              </table:table-cell>
              <table:table-cell office:value-type="float" office:value="-105.7224808">
                <text:p>-105.72248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.60869565">
                <text:p>87.60869565</text:p>
              </table:table-cell>
              <table:table-cell office:value-type="float" office:value="-105.8523331">
                <text:p>-105.85233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.82608696">
                <text:p>87.82608696</text:p>
              </table:table-cell>
              <table:table-cell office:value-type="float" office:value="-107.3020554">
                <text:p>-107.30205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.04347826">
                <text:p>88.04347826</text:p>
              </table:table-cell>
              <table:table-cell office:value-type="float" office:value="-106.8177567">
                <text:p>-106.81775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8.26086957">
                <text:p>88.26086957</text:p>
              </table:table-cell>
              <table:table-cell office:value-type="float" office:value="-106.8767929">
                <text:p>-106.87679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8.47826087">
                <text:p>88.47826087</text:p>
              </table:table-cell>
              <table:table-cell office:value-type="float" office:value="-107.2139816">
                <text:p>-107.21398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8.69565217">
                <text:p>88.69565217</text:p>
              </table:table-cell>
              <table:table-cell office:value-type="float" office:value="-108.2380295">
                <text:p>-108.23802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.91304348">
                <text:p>88.91304348</text:p>
              </table:table-cell>
              <table:table-cell office:value-type="float" office:value="-106.3969193">
                <text:p>-106.39691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.13043478">
                <text:p>89.13043478</text:p>
              </table:table-cell>
              <table:table-cell office:value-type="float" office:value="-85.68702698">
                <text:p>-85.687026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.34782609">
                <text:p>89.34782609</text:p>
              </table:table-cell>
              <table:table-cell office:value-type="float" office:value="-107.4471512">
                <text:p>-107.44715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56521739">
                <text:p>89.56521739</text:p>
              </table:table-cell>
              <table:table-cell office:value-type="float" office:value="-107.7198181">
                <text:p>-107.71981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.7826087">
                <text:p>89.7826087</text:p>
              </table:table-cell>
              <table:table-cell office:value-type="float" office:value="-86.85240173">
                <text:p>-86.852401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-88.8353653">
                <text:p>-88.83536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.2173913">
                <text:p>90.2173913</text:p>
              </table:table-cell>
              <table:table-cell office:value-type="float" office:value="-107.7064438">
                <text:p>-107.70644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.43478261">
                <text:p>90.43478261</text:p>
              </table:table-cell>
              <table:table-cell office:value-type="float" office:value="-107.8321304">
                <text:p>-107.83213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.65217391">
                <text:p>90.65217391</text:p>
              </table:table-cell>
              <table:table-cell office:value-type="float" office:value="-93.65479279">
                <text:p>-93.654792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.86956522">
                <text:p>90.86956522</text:p>
              </table:table-cell>
              <table:table-cell office:value-type="float" office:value="-107.731575">
                <text:p>-107.7315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08695652">
                <text:p>91.08695652</text:p>
              </table:table-cell>
              <table:table-cell office:value-type="float" office:value="-106.7817917">
                <text:p>-106.78179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.30434783">
                <text:p>91.30434783</text:p>
              </table:table-cell>
              <table:table-cell office:value-type="float" office:value="-108.8200073">
                <text:p>-108.82000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52173913">
                <text:p>91.52173913</text:p>
              </table:table-cell>
              <table:table-cell office:value-type="float" office:value="-107.5998383">
                <text:p>-107.59983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73913043">
                <text:p>91.73913043</text:p>
              </table:table-cell>
              <table:table-cell office:value-type="float" office:value="-107.5078354">
                <text:p>-107.50783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95652174">
                <text:p>91.95652174</text:p>
              </table:table-cell>
              <table:table-cell office:value-type="float" office:value="-108.2700653">
                <text:p>-108.27006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.17391304">
                <text:p>92.17391304</text:p>
              </table:table-cell>
              <table:table-cell office:value-type="float" office:value="-108.5858459">
                <text:p>-108.58584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.39130435">
                <text:p>92.39130435</text:p>
              </table:table-cell>
              <table:table-cell office:value-type="float" office:value="-104.2798691">
                <text:p>-104.27986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.60869565">
                <text:p>92.60869565</text:p>
              </table:table-cell>
              <table:table-cell office:value-type="float" office:value="-108.7610245">
                <text:p>-108.76102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.82608696">
                <text:p>92.82608696</text:p>
              </table:table-cell>
              <table:table-cell office:value-type="float" office:value="-107.8940887">
                <text:p>-107.89408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04347826">
                <text:p>93.04347826</text:p>
              </table:table-cell>
              <table:table-cell office:value-type="float" office:value="-109.1547623">
                <text:p>-109.15476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26086957">
                <text:p>93.26086957</text:p>
              </table:table-cell>
              <table:table-cell office:value-type="float" office:value="-106.6290588">
                <text:p>-106.62905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.47826087">
                <text:p>93.47826087</text:p>
              </table:table-cell>
              <table:table-cell office:value-type="float" office:value="-109.4740601">
                <text:p>-109.47406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.69565217">
                <text:p>93.69565217</text:p>
              </table:table-cell>
              <table:table-cell office:value-type="float" office:value="-110.4898453">
                <text:p>-110.48984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.91304348">
                <text:p>93.91304348</text:p>
              </table:table-cell>
              <table:table-cell office:value-type="float" office:value="-108.9871597">
                <text:p>-108.98715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.13043478">
                <text:p>94.13043478</text:p>
              </table:table-cell>
              <table:table-cell office:value-type="float" office:value="-106.6793442">
                <text:p>-106.67934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.34782609">
                <text:p>94.34782609</text:p>
              </table:table-cell>
              <table:table-cell office:value-type="float" office:value="-109.541008">
                <text:p>-109.5410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.56521739">
                <text:p>94.56521739</text:p>
              </table:table-cell>
              <table:table-cell office:value-type="float" office:value="-108.6701584">
                <text:p>-108.67015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.7826087">
                <text:p>94.7826087</text:p>
              </table:table-cell>
              <table:table-cell office:value-type="float" office:value="-108.2244186">
                <text:p>-108.22441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">
                <text:p>95</text:p>
              </table:table-cell>
              <table:table-cell office:value-type="float" office:value="-105.3210068">
                <text:p>-105.32100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.2173913">
                <text:p>95.2173913</text:p>
              </table:table-cell>
              <table:table-cell office:value-type="float" office:value="-108.8803787">
                <text:p>-108.88037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.43478261">
                <text:p>95.43478261</text:p>
              </table:table-cell>
              <table:table-cell office:value-type="float" office:value="-107.4683838">
                <text:p>-107.46838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5.65217391">
                <text:p>95.65217391</text:p>
              </table:table-cell>
              <table:table-cell office:value-type="float" office:value="-108.6248856">
                <text:p>-108.62488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.86956522">
                <text:p>95.86956522</text:p>
              </table:table-cell>
              <table:table-cell office:value-type="float" office:value="-108.4235382">
                <text:p>-108.42353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6.08695652">
                <text:p>96.08695652</text:p>
              </table:table-cell>
              <table:table-cell office:value-type="float" office:value="-108.5594177">
                <text:p>-108.55941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6.30434783">
                <text:p>96.30434783</text:p>
              </table:table-cell>
              <table:table-cell office:value-type="float" office:value="-107.8716583">
                <text:p>-107.87165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.52173913">
                <text:p>96.52173913</text:p>
              </table:table-cell>
              <table:table-cell office:value-type="float" office:value="-108.7750626">
                <text:p>-108.77506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6.73913043">
                <text:p>96.73913043</text:p>
              </table:table-cell>
              <table:table-cell office:value-type="float" office:value="-107.5086288">
                <text:p>-107.50862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6.95652174">
                <text:p>96.95652174</text:p>
              </table:table-cell>
              <table:table-cell office:value-type="float" office:value="-108.6952286">
                <text:p>-108.69522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7.17391304">
                <text:p>97.17391304</text:p>
              </table:table-cell>
              <table:table-cell office:value-type="float" office:value="-109.473999">
                <text:p>-109.4739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7.39130435">
                <text:p>97.39130435</text:p>
              </table:table-cell>
              <table:table-cell office:value-type="float" office:value="-109.7295914">
                <text:p>-109.72959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7.60869565">
                <text:p>97.60869565</text:p>
              </table:table-cell>
              <table:table-cell office:value-type="float" office:value="-109.2000198">
                <text:p>-109.20001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.82608696">
                <text:p>97.82608696</text:p>
              </table:table-cell>
              <table:table-cell office:value-type="float" office:value="-108.5722504">
                <text:p>-108.57225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8.04347826">
                <text:p>98.04347826</text:p>
              </table:table-cell>
              <table:table-cell office:value-type="float" office:value="-109.7422104">
                <text:p>-109.74221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.26086957">
                <text:p>98.26086957</text:p>
              </table:table-cell>
              <table:table-cell office:value-type="float" office:value="-108.7181015">
                <text:p>-108.71810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8.47826087">
                <text:p>98.47826087</text:p>
              </table:table-cell>
              <table:table-cell office:value-type="float" office:value="-109.3187637">
                <text:p>-109.31876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.69565217">
                <text:p>98.69565217</text:p>
              </table:table-cell>
              <table:table-cell office:value-type="float" office:value="-109.2618866">
                <text:p>-109.26188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.91304348">
                <text:p>98.91304348</text:p>
              </table:table-cell>
              <table:table-cell office:value-type="float" office:value="-108.6193924">
                <text:p>-108.61939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13043478">
                <text:p>99.13043478</text:p>
              </table:table-cell>
              <table:table-cell office:value-type="float" office:value="-96.1333847">
                <text:p>-96.13338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4782609">
                <text:p>99.34782609</text:p>
              </table:table-cell>
              <table:table-cell office:value-type="float" office:value="-108.9834061">
                <text:p>-108.98340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56521739">
                <text:p>99.56521739</text:p>
              </table:table-cell>
              <table:table-cell office:value-type="float" office:value="-108.866478">
                <text:p>-108.8664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7826087">
                <text:p>99.7826087</text:p>
              </table:table-cell>
              <table:table-cell office:value-type="float" office:value="-108.7928772">
                <text:p>-108.79287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-103.7921448">
                <text:p>-103.7921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